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/Pictures/2000000E000000DD000000DDF76FAC48.svm" manifest:media-type=""/>
  <manifest:file-entry manifest:full-path="Object 1/Pictures/2000000E000000DF000000DF0E5F72FF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Thumbnails/thumbnail.png" manifest:media-type="image/png"/>
  <manifest:file-entry manifest:full-path="Object 27/styles.xml" manifest:media-type="text/xml"/>
  <manifest:file-entry manifest:full-path="Object 27/meta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content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Pictures/2000000E000000DF000000DFFBDBF681.svm" manifest:media-type=""/>
  <manifest:file-entry manifest:full-path="Object 4/Pictures/2000000E000000DF000000DF0E5F72FF.svm" manifest:media-type="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51/styles.xml" manifest:media-type="text/xml"/>
  <manifest:file-entry manifest:full-path="Object 51/meta.xml" manifest:media-type="text/xml"/>
  <manifest:file-entry manifest:full-path="Object 51/content.xml" manifest:media-type="text/xml"/>
  <manifest:file-entry manifest:full-path="Object 5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66/Pictures/2000000E000000DF000000DFFBDBF681.svm" manifest:media-type=""/>
  <manifest:file-entry manifest:full-path="Object 66/Pictures/2000000E000000DF000000DF0E5F72FF.svm" manifest:media-type=""/>
  <manifest:file-entry manifest:full-path="Object 66/content.xml" manifest:media-type="text/xml"/>
  <manifest:file-entry manifest:full-path="Object 66/styles.xml" manifest:media-type="text/xml"/>
  <manifest:file-entry manifest:full-path="Object 66/meta.xml" manifest:media-type="text/xml"/>
  <manifest:file-entry manifest:full-path="Object 66/" manifest:media-type="application/vnd.oasis.opendocument.chart"/>
  <manifest:file-entry manifest:full-path="Object 31/styles.xml" manifest:media-type="text/xml"/>
  <manifest:file-entry manifest:full-path="Object 31/content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64/Pictures/2000000E000000DF000000DFFBDBF681.svm" manifest:media-type=""/>
  <manifest:file-entry manifest:full-path="Object 64/Pictures/2000000E000000DF000000DF5E7A880B.svm" manifest:media-type=""/>
  <manifest:file-entry manifest:full-path="Object 64/Pictures/2000000E000000DF000000DF0E5F72FF.svm" manifest:media-type=""/>
  <manifest:file-entry manifest:full-path="Object 64/content.xml" manifest:media-type="text/xml"/>
  <manifest:file-entry manifest:full-path="Object 64/styles.xml" manifest:media-type="text/xml"/>
  <manifest:file-entry manifest:full-path="Object 64/meta.xml" manifest:media-type="text/xml"/>
  <manifest:file-entry manifest:full-path="Object 6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65/Pictures/2000000E000000DD000000DDF76FAC48.svm" manifest:media-type=""/>
  <manifest:file-entry manifest:full-path="Object 65/Pictures/2000000E000000DF000000DF0E5F72FF.svm" manifest:media-type=""/>
  <manifest:file-entry manifest:full-path="Object 65/content.xml" manifest:media-type="text/xml"/>
  <manifest:file-entry manifest:full-path="Object 65/styles.xml" manifest:media-type="text/xml"/>
  <manifest:file-entry manifest:full-path="Object 65/meta.xml" manifest:media-type="text/xml"/>
  <manifest:file-entry manifest:full-path="Object 65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32/styles.xml" manifest:media-type="text/xml"/>
  <manifest:file-entry manifest:full-path="Object 32/meta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34/content.xml" manifest:media-type="text/xml"/>
  <manifest:file-entry manifest:full-path="Object 34/meta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meta.xml" manifest:media-type="text/xml"/>
  <manifest:file-entry manifest:full-path="Object 63/Pictures/2000000E000000DF000000DF5E7A880B.svm" manifest:media-type=""/>
  <manifest:file-entry manifest:full-path="Object 63/Pictures/2000000E000000DD000000DDF76FAC48.svm" manifest:media-type=""/>
  <manifest:file-entry manifest:full-path="Object 63/content.xml" manifest:media-type="text/xml"/>
  <manifest:file-entry manifest:full-path="Object 63/styles.xml" manifest:media-type="text/xml"/>
  <manifest:file-entry manifest:full-path="Object 63/meta.xml" manifest:media-type="text/xml"/>
  <manifest:file-entry manifest:full-path="Object 63/" manifest:media-type="application/vnd.oasis.opendocument.chart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c vs b1" table:style-name="ta1">
        <table:shapes>
          <draw:frame draw:z-index="0" draw:style-name="gr1" draw:text-style-name="P1" svg:width="6.2988in" svg:height="3.5429in" svg:x="5.3295in" svg:y="0in">
            <draw:object draw:notify-on-update-of-ranges="'cc vs b1'.A3:'cc vs b1'.A5 'cc vs b1'.B2:'cc vs b1'.B2 'cc vs b1'.B3:'cc vs b1'.B5 'cc vs b1'.C2:'cc vs b1'.C2 'cc vs b1'.C3:'cc vs b1'.C5 'cc vs b1'.D2:'cc vs b1'.D2 'cc vs b1'.D3:'cc vs b1'.D5 'cc vs b1'.E2:'cc vs b1'.E2 'cc vs b1'.E3:'cc vs b1'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406in" svg:y="3.9417in">
            <draw:object draw:notify-on-update-of-ranges="'cc vs b1'.A26:'cc vs b1'.A31 'cc vs b1'.B25:'cc vs b1'.B25 'cc vs b1'.B26:'cc vs b1'.B31 'cc vs b1'.C25:'cc vs b1'.C25 'cc vs b1'.C26:'cc vs b1'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.2846in" svg:height="3.5508in" svg:x="8.0004in" svg:y="8.1567in">
            <draw:object draw:notify-on-update-of-ranges="'cc vs b1'.A51:'cc vs b1'.A56 'cc vs b1'.B50:'cc vs b1'.B50 'cc vs b1'.B51:'cc vs b1'.B56 'cc vs b1'.C50:'cc vs b1'.C50 'cc vs b1'.C51:'cc vs b1'.C56 'cc vs b1'.D50:'cc vs b1'.D50 'cc vs b1'.D51:'cc vs b1'.D56 'cc vs b1'.E50:'cc vs b1'.E50 'cc vs b1'.E51:'cc vs b1'.E56 'cc vs b1'.F50:'cc vs b1'.F50 'cc vs b1'.F51:'cc vs b1'.F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'cc vs b1'.A8:'cc vs b1'.A10 'cc vs b1'.B7:'cc vs b1'.B7 'cc vs b1'.B8:'cc vs b1'.B10 'cc vs b1'.C7:'cc vs b1'.C7 'cc vs b1'.C8:'cc vs b1'.C10 'cc vs b1'.D7:'cc vs b1'.D7 'cc vs b1'.D8:'cc vs b1'.D10 'cc vs b1'.E7:'cc vs b1'.E7 'cc vs b1'.E8:'cc vs b1'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'cc vs b1'.A13:'cc vs b1'.A15 'cc vs b1'.B12:'cc vs b1'.B12 'cc vs b1'.B13:'cc vs b1'.B15 'cc vs b1'.C12:'cc vs b1'.C12 'cc vs b1'.C13:'cc vs b1'.C15 'cc vs b1'.D12:'cc vs b1'.D12 'cc vs b1'.D13:'cc vs b1'.D15 'cc vs b1'.E12:'cc vs b1'.E12 'cc vs b1'.E13:'cc vs b1'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22in" svg:y="3.9492in">
            <draw:object draw:notify-on-update-of-ranges="'cc vs b1'.A34:'cc vs b1'.A39 'cc vs b1'.B33:'cc vs b1'.B33 'cc vs b1'.B34:'cc vs b1'.B39 'cc vs b1'.C33:'cc vs b1'.C33 'cc vs b1'.C34:'cc vs b1'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'cc vs b1'.A42:'cc vs b1'.A47 'cc vs b1'.B41:'cc vs b1'.B41 'cc vs b1'.B42:'cc vs b1'.B47 'cc vs b1'.C41:'cc vs b1'.C41 'cc vs b1'.C42:'cc vs b1'.C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6.274in" svg:y="12.187in">
            <draw:object draw:notify-on-update-of-ranges="'cc vs b1'.A74:'cc vs b1'.A79 'cc vs b1'.B73:'cc vs b1'.B73 'cc vs b1'.B74:'cc vs b1'.B79 'cc vs b1'.C73:'cc vs b1'.C73 'cc vs b1'.C74:'cc vs b1'.C79 'cc vs b1'.D73:'cc vs b1'.D73 'cc vs b1'.D74:'cc vs b1'.D79 'cc vs b1'.E73:'cc vs b1'.E73 'cc vs b1'.E74:'cc vs b1'.E79 'cc vs b1'.F73:'cc vs b1'.F73 'cc vs b1'.F74:'cc vs b1'.F7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.4929in" svg:height="3.5429in" svg:x="18.6669in" svg:y="12.2102in">
            <draw:object draw:notify-on-update-of-ranges="'cc vs b1'.C92:'cc vs b1'.C97 'cc vs b1'.D91:'cc vs b1'.D91 'cc vs b1'.D92:'cc vs b1'.D97 'cc vs b1'.E91:'cc vs b1'.E91 'cc vs b1'.E92:'cc vs b1'.E97 'cc vs b1'.F91:'cc vs b1'.F91 'cc vs b1'.F92:'cc vs b1'.F97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9" draw:style-name="gr1" draw:text-style-name="P1" svg:width="7.0949in" svg:height="3.5429in" svg:x="9.7827in" svg:y="16.5492in">
            <draw:object draw:notify-on-update-of-ranges="'cc vs b1'.A100:'cc vs b1'.A114 'cc vs b1'.A101:'cc vs b1'.A115 'cc vs b1'.B100:'cc vs b1'.B100 'cc vs b1'.B101:'cc vs b1'.B115 'cc vs b1'.C101:'cc vs b1'.C115 'cc vs b1'.D100:'cc vs b1'.D100 'cc vs b1'.D101:'cc vs b1'.D115 'cc vs b1'.G101:'cc vs b1'.G113 'cc vs b1'.H100:'cc vs b1'.H100 'cc vs b1'.H101:'cc vs b1'.H113 'cc vs b1'.I101:'cc vs b1'.I114 'cc vs b1'.J100:'cc vs b1'.J100 'cc vs b1'.J101:'cc vs b1'.J114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0" draw:style-name="gr1" draw:text-style-name="P1" svg:width="7.111in" svg:height="3.5429in" svg:x="9.7665in" svg:y="20.4118in">
            <draw:object draw:notify-on-update-of-ranges="'cc vs b1'.B120:'cc vs b1'.B131 'cc vs b1'.A120:'cc vs b1'.A131 'cc vs b1'.B100:'cc vs b1'.B100 'cc vs b1'.B120:'cc vs b1'.B131 'cc vs b1'.C120:'cc vs b1'.C131 'cc vs b1'.D100:'cc vs b1'.D100 'cc vs b1'.D120:'cc vs b1'.D131 'cc vs b1'.G120:'cc vs b1'.G131 'cc vs b1'.H100:'cc vs b1'.H100 'cc vs b1'.H120:'cc vs b1'.H131 'cc vs b1'.I120:'cc vs b1'.I131 'cc vs b1'.J100:'cc vs b1'.J100 'cc vs b1'.J120:'cc vs b1'.J13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1" draw:style-name="gr1" draw:text-style-name="P1" svg:width="7.0882in" svg:height="3.5429in" svg:x="9.778in" svg:y="24.0933in">
            <draw:object draw:notify-on-update-of-ranges="'cc vs b1'.A100:'cc vs b1'.A114 'cc vs b1'.A136:'cc vs b1'.A152 'cc vs b1'.B100:'cc vs b1'.B100 'cc vs b1'.B136:'cc vs b1'.B152 'cc vs b1'.C136:'cc vs b1'.C146 'cc vs b1'.D100:'cc vs b1'.D100 'cc vs b1'.D136:'cc vs b1'.D146 'cc vs b1'.G136:'cc vs b1'.G152 'cc vs b1'.H135:'cc vs b1'.H135 'cc vs b1'.H136:'cc vs b1'.H153 'cc vs b1'.I136:'cc vs b1'.I146 'cc vs b1'.J100:'cc vs b1'.J100 'cc vs b1'.J136:'cc vs b1'.J14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2" draw:style-name="gr1" draw:text-style-name="P1" svg:width="6.2988in" svg:height="3.5429in" svg:x="7.1161in" svg:y="27.9665in">
            <draw:object draw:notify-on-update-of-ranges="'cc vs b1'.A168:'cc vs b1'.A173 'cc vs b1'.B167:'cc vs b1'.B167 'cc vs b1'.B168:'cc vs b1'.B173 'cc vs b1'.C167:'cc vs b1'.C167 'cc vs b1'.C168:'cc vs b1'.C173 'cc vs b1'.D167:'cc vs b1'.D167 'cc vs b1'.D168:'cc vs b1'.D173 'cc vs b1'.E167:'cc vs b1'.E167 'cc vs b1'.E168:'cc vs b1'.E173 'cc vs b1'.G167:'cc vs b1'.G167 'cc vs b1'.G168:'cc vs b1'.G173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3" draw:style-name="gr1" draw:text-style-name="P1" svg:width="6.2988in" svg:height="3.5429in" svg:x="14.1996in" svg:y="28.0094in">
            <draw:object draw:notify-on-update-of-ranges="'cc vs b1'.A177:'cc vs b1'.A182 'cc vs b1'.B176:'cc vs b1'.B176 'cc vs b1'.B177:'cc vs b1'.B182 'cc vs b1'.C176:'cc vs b1'.C176 'cc vs b1'.C177:'cc vs b1'.C182 'cc vs b1'.D176:'cc vs b1'.D176 'cc vs b1'.D177:'cc vs b1'.D182 'cc vs b1'.E176:'cc vs b1'.E176 'cc vs b1'.E177:'cc vs b1'.E182 'cc vs b1'.G176:'cc vs b1'.G176 'cc vs b1'.G177:'cc vs b1'.G182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4" draw:style-name="gr1" draw:text-style-name="P1" svg:width="6.2988in" svg:height="3.5429in" svg:x="21.3224in" svg:y="27.987in">
            <draw:object draw:notify-on-update-of-ranges="'cc vs b1'.A186:'cc vs b1'.A191 'cc vs b1'.B185:'cc vs b1'.B185 'cc vs b1'.B186:'cc vs b1'.B191 'cc vs b1'.C185:'cc vs b1'.C185 'cc vs b1'.C186:'cc vs b1'.C191 'cc vs b1'.D185:'cc vs b1'.D185 'cc vs b1'.D186:'cc vs b1'.D191 'cc vs b1'.E185:'cc vs b1'.E185 'cc vs b1'.E186:'cc vs b1'.E191 'cc vs b1'.G185:'cc vs b1'.G185 'cc vs b1'.G186:'cc vs b1'.G191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5" draw:style-name="gr1" draw:text-style-name="P1" svg:width="4.5291in" svg:height="3.5429in" svg:x="13.3217in" svg:y="12.2075in">
            <draw:object draw:notify-on-update-of-ranges="'cc vs b1'.A83:'cc vs b1'.A88 'cc vs b1'.B82:'cc vs b1'.B82 'cc vs b1'.B83:'cc vs b1'.B88 'cc vs b1'.C82:'cc vs b1'.C82 'cc vs b1'.C83:'cc vs b1'.C88 'cc vs b1'.D82:'cc vs b1'.D82 'cc vs b1'.D83:'cc vs b1'.D88 'cc vs b1'.E82:'cc vs b1'.E82 'cc vs b1'.E83:'cc vs b1'.E88 'cc vs b1'.F82:'cc vs b1'.F82 'cc vs b1'.F83:'cc vs b1'.F8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6" draw:style-name="gr1" draw:text-style-name="P1" svg:width="5.248in" svg:height="3.539in" svg:x="13.3457in" svg:y="8.2287in">
            <draw:object draw:notify-on-update-of-ranges="'cc vs b1'.A60:'cc vs b1'.A65 'cc vs b1'.B59:'cc vs b1'.B59 'cc vs b1'.B60:'cc vs b1'.B65 'cc vs b1'.C59:'cc vs b1'.C59 'cc vs b1'.C60:'cc vs b1'.C65 'cc vs b1'.D59:'cc vs b1'.D59 'cc vs b1'.D60:'cc vs b1'.D65" xlink:href="./Object 43" xlink:type="simple" xlink:show="embed" xlink:actuate="onLoad"/>
            <draw:image xlink:href="./ObjectReplacements/Object 4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B1</text:p>
          </table:table-cell>
          <table:table-cell office:value-type="string">
            <text:p>(C-B) Central Counter</text:p>
          </table:table-cell>
          <table:table-cell office:value-type="string">
            <text:p>(C-B) B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5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B1</text:p>
          </table:table-cell>
          <table:table-cell office:value-type="string">
            <text:p>(C-B) Central Counter</text:p>
          </table:table-cell>
          <table:table-cell office:value-type="string">
            <text:p>(C-B) B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 table:number-columns-repeated="5"/>
        </table:table-row>
        <table:table-row table:style-name="ro2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B1</text:p>
          </table:table-cell>
          <table:table-cell office:value-type="string">
            <text:p>(C-B) Central Counter</text:p>
          </table:table-cell>
          <table:table-cell office:value-type="string">
            <text:p>(C-B) B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 table:number-columns-repeated="5"/>
        </table:table-row>
        <table:table-row table:style-name="ro2" table:number-rows-repeated="7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66">
            <text:p>0.66</text:p>
          </table:table-cell>
          <table:table-cell office:value-type="float" office:value="0.34">
            <text:p>0.34</text:p>
          </table:table-cell>
          <table:table-cell table:number-columns-repeated="7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Central Counter - 2 Threads</text:p>
          </table:table-cell>
          <table:table-cell office:value-type="float" office:value="0.84">
            <text:p>0.84</text:p>
          </table:table-cell>
          <table:table-cell office:value-type="float" office:value="0.16">
            <text:p>0.16</text:p>
          </table:table-cell>
          <table:table-cell table:number-columns-repeated="7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Central Counter - 2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7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Central Counter -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/>
          <table:table-cell office:value-type="string">
            <text:p>(D) 10%/ E /90%</text:p>
          </table:table-cell>
          <table:table-cell table:number-columns-repeated="2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29">
            <text:p>183.329</text:p>
          </table:table-cell>
          <table:table-cell office:value-type="float" office:value="146.376">
            <text:p>146.376</text:p>
          </table:table-cell>
          <table:table-cell office:value-type="float" office:value="52.107">
            <text:p>52.107</text:p>
          </table:table-cell>
          <table:table-cell office:value-type="float" office:value="165.756">
            <text:p>165.756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49.997">
            <text:p>149.997</text:p>
          </table:table-cell>
          <table:table-cell office:value-type="float" office:value="137.958">
            <text:p>137.958</text:p>
          </table:table-cell>
          <table:table-cell office:value-type="float" office:value="39.109">
            <text:p>39.109</text:p>
          </table:table-cell>
          <table:table-cell office:value-type="float" office:value="109.806">
            <text:p>109.806</text:p>
          </table:table-cell>
          <table:table-cell/>
          <table:table-cell office:value-type="string">
            <text:p>283 / 470 / 690</text:p>
          </table:table-cell>
          <table:table-cell table:number-columns-repeated="2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50">
            <text:p>50</text:p>
          </table:table-cell>
          <table:table-cell office:value-type="float" office:value="99.998">
            <text:p>99.998</text:p>
          </table:table-cell>
          <table:table-cell office:value-type="float" office:value="124.998">
            <text:p>124.998</text:p>
          </table:table-cell>
          <table:table-cell office:value-type="float" office:value="26.829">
            <text:p>26.829</text:p>
          </table:table-cell>
          <table:table-cell office:value-type="float" office:value="50.038">
            <text:p>50.038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/>
          <table:table-cell office:value-type="string">
            <text:p>257 / 464 / 710</text:p>
          </table:table-cell>
          <table:table-cell table:number-columns-repeated="2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05.054">
            <text:p>105.054</text:p>
          </table:table-cell>
          <table:table-cell office:value-type="float" office:value="46.41">
            <text:p>46.41</text:p>
          </table:table-cell>
          <table:table-cell office:value-type="float" office:value="161.945">
            <text:p>161.945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05.042">
            <text:p>105.042</text:p>
          </table:table-cell>
          <table:table-cell office:value-type="float" office:value="36.58">
            <text:p>36.58</text:p>
          </table:table-cell>
          <table:table-cell office:value-type="float" office:value="108.444">
            <text:p>108.444</text:p>
          </table:table-cell>
          <table:table-cell table:number-columns-repeated="6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104.502">
            <text:p>104.502</text:p>
          </table:table-cell>
          <table:table-cell office:value-type="float" office:value="26.849">
            <text:p>26.849</text:p>
          </table:table-cell>
          <table:table-cell office:value-type="float" office:value="50.018">
            <text:p>50.018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16.978">
            <text:p>116.978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15.384">
            <text:p>115.384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6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112.369">
            <text:p>112.369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175">
            <text:p>0.175</text:p>
          </table:table-cell>
          <table:table-cell office:value-type="float" office:value="2.865">
            <text:p>2.865</text:p>
          </table:table-cell>
          <table:table-cell office:value-type="float" office:value="1.101">
            <text:p>1.101</text:p>
          </table:table-cell>
          <table:table-cell office:value-type="float" office:value="1.895">
            <text:p>1.895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12">
            <text:p>0.12</text:p>
          </table:table-cell>
          <table:table-cell office:value-type="float" office:value="2.033">
            <text:p>2.033</text:p>
          </table:table-cell>
          <table:table-cell office:value-type="float" office:value="0.653">
            <text:p>0.653</text:p>
          </table:table-cell>
          <table:table-cell office:value-type="float" office:value="1.082">
            <text:p>1.082</text:p>
          </table:table-cell>
          <table:table-cell table:number-columns-repeated="4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0.022">
            <text:p>0.022</text:p>
          </table:table-cell>
          <table:table-cell office:value-type="float" office:value="0.065">
            <text:p>0.065</text:p>
          </table:table-cell>
          <table:table-cell office:value-type="float" office:value="1.287">
            <text:p>1.2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314">
            <text:p>0.314</text:p>
          </table:table-cell>
          <table:table-cell office:value-type="float" office:value="2.323">
            <text:p>2.323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289">
            <text:p>0.289</text:p>
          </table:table-cell>
          <table:table-cell office:value-type="float" office:value="1.689">
            <text:p>1.6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022">
            <text:p>0.022</text:p>
          </table:table-cell>
          <table:table-cell office:value-type="float" office:value="0.23">
            <text:p>0.23</text:p>
          </table:table-cell>
          <table:table-cell office:value-type="float" office:value="1.09">
            <text:p>1.09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891">
            <text:p>1.891</text:p>
          </table:table-cell>
          <table:table-cell office:value-type="float" office:value="2.087">
            <text:p>2.087</text:p>
          </table:table-cell>
          <table:table-cell office:value-type="float" office:value="1.054">
            <text:p>1.054</text:p>
          </table:table-cell>
          <table:table-cell office:value-type="float" office:value="1.877">
            <text:p>1.877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268">
            <text:p>1.268</text:p>
          </table:table-cell>
          <table:table-cell office:value-type="float" office:value="1.574">
            <text:p>1.574</text:p>
          </table:table-cell>
          <table:table-cell office:value-type="float" office:value="0.634">
            <text:p>0.634</text:p>
          </table:table-cell>
          <table:table-cell office:value-type="float" office:value="1.076">
            <text:p>1.076</text:p>
          </table:table-cell>
          <table:table-cell table:number-columns-repeated="4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0.22">
            <text:p>0.22</text:p>
          </table:table-cell>
          <table:table-cell office:value-type="float" office:value="0.673">
            <text:p>0.673</text:p>
          </table:table-cell>
          <table:table-cell office:value-type="float" office:value="1.094">
            <text:p>1.094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466">
            <text:p>1.466</text:p>
          </table:table-cell>
          <table:table-cell office:value-type="float" office:value="1.548">
            <text:p>1.548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178">
            <text:p>1.178</text:p>
          </table:table-cell>
          <table:table-cell office:value-type="float" office:value="1.189">
            <text:p>1.1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22">
            <text:p>0.22</text:p>
          </table:table-cell>
          <table:table-cell office:value-type="float" office:value="0.739">
            <text:p>0.739</text:p>
          </table:table-cell>
          <table:table-cell office:value-type="float" office:value="0.888">
            <text:p>0.888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7.35">
            <text:p>17.35</text:p>
          </table:table-cell>
          <table:table-cell office:value-type="string">
            <text:p>4 Threads</text:p>
          </table:table-cell>
          <table:table-cell office:value-type="float" office:value="1.347">
            <text:p>1.347</text:p>
          </table:table-cell>
          <table:table-cell office:value-type="float" office:value="0.936">
            <text:p>0.936</text:p>
          </table:table-cell>
          <table:table-cell office:value-type="float" office:value="1.816">
            <text:p>1.816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894">
            <text:p>11.894</text:p>
          </table:table-cell>
          <table:table-cell office:value-type="string">
            <text:p>3 Threads</text:p>
          </table:table-cell>
          <table:table-cell office:value-type="float" office:value="1.117">
            <text:p>1.117</text:p>
          </table:table-cell>
          <table:table-cell office:value-type="float" office:value="0.592">
            <text:p>0.592</text:p>
          </table:table-cell>
          <table:table-cell office:value-type="float" office:value="1.061">
            <text:p>1.061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84">
            <text:p>6.484</text:p>
          </table:table-cell>
          <table:table-cell office:value-type="string">
            <text:p>B1 – 2 Threads</text:p>
          </table:table-cell>
          <table:table-cell office:value-type="float" office:value="0.887">
            <text:p>0.8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6.339">
            <text:p>16.339</text:p>
          </table:table-cell>
          <table:table-cell office:value-type="string">
            <text:p>4 Threads</text:p>
          </table:table-cell>
          <table:table-cell office:value-type="float" office:value="0.731">
            <text:p>0.731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489">
            <text:p>11.489</text:p>
          </table:table-cell>
          <table:table-cell office:value-type="string">
            <text:p>3 Threads</text:p>
          </table:table-cell>
          <table:table-cell office:value-type="float" office:value="0.719">
            <text:p>0.71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17">
            <text:p>6.417</text:p>
          </table:table-cell>
          <table:table-cell office:value-type="string">
            <text:p>Central Counter – 2 Threads</text:p>
          </table:table-cell>
          <table:table-cell office:value-type="float" office:value="0.701">
            <text:p>0.701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B1 – 2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.131">
            <text:p>54.131</text:p>
          </table:table-cell>
          <table:table-cell office:value-type="float" office:value="10">
            <text:p>10</text:p>
          </table:table-cell>
          <table:table-cell office:value-type="float" office:value="59.858">
            <text:p>59.85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4.787">
            <text:p>14.787</text:p>
          </table:table-cell>
          <table:table-cell office:value-type="float" office:value="10">
            <text:p>10</text:p>
          </table:table-cell>
          <table:table-cell office:value-type="float" office:value="16.688">
            <text:p>16.6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.107">
            <text:p>22.107</text:p>
          </table:table-cell>
          <table:table-cell office:value-type="float" office:value="20">
            <text:p>20</text:p>
          </table:table-cell>
          <table:table-cell office:value-type="float" office:value="19.21">
            <text:p>19.21</text:p>
          </table:table-cell>
          <table:table-cell office:value-type="float" office:value="50">
            <text:p>50</text:p>
          </table:table-cell>
          <table:table-cell office:value-type="float" office:value="25.629">
            <text:p>25.629</text:p>
          </table:table-cell>
          <table:table-cell office:value-type="float" office:value="20">
            <text:p>20</text:p>
          </table:table-cell>
          <table:table-cell office:value-type="float" office:value="19.259">
            <text:p>19.259</text:p>
          </table:table-cell>
          <table:table-cell office:value-type="float" office:value="20">
            <text:p>20</text:p>
          </table:table-cell>
          <table:table-cell office:value-type="float" office:value="23.413">
            <text:p>23.41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.254">
            <text:p>16.254</text:p>
          </table:table-cell>
          <table:table-cell office:value-type="float" office:value="30">
            <text:p>30</text:p>
          </table:table-cell>
          <table:table-cell office:value-type="float" office:value="16.331">
            <text:p>16.331</text:p>
          </table:table-cell>
          <table:table-cell office:value-type="float" office:value="100">
            <text:p>100</text:p>
          </table:table-cell>
          <table:table-cell office:value-type="float" office:value="16.001">
            <text:p>16.001</text:p>
          </table:table-cell>
          <table:table-cell office:value-type="float" office:value="40">
            <text:p>40</text:p>
          </table:table-cell>
          <table:table-cell office:value-type="float" office:value="21.784">
            <text:p>21.784</text:p>
          </table:table-cell>
          <table:table-cell office:value-type="float" office:value="30">
            <text:p>30</text:p>
          </table:table-cell>
          <table:table-cell office:value-type="float" office:value="26.512">
            <text:p>26.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.087">
            <text:p>15.087</text:p>
          </table:table-cell>
          <table:table-cell office:value-type="float" office:value="60">
            <text:p>60</text:p>
          </table:table-cell>
          <table:table-cell office:value-type="float" office:value="15.954">
            <text:p>15.954</text:p>
          </table:table-cell>
          <table:table-cell office:value-type="float" office:value="150">
            <text:p>150</text:p>
          </table:table-cell>
          <table:table-cell office:value-type="float" office:value="16.068">
            <text:p>16.068</text:p>
          </table:table-cell>
          <table:table-cell office:value-type="float" office:value="60">
            <text:p>60</text:p>
          </table:table-cell>
          <table:table-cell office:value-type="float" office:value="22.882">
            <text:p>22.882</text:p>
          </table:table-cell>
          <table:table-cell office:value-type="float" office:value="60">
            <text:p>60</text:p>
          </table:table-cell>
          <table:table-cell office:value-type="float" office:value="29.062">
            <text:p>29.06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.652">
            <text:p>14.652</text:p>
          </table:table-cell>
          <table:table-cell office:value-type="float" office:value="90">
            <text:p>90</text:p>
          </table:table-cell>
          <table:table-cell office:value-type="float" office:value="15.777">
            <text:p>15.777</text:p>
          </table:table-cell>
          <table:table-cell office:value-type="float" office:value="200">
            <text:p>200</text:p>
          </table:table-cell>
          <table:table-cell office:value-type="float" office:value="16.239">
            <text:p>16.239</text:p>
          </table:table-cell>
          <table:table-cell office:value-type="float" office:value="80">
            <text:p>80</text:p>
          </table:table-cell>
          <table:table-cell office:value-type="float" office:value="22.955">
            <text:p>22.955</text:p>
          </table:table-cell>
          <table:table-cell office:value-type="float" office:value="90">
            <text:p>90</text:p>
          </table:table-cell>
          <table:table-cell office:value-type="float" office:value="30.767">
            <text:p>30.7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.421">
            <text:p>14.421</text:p>
          </table:table-cell>
          <table:table-cell office:value-type="float" office:value="120">
            <text:p>120</text:p>
          </table:table-cell>
          <table:table-cell office:value-type="float" office:value="15.713">
            <text:p>15.713</text:p>
          </table:table-cell>
          <table:table-cell office:value-type="float" office:value="250">
            <text:p>250</text:p>
          </table:table-cell>
          <table:table-cell office:value-type="float" office:value="16.387">
            <text:p>16.387</text:p>
          </table:table-cell>
          <table:table-cell office:value-type="float" office:value="100">
            <text:p>100</text:p>
          </table:table-cell>
          <table:table-cell office:value-type="float" office:value="22.521">
            <text:p>22.521</text:p>
          </table:table-cell>
          <table:table-cell office:value-type="float" office:value="120">
            <text:p>120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.241">
            <text:p>14.241</text:p>
          </table:table-cell>
          <table:table-cell office:value-type="float" office:value="150">
            <text:p>150</text:p>
          </table:table-cell>
          <table:table-cell office:value-type="float" office:value="15.685">
            <text:p>15.685</text:p>
          </table:table-cell>
          <table:table-cell office:value-type="float" office:value="300">
            <text:p>300</text:p>
          </table:table-cell>
          <table:table-cell office:value-type="float" office:value="16.383">
            <text:p>16.383</text:p>
          </table:table-cell>
          <table:table-cell office:value-type="float" office:value="120">
            <text:p>120</text:p>
          </table:table-cell>
          <table:table-cell office:value-type="float" office:value="21.781">
            <text:p>21.781</text:p>
          </table:table-cell>
          <table:table-cell office:value-type="float" office:value="150">
            <text:p>150</text:p>
          </table:table-cell>
          <table:table-cell office:value-type="float" office:value="30.875">
            <text:p>30.87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.063">
            <text:p>14.063</text:p>
          </table:table-cell>
          <table:table-cell office:value-type="float" office:value="180">
            <text:p>180</text:p>
          </table:table-cell>
          <table:table-cell office:value-type="float" office:value="15.63">
            <text:p>15.63</text:p>
          </table:table-cell>
          <table:table-cell office:value-type="float" office:value="350">
            <text:p>350</text:p>
          </table:table-cell>
          <table:table-cell office:value-type="float" office:value="16.17">
            <text:p>16.17</text:p>
          </table:table-cell>
          <table:table-cell office:value-type="float" office:value="140">
            <text:p>140</text:p>
          </table:table-cell>
          <table:table-cell office:value-type="float" office:value="20.864">
            <text:p>20.864</text:p>
          </table:table-cell>
          <table:table-cell office:value-type="float" office:value="180">
            <text:p>180</text:p>
          </table:table-cell>
          <table:table-cell office:value-type="float" office:value="29.623">
            <text:p>29.62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3.873">
            <text:p>13.873</text:p>
          </table:table-cell>
          <table:table-cell office:value-type="float" office:value="210">
            <text:p>210</text:p>
          </table:table-cell>
          <table:table-cell office:value-type="float" office:value="15.516">
            <text:p>15.516</text:p>
          </table:table-cell>
          <table:table-cell office:value-type="float" office:value="400">
            <text:p>400</text:p>
          </table:table-cell>
          <table:table-cell office:value-type="float" office:value="15.764">
            <text:p>15.764</text:p>
          </table:table-cell>
          <table:table-cell office:value-type="float" office:value="160">
            <text:p>160</text:p>
          </table:table-cell>
          <table:table-cell office:value-type="float" office:value="19.865">
            <text:p>19.865</text:p>
          </table:table-cell>
          <table:table-cell office:value-type="float" office:value="210">
            <text:p>210</text:p>
          </table:table-cell>
          <table:table-cell office:value-type="float" office:value="27.779">
            <text:p>27.77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672">
            <text:p>13.672</text:p>
          </table:table-cell>
          <table:table-cell office:value-type="float" office:value="240">
            <text:p>240</text:p>
          </table:table-cell>
          <table:table-cell office:value-type="float" office:value="15.33">
            <text:p>15.33</text:p>
          </table:table-cell>
          <table:table-cell office:value-type="float" office:value="450">
            <text:p>450</text:p>
          </table:table-cell>
          <table:table-cell office:value-type="float" office:value="15.224">
            <text:p>15.224</text:p>
          </table:table-cell>
          <table:table-cell office:value-type="float" office:value="180">
            <text:p>180</text:p>
          </table:table-cell>
          <table:table-cell office:value-type="float" office:value="18.852">
            <text:p>18.852</text:p>
          </table:table-cell>
          <table:table-cell office:value-type="float" office:value="240">
            <text:p>240</text:p>
          </table:table-cell>
          <table:table-cell office:value-type="float" office:value="25.618">
            <text:p>25.61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.463">
            <text:p>13.463</text:p>
          </table:table-cell>
          <table:table-cell office:value-type="float" office:value="270">
            <text:p>270</text:p>
          </table:table-cell>
          <table:table-cell office:value-type="float" office:value="15.077">
            <text:p>15.077</text:p>
          </table:table-cell>
          <table:table-cell office:value-type="float" office:value="500">
            <text:p>500</text:p>
          </table:table-cell>
          <table:table-cell office:value-type="float" office:value="14.618">
            <text:p>14.618</text:p>
          </table:table-cell>
          <table:table-cell office:value-type="float" office:value="200">
            <text:p>200</text:p>
          </table:table-cell>
          <table:table-cell office:value-type="float" office:value="17.872">
            <text:p>17.872</text:p>
          </table:table-cell>
          <table:table-cell office:value-type="float" office:value="270">
            <text:p>270</text:p>
          </table:table-cell>
          <table:table-cell office:value-type="float" office:value="23.378">
            <text:p>23.37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3.251">
            <text:p>13.251</text:p>
          </table:table-cell>
          <table:table-cell office:value-type="float" office:value="300">
            <text:p>300</text:p>
          </table:table-cell>
          <table:table-cell office:value-type="float" office:value="14.772">
            <text:p>14.772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float" office:value="16.954">
            <text:p>16.954</text:p>
          </table:table-cell>
          <table:table-cell office:value-type="float" office:value="300">
            <text:p>300</text:p>
          </table:table-cell>
          <table:table-cell office:value-type="float" office:value="21.235">
            <text:p>21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3.041">
            <text:p>13.041</text:p>
          </table:table-cell>
          <table:table-cell office:value-type="float" office:value="330">
            <text:p>330</text:p>
          </table:table-cell>
          <table:table-cell office:value-type="float" office:value="14.432">
            <text:p>14.432</text:p>
          </table:table-cell>
          <table:table-cell table:number-columns-repeated="4"/>
          <table:table-cell office:value-type="float" office:value="330">
            <text:p>330</text:p>
          </table:table-cell>
          <table:table-cell office:value-type="float" office:value="19.299">
            <text:p>19.29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.837">
            <text:p>12.837</text:p>
          </table:table-cell>
          <table:table-cell office:value-type="float" office:value="360">
            <text:p>360</text:p>
          </table:table-cell>
          <table:table-cell office:value-type="float" office:value="14.077">
            <text:p>14.077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B1 – 2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.722">
            <text:p>18.722</text:p>
          </table:table-cell>
          <table:table-cell office:value-type="float" office:value="40">
            <text:p>40</text:p>
          </table:table-cell>
          <table:table-cell office:value-type="float" office:value="20.639">
            <text:p>20.639</text:p>
          </table:table-cell>
          <table:table-cell office:value-type="float" office:value="50">
            <text:p>50</text:p>
          </table:table-cell>
          <table:table-cell office:value-type="float" office:value="21.489">
            <text:p>21.489</text:p>
          </table:table-cell>
          <table:table-cell office:value-type="float" office:value="30">
            <text:p>30</text:p>
          </table:table-cell>
          <table:table-cell office:value-type="float" office:value="12.467">
            <text:p>12.467</text:p>
          </table:table-cell>
          <table:table-cell office:value-type="float" office:value="40">
            <text:p>40</text:p>
          </table:table-cell>
          <table:table-cell office:value-type="float" office:value="13.904">
            <text:p>13.9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.666">
            <text:p>16.666</text:p>
          </table:table-cell>
          <table:table-cell office:value-type="float" office:value="80">
            <text:p>80</text:p>
          </table:table-cell>
          <table:table-cell office:value-type="float" office:value="17.097">
            <text:p>17.097</text:p>
          </table:table-cell>
          <table:table-cell office:value-type="float" office:value="100">
            <text:p>100</text:p>
          </table:table-cell>
          <table:table-cell office:value-type="float" office:value="17.033">
            <text:p>17.033</text:p>
          </table:table-cell>
          <table:table-cell office:value-type="float" office:value="60">
            <text:p>60</text:p>
          </table:table-cell>
          <table:table-cell office:value-type="float" office:value="15.144">
            <text:p>15.144</text:p>
          </table:table-cell>
          <table:table-cell office:value-type="float" office:value="80">
            <text:p>80</text:p>
          </table:table-cell>
          <table:table-cell office:value-type="float" office:value="18.992">
            <text:p>18.99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.889">
            <text:p>15.889</text:p>
          </table:table-cell>
          <table:table-cell office:value-type="float" office:value="120">
            <text:p>120</text:p>
          </table:table-cell>
          <table:table-cell office:value-type="float" office:value="16.625">
            <text:p>16.625</text:p>
          </table:table-cell>
          <table:table-cell office:value-type="float" office:value="150">
            <text:p>150</text:p>
          </table:table-cell>
          <table:table-cell office:value-type="float" office:value="16.842">
            <text:p>16.842</text:p>
          </table:table-cell>
          <table:table-cell office:value-type="float" office:value="90">
            <text:p>90</text:p>
          </table:table-cell>
          <table:table-cell office:value-type="float" office:value="17.247">
            <text:p>17.247</text:p>
          </table:table-cell>
          <table:table-cell office:value-type="float" office:value="120">
            <text:p>120</text:p>
          </table:table-cell>
          <table:table-cell office:value-type="float" office:value="22.834">
            <text:p>22.83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.604">
            <text:p>15.604</text:p>
          </table:table-cell>
          <table:table-cell office:value-type="float" office:value="160">
            <text:p>160</text:p>
          </table:table-cell>
          <table:table-cell office:value-type="float" office:value="16.694">
            <text:p>16.694</text:p>
          </table:table-cell>
          <table:table-cell office:value-type="float" office:value="200">
            <text:p>200</text:p>
          </table:table-cell>
          <table:table-cell office:value-type="float" office:value="17.091">
            <text:p>17.091</text:p>
          </table:table-cell>
          <table:table-cell office:value-type="float" office:value="120">
            <text:p>120</text:p>
          </table:table-cell>
          <table:table-cell office:value-type="float" office:value="18.688">
            <text:p>18.688</text:p>
          </table:table-cell>
          <table:table-cell office:value-type="float" office:value="160">
            <text:p>160</text:p>
          </table:table-cell>
          <table:table-cell office:value-type="float" office:value="25.548">
            <text:p>25.54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.406">
            <text:p>15.406</text:p>
          </table:table-cell>
          <table:table-cell office:value-type="float" office:value="200">
            <text:p>200</text:p>
          </table:table-cell>
          <table:table-cell office:value-type="float" office:value="16.764">
            <text:p>16.764</text:p>
          </table:table-cell>
          <table:table-cell office:value-type="float" office:value="250">
            <text:p>250</text:p>
          </table:table-cell>
          <table:table-cell office:value-type="float" office:value="17.366">
            <text:p>17.366</text:p>
          </table:table-cell>
          <table:table-cell office:value-type="float" office:value="150">
            <text:p>150</text:p>
          </table:table-cell>
          <table:table-cell office:value-type="float" office:value="19.491">
            <text:p>19.491</text:p>
          </table:table-cell>
          <table:table-cell office:value-type="float" office:value="200">
            <text:p>200</text:p>
          </table:table-cell>
          <table:table-cell office:value-type="float" office:value="27.178">
            <text:p>27.17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.173">
            <text:p>15.173</text:p>
          </table:table-cell>
          <table:table-cell office:value-type="float" office:value="240">
            <text:p>240</text:p>
          </table:table-cell>
          <table:table-cell office:value-type="float" office:value="16.702">
            <text:p>16.702</text:p>
          </table:table-cell>
          <table:table-cell office:value-type="float" office:value="300">
            <text:p>300</text:p>
          </table:table-cell>
          <table:table-cell office:value-type="float" office:value="17.504">
            <text:p>17.504</text:p>
          </table:table-cell>
          <table:table-cell office:value-type="float" office:value="180">
            <text:p>180</text:p>
          </table:table-cell>
          <table:table-cell office:value-type="float" office:value="19.739">
            <text:p>19.739</text:p>
          </table:table-cell>
          <table:table-cell office:value-type="float" office:value="240">
            <text:p>240</text:p>
          </table:table-cell>
          <table:table-cell office:value-type="float" office:value="27.713">
            <text:p>27.71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4.882">
            <text:p>14.882</text:p>
          </table:table-cell>
          <table:table-cell office:value-type="float" office:value="280">
            <text:p>280</text:p>
          </table:table-cell>
          <table:table-cell office:value-type="float" office:value="16.476">
            <text:p>16.476</text:p>
          </table:table-cell>
          <table:table-cell office:value-type="float" office:value="350">
            <text:p>350</text:p>
          </table:table-cell>
          <table:table-cell office:value-type="float" office:value="17.414">
            <text:p>17.414</text:p>
          </table:table-cell>
          <table:table-cell office:value-type="float" office:value="210">
            <text:p>210</text:p>
          </table:table-cell>
          <table:table-cell office:value-type="float" office:value="19.545">
            <text:p>19.545</text:p>
          </table:table-cell>
          <table:table-cell office:value-type="float" office:value="280">
            <text:p>280</text:p>
          </table:table-cell>
          <table:table-cell office:value-type="float" office:value="27.235">
            <text:p>27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4.544">
            <text:p>14.544</text:p>
          </table:table-cell>
          <table:table-cell office:value-type="float" office:value="320">
            <text:p>320</text:p>
          </table:table-cell>
          <table:table-cell office:value-type="float" office:value="16.102">
            <text:p>16.102</text:p>
          </table:table-cell>
          <table:table-cell office:value-type="float" office:value="400">
            <text:p>400</text:p>
          </table:table-cell>
          <table:table-cell office:value-type="float" office:value="17.073">
            <text:p>17.073</text:p>
          </table:table-cell>
          <table:table-cell office:value-type="float" office:value="240">
            <text:p>240</text:p>
          </table:table-cell>
          <table:table-cell office:value-type="float" office:value="19.031">
            <text:p>19.031</text:p>
          </table:table-cell>
          <table:table-cell office:value-type="float" office:value="320">
            <text:p>320</text:p>
          </table:table-cell>
          <table:table-cell office:value-type="float" office:value="25.958">
            <text:p>25.95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.179">
            <text:p>14.179</text:p>
          </table:table-cell>
          <table:table-cell office:value-type="float" office:value="360">
            <text:p>360</text:p>
          </table:table-cell>
          <table:table-cell office:value-type="float" office:value="15.615">
            <text:p>15.615</text:p>
          </table:table-cell>
          <table:table-cell office:value-type="float" office:value="450">
            <text:p>450</text:p>
          </table:table-cell>
          <table:table-cell office:value-type="float" office:value="16.52">
            <text:p>16.52</text:p>
          </table:table-cell>
          <table:table-cell office:value-type="float" office:value="270">
            <text:p>270</text:p>
          </table:table-cell>
          <table:table-cell office:value-type="float" office:value="18.312">
            <text:p>18.312</text:p>
          </table:table-cell>
          <table:table-cell office:value-type="float" office:value="360">
            <text:p>360</text:p>
          </table:table-cell>
          <table:table-cell office:value-type="float" office:value="24.171">
            <text:p>24.17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.805">
            <text:p>13.805</text:p>
          </table:table-cell>
          <table:table-cell office:value-type="float" office:value="400">
            <text:p>400</text:p>
          </table:table-cell>
          <table:table-cell office:value-type="float" office:value="15.062">
            <text:p>15.062</text:p>
          </table:table-cell>
          <table:table-cell office:value-type="float" office:value="500">
            <text:p>500</text:p>
          </table:table-cell>
          <table:table-cell office:value-type="float" office:value="15.828">
            <text:p>15.828</text:p>
          </table:table-cell>
          <table:table-cell office:value-type="float" office:value="300">
            <text:p>300</text:p>
          </table:table-cell>
          <table:table-cell office:value-type="float" office:value="17.488">
            <text:p>17.488</text:p>
          </table:table-cell>
          <table:table-cell office:value-type="float" office:value="400">
            <text:p>400</text:p>
          </table:table-cell>
          <table:table-cell office:value-type="float" office:value="22.159">
            <text:p>22.15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.44">
            <text:p>13.44</text:p>
          </table:table-cell>
          <table:table-cell office:value-type="float" office:value="440">
            <text:p>440</text:p>
          </table:table-cell>
          <table:table-cell office:value-type="float" office:value="14.486">
            <text:p>14.486</text:p>
          </table:table-cell>
          <table:table-cell office:value-type="float" office:value="550">
            <text:p>550</text:p>
          </table:table-cell>
          <table:table-cell office:value-type="float" office:value="15.078">
            <text:p>15.078</text:p>
          </table:table-cell>
          <table:table-cell office:value-type="float" office:value="330">
            <text:p>330</text:p>
          </table:table-cell>
          <table:table-cell office:value-type="float" office:value="16.633">
            <text:p>16.633</text:p>
          </table:table-cell>
          <table:table-cell office:value-type="float" office:value="440">
            <text:p>440</text:p>
          </table:table-cell>
          <table:table-cell office:value-type="float" office:value="20.154">
            <text:p>20.15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B1 – 2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.048">
            <text:p>12.048</text:p>
          </table:table-cell>
          <table:table-cell office:value-type="float" office:value="200">
            <text:p>200</text:p>
          </table:table-cell>
          <table:table-cell office:value-type="float" office:value="12.819">
            <text:p>12.819</text:p>
          </table:table-cell>
          <table:table-cell office:value-type="float" office:value="200">
            <text:p>200</text:p>
          </table:table-cell>
          <table:table-cell office:value-type="float" office:value="13.33">
            <text:p>13.33</text:p>
          </table:table-cell>
          <table:table-cell office:value-type="float" office:value="100">
            <text:p>100</text:p>
          </table:table-cell>
          <table:table-cell office:value-type="float" office:value="11.564">
            <text:p>11.564</text:p>
          </table:table-cell>
          <table:table-cell office:value-type="float" office:value="200">
            <text:p>200</text:p>
          </table:table-cell>
          <table:table-cell office:value-type="float" office:value="12.688">
            <text:p>12.68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2.449">
            <text:p>12.449</text:p>
          </table:table-cell>
          <table:table-cell office:value-type="float" office:value="400">
            <text:p>400</text:p>
          </table:table-cell>
          <table:table-cell office:value-type="float" office:value="14.387">
            <text:p>14.387</text:p>
          </table:table-cell>
          <table:table-cell office:value-type="float" office:value="400">
            <text:p>400</text:p>
          </table:table-cell>
          <table:table-cell office:value-type="float" office:value="15.305">
            <text:p>15.305</text:p>
          </table:table-cell>
          <table:table-cell office:value-type="float" office:value="200">
            <text:p>200</text:p>
          </table:table-cell>
          <table:table-cell office:value-type="float" office:value="12.648">
            <text:p>12.648</text:p>
          </table:table-cell>
          <table:table-cell office:value-type="float" office:value="400">
            <text:p>400</text:p>
          </table:table-cell>
          <table:table-cell office:value-type="float" office:value="15.575">
            <text:p>15.57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.958">
            <text:p>12.958</text:p>
          </table:table-cell>
          <table:table-cell office:value-type="float" office:value="600">
            <text:p>600</text:p>
          </table:table-cell>
          <table:table-cell office:value-type="float" office:value="15.89">
            <text:p>15.89</text:p>
          </table:table-cell>
          <table:table-cell office:value-type="float" office:value="600">
            <text:p>600</text:p>
          </table:table-cell>
          <table:table-cell office:value-type="float" office:value="17.48">
            <text:p>17.48</text:p>
          </table:table-cell>
          <table:table-cell office:value-type="float" office:value="300">
            <text:p>300</text:p>
          </table:table-cell>
          <table:table-cell office:value-type="float" office:value="13.473">
            <text:p>13.473</text:p>
          </table:table-cell>
          <table:table-cell office:value-type="float" office:value="600">
            <text:p>600</text:p>
          </table:table-cell>
          <table:table-cell office:value-type="float" office:value="17.513">
            <text:p>17.51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3.386">
            <text:p>13.386</text:p>
          </table:table-cell>
          <table:table-cell office:value-type="float" office:value="800">
            <text:p>800</text:p>
          </table:table-cell>
          <table:table-cell office:value-type="float" office:value="16.806">
            <text:p>16.806</text:p>
          </table:table-cell>
          <table:table-cell office:value-type="float" office:value="800">
            <text:p>800</text:p>
          </table:table-cell>
          <table:table-cell office:value-type="float" office:value="19.197">
            <text:p>19.197</text:p>
          </table:table-cell>
          <table:table-cell office:value-type="float" office:value="400">
            <text:p>400</text:p>
          </table:table-cell>
          <table:table-cell office:value-type="float" office:value="14.034">
            <text:p>14.034</text:p>
          </table:table-cell>
          <table:table-cell office:value-type="float" office:value="800">
            <text:p>800</text:p>
          </table:table-cell>
          <table:table-cell office:value-type="float" office:value="18.56">
            <text:p>18.5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3.69">
            <text:p>13.69</text:p>
          </table:table-cell>
          <table:table-cell office:value-type="float" office:value="1000">
            <text:p>1000</text:p>
          </table:table-cell>
          <table:table-cell office:value-type="float" office:value="17.144">
            <text:p>17.144</text:p>
          </table:table-cell>
          <table:table-cell office:value-type="float" office:value="1000">
            <text:p>1000</text:p>
          </table:table-cell>
          <table:table-cell office:value-type="float" office:value="20.221">
            <text:p>20.221</text:p>
          </table:table-cell>
          <table:table-cell office:value-type="float" office:value="500">
            <text:p>500</text:p>
          </table:table-cell>
          <table:table-cell office:value-type="float" office:value="14.387">
            <text:p>14.387</text:p>
          </table:table-cell>
          <table:table-cell office:value-type="float" office:value="1000">
            <text:p>1000</text:p>
          </table:table-cell>
          <table:table-cell office:value-type="float" office:value="18.889">
            <text:p>18.88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3.875">
            <text:p>13.875</text:p>
          </table:table-cell>
          <table:table-cell office:value-type="float" office:value="1200">
            <text:p>1200</text:p>
          </table:table-cell>
          <table:table-cell office:value-type="float" office:value="17.054">
            <text:p>17.054</text:p>
          </table:table-cell>
          <table:table-cell office:value-type="float" office:value="1200">
            <text:p>1200</text:p>
          </table:table-cell>
          <table:table-cell office:value-type="float" office:value="20.566">
            <text:p>20.566</text:p>
          </table:table-cell>
          <table:table-cell office:value-type="float" office:value="600">
            <text:p>600</text:p>
          </table:table-cell>
          <table:table-cell office:value-type="float" office:value="14.583">
            <text:p>14.583</text:p>
          </table:table-cell>
          <table:table-cell office:value-type="float" office:value="1200">
            <text:p>1200</text:p>
          </table:table-cell>
          <table:table-cell office:value-type="float" office:value="18.713">
            <text:p>18.71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3.963">
            <text:p>13.963</text:p>
          </table:table-cell>
          <table:table-cell office:value-type="float" office:value="1400">
            <text:p>1400</text:p>
          </table:table-cell>
          <table:table-cell office:value-type="float" office:value="16.693">
            <text:p>16.693</text:p>
          </table:table-cell>
          <table:table-cell office:value-type="float" office:value="1400">
            <text:p>1400</text:p>
          </table:table-cell>
          <table:table-cell office:value-type="float" office:value="20.378">
            <text:p>20.378</text:p>
          </table:table-cell>
          <table:table-cell office:value-type="float" office:value="700">
            <text:p>700</text:p>
          </table:table-cell>
          <table:table-cell office:value-type="float" office:value="14.663">
            <text:p>14.663</text:p>
          </table:table-cell>
          <table:table-cell office:value-type="float" office:value="1400">
            <text:p>1400</text:p>
          </table:table-cell>
          <table:table-cell office:value-type="float" office:value="18.219">
            <text:p>18.21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3.977">
            <text:p>13.977</text:p>
          </table:table-cell>
          <table:table-cell office:value-type="float" office:value="1600">
            <text:p>1600</text:p>
          </table:table-cell>
          <table:table-cell office:value-type="float" office:value="16.181">
            <text:p>16.181</text:p>
          </table:table-cell>
          <table:table-cell office:value-type="float" office:value="1600">
            <text:p>1600</text:p>
          </table:table-cell>
          <table:table-cell office:value-type="float" office:value="19.828">
            <text:p>19.828</text:p>
          </table:table-cell>
          <table:table-cell office:value-type="float" office:value="800">
            <text:p>800</text:p>
          </table:table-cell>
          <table:table-cell office:value-type="float" office:value="14.656">
            <text:p>14.656</text:p>
          </table:table-cell>
          <table:table-cell office:value-type="float" office:value="1600">
            <text:p>1600</text:p>
          </table:table-cell>
          <table:table-cell office:value-type="float" office:value="17.551">
            <text:p>17.55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3.936">
            <text:p>13.936</text:p>
          </table:table-cell>
          <table:table-cell office:value-type="float" office:value="1800">
            <text:p>1800</text:p>
          </table:table-cell>
          <table:table-cell office:value-type="float" office:value="15.606">
            <text:p>15.606</text:p>
          </table:table-cell>
          <table:table-cell office:value-type="float" office:value="1800">
            <text:p>1800</text:p>
          </table:table-cell>
          <table:table-cell office:value-type="float" office:value="19.065">
            <text:p>19.065</text:p>
          </table:table-cell>
          <table:table-cell office:value-type="float" office:value="900">
            <text:p>900</text:p>
          </table:table-cell>
          <table:table-cell office:value-type="float" office:value="14.588">
            <text:p>14.588</text:p>
          </table:table-cell>
          <table:table-cell office:value-type="float" office:value="1800">
            <text:p>1800</text:p>
          </table:table-cell>
          <table:table-cell office:value-type="float" office:value="16.812">
            <text:p>16.81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3.854">
            <text:p>13.854</text:p>
          </table:table-cell>
          <table:table-cell office:value-type="float" office:value="2000">
            <text:p>2000</text:p>
          </table:table-cell>
          <table:table-cell office:value-type="float" office:value="15.024">
            <text:p>15.024</text:p>
          </table:table-cell>
          <table:table-cell office:value-type="float" office:value="2000">
            <text:p>2000</text:p>
          </table:table-cell>
          <table:table-cell office:value-type="float" office:value="18.201">
            <text:p>18.201</text:p>
          </table:table-cell>
          <table:table-cell office:value-type="float" office:value="1000">
            <text:p>1000</text:p>
          </table:table-cell>
          <table:table-cell office:value-type="float" office:value="14.475">
            <text:p>14.475</text:p>
          </table:table-cell>
          <table:table-cell office:value-type="float" office:value="2000">
            <text:p>2000</text:p>
          </table:table-cell>
          <table:table-cell office:value-type="float" office:value="16.07">
            <text:p>16.0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3.744">
            <text:p>13.744</text:p>
          </table:table-cell>
          <table:table-cell table:number-columns-repeated="2"/>
          <table:table-cell office:value-type="float" office:value="2200">
            <text:p>2200</text:p>
          </table:table-cell>
          <table:table-cell office:value-type="float" office:value="17.319">
            <text:p>17.319</text:p>
          </table:table-cell>
          <table:table-cell office:value-type="float" office:value="1100">
            <text:p>1100</text:p>
          </table:table-cell>
          <table:table-cell office:value-type="float" office:value="14.331">
            <text:p>14.331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3.615">
            <text:p>13.615</text:p>
          </table:table-cell>
          <table:table-cell table:number-columns-repeated="4"/>
          <table:table-cell office:value-type="float" office:value="1200">
            <text:p>1200</text:p>
          </table:table-cell>
          <table:table-cell office:value-type="float" office:value="14.167">
            <text:p>14.167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.474">
            <text:p>13.474</text:p>
          </table:table-cell>
          <table:table-cell table:number-columns-repeated="4"/>
          <table:table-cell office:value-type="float" office:value="1300">
            <text:p>1300</text:p>
          </table:table-cell>
          <table:table-cell office:value-type="float" office:value="13.99">
            <text:p>13.99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.327">
            <text:p>13.327</text:p>
          </table:table-cell>
          <table:table-cell table:number-columns-repeated="4"/>
          <table:table-cell office:value-type="float" office:value="1400">
            <text:p>1400</text:p>
          </table:table-cell>
          <table:table-cell office:value-type="float" office:value="13.808">
            <text:p>13.808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3.178">
            <text:p>13.178</text:p>
          </table:table-cell>
          <table:table-cell table:number-columns-repeated="4"/>
          <table:table-cell office:value-type="float" office:value="1500">
            <text:p>1500</text:p>
          </table:table-cell>
          <table:table-cell office:value-type="float" office:value="13.625">
            <text:p>13.625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3.03">
            <text:p>13.03</text:p>
          </table:table-cell>
          <table:table-cell table:number-columns-repeated="4"/>
          <table:table-cell office:value-type="float" office:value="1600">
            <text:p>1600</text:p>
          </table:table-cell>
          <table:table-cell office:value-type="float" office:value="13.444">
            <text:p>13.444</text:p>
          </table:table-cell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4">
            <text:p>28.4</text:p>
          </table:table-cell>
          <table:table-cell office:value-type="float" office:value="50.6">
            <text:p>50.6</text:p>
          </table:table-cell>
          <table:table-cell office:value-type="float" office:value="36.2">
            <text:p>36.2</text:p>
          </table:table-cell>
          <table:table-cell office:value-type="float" office:value="23.9">
            <text:p>23.9</text:p>
          </table:table-cell>
          <table:table-cell office:value-type="float" office:value="11">
            <text:p>11</text:p>
          </table:table-cell>
          <table:table-cell office:value-type="float" office:value="34.4">
            <text:p>34.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8.3">
            <text:p>28.3</text:p>
          </table:table-cell>
          <table:table-cell table:number-columns-repeated="3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2.1">
            <text:p>22.1</text:p>
          </table:table-cell>
          <table:table-cell office:value-type="float" office:value="16.4">
            <text:p>16.4</text:p>
          </table:table-cell>
          <table:table-cell office:value-type="float" office:value="11">
            <text:p>11</text:p>
          </table:table-cell>
          <table:table-cell office:value-type="float" office:value="22.3">
            <text:p>22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8">
            <text:p>14.8</text:p>
          </table:table-cell>
          <table:table-cell office:value-type="float" office:value="42.9">
            <text:p>42.9</text:p>
          </table:table-cell>
          <table:table-cell office:value-type="float" office:value="11">
            <text:p>11</text:p>
          </table:table-cell>
          <table:table-cell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48.2">
            <text:p>48.2</text:p>
          </table:table-cell>
          <table:table-cell office:value-type="float" office:value="11">
            <text:p>11</text:p>
          </table:table-cell>
          <table:table-cell office:value-type="float" office:value="17.6">
            <text:p>17.6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3.9">
            <text:p>13.9</text:p>
          </table:table-cell>
          <table:table-cell office:value-type="float" office:value="57.6">
            <text:p>57.6</text:p>
          </table:table-cell>
          <table:table-cell office:value-type="float" office:value="11">
            <text:p>11</text:p>
          </table:table-cell>
          <table:table-cell office:value-type="float" office:value="16.9">
            <text:p>16.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3">
            <text:p>28.3</text:p>
          </table:table-cell>
          <table:table-cell office:value-type="float" office:value="50.6">
            <text:p>50.6</text:p>
          </table:table-cell>
          <table:table-cell office:value-type="float" office:value="35.6">
            <text:p>35.6</text:p>
          </table:table-cell>
          <table:table-cell office:value-type="float" office:value="25.8">
            <text:p>25.8</text:p>
          </table:table-cell>
          <table:table-cell office:value-type="float" office:value="11">
            <text:p>11</text:p>
          </table:table-cell>
          <table:table-cell office:value-type="float" office:value="30.6">
            <text:p>30.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8.5">
            <text:p>28.5</text:p>
          </table:table-cell>
          <table:table-cell office:value-type="float" office:value="21.1">
            <text:p>21.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9">
            <text:p>21.9</text:p>
          </table:table-cell>
          <table:table-cell office:value-type="float" office:value="16.8">
            <text:p>16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6">
            <text:p>14.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8.3">
            <text:p>18.3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19.6">
            <text:p>19.6</text:p>
          </table:table-cell>
          <table:table-cell office:value-type="float" office:value="11">
            <text:p>11</text:p>
          </table:table-cell>
          <table:table-cell office:value-type="float" office:value="17.5">
            <text:p>17.5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4.4">
            <text:p>14.4</text:p>
          </table:table-cell>
          <table:table-cell office:value-type="float" office:value="18.5">
            <text:p>18.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">
            <text:p>28</text:p>
          </table:table-cell>
          <table:table-cell office:value-type="float" office:value="50.4">
            <text:p>50.4</text:p>
          </table:table-cell>
          <table:table-cell office:value-type="float" office:value="32">
            <text:p>32</text:p>
          </table:table-cell>
          <table:table-cell office:value-type="float" office:value="23.7">
            <text:p>23.7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4">
            <text:p>40.4</text:p>
          </table:table-cell>
          <table:table-cell office:value-type="float" office:value="26.6">
            <text:p>26.6</text:p>
          </table:table-cell>
          <table:table-cell office:value-type="float" office:value="19.8">
            <text:p>19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B1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2">
            <text:p>21.2</text:p>
          </table:table-cell>
          <table:table-cell office:value-type="float" office:value="16.2">
            <text:p>16.2</text:p>
          </table:table-cell>
          <table:table-cell office:value-type="float" office:value="11">
            <text:p>11</text:p>
          </table:table-cell>
          <table:table-cell office:value-type="float" office:value="15.3">
            <text:p>15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5.6">
            <text:p>15.6</text:p>
          </table:table-cell>
          <table:table-cell office:value-type="float" office:value="22.3">
            <text:p>22.3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5.6">
            <text:p>15.6</text:p>
          </table:table-cell>
          <table:table-cell office:value-type="float" office:value="19.1">
            <text:p>19.1</text:p>
          </table:table-cell>
          <table:table-cell office:value-type="float" office:value="11">
            <text:p>11</text:p>
          </table:table-cell>
          <table:table-cell office:value-type="float" office:value="17.8">
            <text:p>17.8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5.6">
            <text:p>15.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6">
            <text:p>14.6</text:p>
          </table:table-cell>
          <table:table-cell table:number-columns-repeated="3"/>
        </table:table-row>
        <table:table-row table:style-name="ro1" table:number-rows-repeated="104838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i vs b2" table:style-name="ta1">
        <table:shapes>
          <draw:frame draw:z-index="0" draw:style-name="gr1" draw:text-style-name="P1" svg:width="6.2988in" svg:height="3.5429in" svg:x="5.3106in" svg:y="0in">
            <draw:object draw:notify-on-update-of-ranges="'di vs b2'.A3:'di vs b2'.A5 'di vs b2'.B2:'di vs b2'.B2 'di vs b2'.B3:'di vs b2'.B5 'di vs b2'.C2:'di vs b2'.C2 'di vs b2'.C3:'di vs b2'.C5 'di vs b2'.D2:'di vs b2'.D2 'di vs b2'.D3:'di vs b2'.D5 'di vs b2'.E2:'di vs b2'.E2 'di vs b2'.E3:'di vs b2'.E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2.4331in" svg:y="0.0114in">
            <draw:object draw:notify-on-update-of-ranges="'di vs b2'.A9:'di vs b2'.A11 'di vs b2'.B8:'di vs b2'.B8 'di vs b2'.B9:'di vs b2'.B11 'di vs b2'.C8:'di vs b2'.C8 'di vs b2'.C9:'di vs b2'.C11 'di vs b2'.D8:'di vs b2'.D8 'di vs b2'.D9:'di vs b2'.D11 'di vs b2'.E8:'di vs b2'.E8 'di vs b2'.E9:'di vs b2'.E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4.3957in" svg:height="3.5484in" svg:x="6.198in" svg:y="3.8118in">
            <draw:object draw:notify-on-update-of-ranges="'di vs b2'.A25:'di vs b2'.A31 'di vs b2'.B24:'di vs b2'.B24 'di vs b2'.B25:'di vs b2'.B31 'di vs b2'.C24:'di vs b2'.C24 'di vs b2'.C25:'di vs b2'.C31 'di vs b2'.D24:'di vs b2'.D24 'di vs b2'.D25:'di vs b2'.D31 'di vs b2'.E24:'di vs b2'.E24 'di vs b2'.E25:'di vs b2'.E31 'di vs b2'.F24:'di vs b2'.F24 'di vs b2'.F25:'di vs b2'.F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5.3209in" svg:height="3.5429in" svg:x="5.3335in" svg:y="9.0362in">
            <draw:object draw:notify-on-update-of-ranges="'di vs b2'.A56:'di vs b2'.A61 'di vs b2'.B55:'di vs b2'.B55 'di vs b2'.B56:'di vs b2'.B61 'di vs b2'.C55:'di vs b2'.C55 'di vs b2'.C56:'di vs b2'.C61 'di vs b2'.D55:'di vs b2'.D55 'di vs b2'.D56:'di vs b2'.D61 'di vs b2'.E55:'di vs b2'.E55 'di vs b2'.E56:'di vs b2'.E6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5.2724in" svg:height="3.5362in" svg:x="12.4445in" svg:y="9.0146in">
            <draw:object draw:notify-on-update-of-ranges="'di vs b2'.A65:'di vs b2'.A70 'di vs b2'.B64:'di vs b2'.B64 'di vs b2'.B65:'di vs b2'.B70 'di vs b2'.C64:'di vs b2'.C64 'di vs b2'.C65:'di vs b2'.C7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13.3335in" svg:y="3.835in">
            <draw:object draw:notify-on-update-of-ranges="'di vs b2'.A35:'di vs b2'.A41 'di vs b2'.B34:'di vs b2'.B34 'di vs b2'.B35:'di vs b2'.B41 'di vs b2'.C34:'di vs b2'.C34 'di vs b2'.C35:'di vs b2'.C41 'di vs b2'.D34:'di vs b2'.D34 'di vs b2'.D35:'di vs b2'.D41 'di vs b2'.E34:'di vs b2'.E34 'di vs b2'.E35:'di vs b2'.E41 'di vs b2'.F34:'di vs b2'.F34 'di vs b2'.F35:'di vs b2'.F4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27.5445in" svg:y="3.8232in">
            <draw:object draw:notify-on-update-of-ranges="'di vs b2'.A45:'di vs b2'.A51 'di vs b2'.B44:'di vs b2'.B44 'di vs b2'.B45:'di vs b2'.B51 'di vs b2'.C44:'di vs b2'.C44 'di vs b2'.C45:'di vs b2'.C51 'di vs b2'.D44:'di vs b2'.D44 'di vs b2'.D45:'di vs b2'.D5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19.5563in" svg:y="9.0106in">
            <draw:object draw:notify-on-update-of-ranges="'di vs b2'.A74:'di vs b2'.A79 'di vs b2'.B73:'di vs b2'.B73 'di vs b2'.B74:'di vs b2'.B79 'di vs b2'.C73:'di vs b2'.C73 'di vs b2'.C74:'di vs b2'.C7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8" draw:style-name="gr1" draw:text-style-name="P1" svg:width="4.3839in" svg:height="3.5362in" svg:x="20.4445in" svg:y="3.824in">
            <draw:object draw:notify-on-update-of-ranges="'di vs b2'.A35:'di vs b2'.A41 'di vs b2'.D34:'di vs b2'.D34 'di vs b2'.D35:'di vs b2'.D41 'di vs b2'.E34:'di vs b2'.E34 'di vs b2'.E35:'di vs b2'.E41 'di vs b2'.F34:'di vs b2'.F34 'di vs b2'.F35:'di vs b2'.F41" xlink:href="./Object 51" xlink:type="simple" xlink:show="embed" xlink:actuate="onLoad"/>
            <draw:image xlink:href="./ObjectReplacements/Object 51" xlink:type="simple" xlink:show="embed" xlink:actuate="onLoad"/>
          </draw:frame>
          <draw:frame draw:z-index="9" draw:style-name="gr1" draw:text-style-name="P1" svg:width="5.7228in" svg:height="3.5429in" svg:x="6.2224in" svg:y="32.0587in">
            <draw:object draw:notify-on-update-of-ranges="'di vs b2'.A191:'di vs b2'.A197 'di vs b2'.B190:'di vs b2'.B190 'di vs b2'.B191:'di vs b2'.B197 'di vs b2'.C190:'di vs b2'.C190 'di vs b2'.C191:'di vs b2'.C197 'di vs b2'.D190:'di vs b2'.D190 'di vs b2'.D191:'di vs b2'.D197 'di vs b2'.E190:'di vs b2'.E190 'di vs b2'.E191:'di vs b2'.E197 'di vs b2'.F190:'di vs b2'.F190 'di vs b2'.F191:'di vs b2'.F197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10" draw:style-name="gr1" draw:text-style-name="P1" svg:width="5.4669in" svg:height="3.5429in" svg:x="13.3217in" svg:y="32.0559in">
            <draw:object draw:notify-on-update-of-ranges="'di vs b2'.A201:'di vs b2'.A207 'di vs b2'.D200:'di vs b2'.D200 'di vs b2'.D201:'di vs b2'.D207 'di vs b2'.E200:'di vs b2'.E200 'di vs b2'.E201:'di vs b2'.E207 'di vs b2'.F200:'di vs b2'.F200 'di vs b2'.F201:'di vs b2'.F207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1" draw:style-name="gr1" draw:text-style-name="P1" svg:width="6.2988in" svg:height="3.5429in" svg:x="7.0996in" svg:y="35.9752in">
            <draw:object draw:notify-on-update-of-ranges="'di vs b2'.A215:'di vs b2'.A221 'di vs b2'.C214:'di vs b2'.C214 'di vs b2'.C215:'di vs b2'.C221 'di vs b2'.D214:'di vs b2'.D214 'di vs b2'.D215:'di vs b2'.D221 'di vs b2'.E214:'di vs b2'.E214 'di vs b2'.E215:'di vs b2'.E221 'di vs b2'.F214:'di vs b2'.F214 'di vs b2'.F215:'di vs b2'.F221 'di vs b2'.G214:'di vs b2'.G214 'di vs b2'.G215:'di vs b2'.G221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2" draw:style-name="gr1" draw:text-style-name="P1" svg:width="6.2988in" svg:height="3.5429in" svg:x="14.2228in" svg:y="36.002in">
            <draw:object draw:notify-on-update-of-ranges="'di vs b2'.A225:'di vs b2'.A231 'di vs b2'.C224:'di vs b2'.C224 'di vs b2'.C225:'di vs b2'.C231 'di vs b2'.D224:'di vs b2'.D224 'di vs b2'.D225:'di vs b2'.D231 'di vs b2'.E224:'di vs b2'.E224 'di vs b2'.E225:'di vs b2'.E231 'di vs b2'.F224:'di vs b2'.F224 'di vs b2'.F225:'di vs b2'.F231 'di vs b2'.G224:'di vs b2'.G224 'di vs b2'.G225:'di vs b2'.G231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13" draw:style-name="gr1" draw:text-style-name="P1" svg:width="4.3461in" svg:height="3.5429in" svg:x="14.211in" svg:y="21.5843in">
            <draw:object draw:notify-on-update-of-ranges="'di vs b2'.K130:'di vs b2'.K135 'di vs b2'.L129:'di vs b2'.L129 'di vs b2'.L130:'di vs b2'.L135 'di vs b2'.M129:'di vs b2'.M129 'di vs b2'.M130:'di vs b2'.M135 'di vs b2'.N129:'di vs b2'.N129 'di vs b2'.N130:'di vs b2'.N135 'di vs b2'.O129:'di vs b2'.O129 'di vs b2'.O130:'di vs b2'.O135"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14" draw:style-name="gr1" draw:text-style-name="P1" svg:width="4.4197in" svg:height="3.5429in" svg:x="19.5563in" svg:y="21.5835in">
            <draw:object draw:notify-on-update-of-ranges="'di vs b2'.K141:'di vs b2'.K146 'di vs b2'.N140:'di vs b2'.N140 'di vs b2'.N141:'di vs b2'.N146 'di vs b2'.O140:'di vs b2'.O140 'di vs b2'.O141:'di vs b2'.O146"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15" draw:style-name="gr1" draw:text-style-name="P1" svg:width="6.2988in" svg:height="3.5429in" svg:x="15.1114in" svg:y="25.3295in">
            <draw:object draw:notify-on-update-of-ranges="'di vs b2'.K151:'di vs b2'.K156 'di vs b2'.L150:'di vs b2'.L150 'di vs b2'.L151:'di vs b2'.L156 'di vs b2'.M150:'di vs b2'.M150 'di vs b2'.M151:'di vs b2'.M156 'di vs b2'.N150:'di vs b2'.N150 'di vs b2'.N151:'di vs b2'.N156 'di vs b2'.P150:'di vs b2'.P150 'di vs b2'.P151:'di vs b2'.P156"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6" draw:style-name="gr1" draw:text-style-name="P1" svg:width="6.2988in" svg:height="3.5429in" svg:x="22.2228in" svg:y="25.3295in">
            <draw:object draw:notify-on-update-of-ranges="'di vs b2'.K161:'di vs b2'.K166 'di vs b2'.L160:'di vs b2'.L160 'di vs b2'.L161:'di vs b2'.L166 'di vs b2'.M160:'di vs b2'.M160 'di vs b2'.M161:'di vs b2'.M166 'di vs b2'.N160:'di vs b2'.N160 'di vs b2'.N161:'di vs b2'.N166 'di vs b2'.P160:'di vs b2'.P160 'di vs b2'.P161:'di vs b2'.P166"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B2</text:p>
          </table:table-cell>
          <table:table-cell office:value-type="string">
            <text:p>(C-B) Dissemination</text:p>
          </table:table-cell>
          <table:table-cell office:value-type="string">
            <text:p>(C-B) B2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">
            <text:p>126.5</text:p>
          </table:table-cell>
          <table:table-cell office:value-type="float" office:value="150.005">
            <text:p>150.005</text:p>
          </table:table-cell>
          <table:table-cell office:value-type="float" office:value="125.5">
            <text:p>125.5</text:p>
          </table:table-cell>
          <table:table-cell office:value-type="float" office:value="50.005">
            <text:p>50.005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.897">
            <text:p>303.897</text:p>
          </table:table-cell>
          <table:table-cell office:value-type="float" office:value="219.27">
            <text:p>219.27</text:p>
          </table:table-cell>
          <table:table-cell office:value-type="float" office:value="203.381">
            <text:p>203.381</text:p>
          </table:table-cell>
          <table:table-cell office:value-type="float" office:value="60.68">
            <text:p>60.68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0.908">
            <text:p>320.908</text:p>
          </table:table-cell>
          <table:table-cell office:value-type="float" office:value="267.384">
            <text:p>267.384</text:p>
          </table:table-cell>
          <table:table-cell office:value-type="float" office:value="211.129">
            <text:p>211.129</text:p>
          </table:table-cell>
          <table:table-cell office:value-type="float" office:value="66.477">
            <text:p>66.477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B2</text:p>
          </table:table-cell>
          <table:table-cell office:value-type="string">
            <text:p>(C-B) Dissemination</text:p>
          </table:table-cell>
          <table:table-cell office:value-type="string">
            <text:p>(C-B) B2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45">
            <text:p>106.045</text:p>
          </table:table-cell>
          <table:table-cell office:value-type="float" office:value="150.004">
            <text:p>150.004</text:p>
          </table:table-cell>
          <table:table-cell office:value-type="float" office:value="105.045">
            <text:p>105.045</text:p>
          </table:table-cell>
          <table:table-cell office:value-type="float" office:value="50.004">
            <text:p>50.004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.681">
            <text:p>260.681</text:p>
          </table:table-cell>
          <table:table-cell office:value-type="float" office:value="191.137">
            <text:p>191.137</text:p>
          </table:table-cell>
          <table:table-cell office:value-type="float" office:value="160.162">
            <text:p>160.162</text:p>
          </table:table-cell>
          <table:table-cell office:value-type="float" office:value="39.002">
            <text:p>39.002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.999">
            <text:p>261.999</text:p>
          </table:table-cell>
          <table:table-cell office:value-type="float" office:value="218.572">
            <text:p>218.572</text:p>
          </table:table-cell>
          <table:table-cell office:value-type="float" office:value="159.152">
            <text:p>159.152</text:p>
          </table:table-cell>
          <table:table-cell office:value-type="float" office:value="31.0599999999999">
            <text:p>31.06</text:p>
          </table:table-cell>
          <table:table-cell table:number-columns-repeated="14"/>
        </table:table-row>
        <table:table-row table:style-name="ro2" table:number-rows-repeated="11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office:value-type="float" office:value="259.286">
            <text:p>259.286</text:p>
          </table:table-cell>
          <table:table-cell office:value-type="float" office:value="165.777">
            <text:p>165.777</text:p>
          </table:table-cell>
          <table:table-cell office:value-type="float" office:value="191.344">
            <text:p>191.344</text:p>
          </table:table-cell>
          <table:table-cell office:value-type="float" office:value="196.548">
            <text:p>196.548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.286">
            <text:p>14.286</text:p>
          </table:table-cell>
          <table:table-cell office:value-type="float" office:value="245">
            <text:p>245</text:p>
          </table:table-cell>
          <table:table-cell office:value-type="float" office:value="162.572">
            <text:p>162.572</text:p>
          </table:table-cell>
          <table:table-cell office:value-type="float" office:value="188.055">
            <text:p>188.055</text:p>
          </table:table-cell>
          <table:table-cell office:value-type="float" office:value="193.619">
            <text:p>193.619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.667">
            <text:p>16.667</text:p>
          </table:table-cell>
          <table:table-cell office:value-type="float" office:value="228.333">
            <text:p>228.333</text:p>
          </table:table-cell>
          <table:table-cell office:value-type="float" office:value="158.735">
            <text:p>158.735</text:p>
          </table:table-cell>
          <table:table-cell office:value-type="float" office:value="184.121">
            <text:p>184.121</text:p>
          </table:table-cell>
          <table:table-cell office:value-type="float" office:value="190.099">
            <text:p>190.099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08.333">
            <text:p>208.333</text:p>
          </table:table-cell>
          <table:table-cell office:value-type="float" office:value="153.997">
            <text:p>153.997</text:p>
          </table:table-cell>
          <table:table-cell office:value-type="float" office:value="179.269">
            <text:p>179.269</text:p>
          </table:table-cell>
          <table:table-cell office:value-type="float" office:value="185.698">
            <text:p>185.698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7.886">
            <text:p>147.886</text:p>
          </table:table-cell>
          <table:table-cell office:value-type="float" office:value="173.022">
            <text:p>173.022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9.465">
            <text:p>139.465</text:p>
          </table:table-cell>
          <table:table-cell office:value-type="float" office:value="164.432">
            <text:p>164.432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6.5">
            <text:p>126.5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2592.857">
            <text:p>2592.857</text:p>
          </table:table-cell>
          <table:table-cell office:value-type="float" office:value="106.859">
            <text:p>106.859</text:p>
          </table:table-cell>
          <table:table-cell office:value-type="float" office:value="156.615">
            <text:p>156.615</text:p>
          </table:table-cell>
          <table:table-cell office:value-type="float" office:value="184.626">
            <text:p>184.626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2.857">
            <text:p>142.857</text:p>
          </table:table-cell>
          <table:table-cell office:value-type="float" office:value="2450">
            <text:p>2450</text:p>
          </table:table-cell>
          <table:table-cell office:value-type="float" office:value="106.858">
            <text:p>106.858</text:p>
          </table:table-cell>
          <table:table-cell office:value-type="float" office:value="156.437">
            <text:p>156.437</text:p>
          </table:table-cell>
          <table:table-cell office:value-type="float" office:value="184.191">
            <text:p>184.191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6.667">
            <text:p>166.667</text:p>
          </table:table-cell>
          <table:table-cell office:value-type="float" office:value="2283.333">
            <text:p>2283.333</text:p>
          </table:table-cell>
          <table:table-cell office:value-type="float" office:value="106.853">
            <text:p>106.853</text:p>
          </table:table-cell>
          <table:table-cell office:value-type="float" office:value="156.188">
            <text:p>156.188</text:p>
          </table:table-cell>
          <table:table-cell office:value-type="float" office:value="183.588">
            <text:p>183.588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83.333">
            <text:p>2083.333</text:p>
          </table:table-cell>
          <table:table-cell office:value-type="float" office:value="106.841">
            <text:p>106.841</text:p>
          </table:table-cell>
          <table:table-cell office:value-type="float" office:value="155.812">
            <text:p>155.812</text:p>
          </table:table-cell>
          <table:table-cell office:value-type="float" office:value="182.693">
            <text:p>182.693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833.333">
            <text:p>1833.333</text:p>
          </table:table-cell>
          <table:table-cell office:value-type="float" office:value="106.804">
            <text:p>106.804</text:p>
          </table:table-cell>
          <table:table-cell office:value-type="float" office:value="155.194">
            <text:p>155.194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3.333">
            <text:p>333.333</text:p>
          </table:table-cell>
          <table:table-cell office:value-type="float" office:value="1500">
            <text:p>1500</text:p>
          </table:table-cell>
          <table:table-cell office:value-type="float" office:value="106.671">
            <text:p>106.671</text:p>
          </table:table-cell>
          <table:table-cell office:value-type="float" office:value="154.01">
            <text:p>154.01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06.045">
            <text:p>106.045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4.171">
            <text:p>274.171</text:p>
          </table:table-cell>
          <table:table-cell office:value-type="float" office:value="201.581">
            <text:p>201.581</text:p>
          </table:table-cell>
          <table:table-cell office:value-type="float" office:value="198.155">
            <text:p>198.155</text:p>
          </table:table-cell>
          <table:table-cell table:number-columns-repeated="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1.653">
            <text:p>261.653</text:p>
          </table:table-cell>
          <table:table-cell office:value-type="float" office:value="197.432">
            <text:p>197.432</text:p>
          </table:table-cell>
          <table:table-cell office:value-type="float" office:value="194.867">
            <text:p>194.867</text:p>
          </table:table-cell>
          <table:table-cell table:number-columns-repeated="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7.343">
            <text:p>247.343</text:p>
          </table:table-cell>
          <table:table-cell office:value-type="float" office:value="192.469">
            <text:p>192.469</text:p>
          </table:table-cell>
          <table:table-cell office:value-type="float" office:value="190.92">
            <text:p>190.92</text:p>
          </table:table-cell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.643">
            <text:p>230.643</text:p>
          </table:table-cell>
          <table:table-cell office:value-type="float" office:value="186.349">
            <text:p>186.349</text:p>
          </table:table-cell>
          <table:table-cell office:value-type="float" office:value="186.007">
            <text:p>186.007</text:p>
          </table:table-cell>
          <table:table-cell table:number-columns-repeated="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0.593">
            <text:p>210.593</text:p>
          </table:table-cell>
          <table:table-cell office:value-type="float" office:value="178.475">
            <text:p>178.47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5.508">
            <text:p>185.508</text:p>
          </table:table-cell>
          <table:table-cell office:value-type="float" office:value="167.672">
            <text:p>167.672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005">
            <text:p>152.005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4"/>
        </table:table-row>
        <table:table-row table:style-name="ro1">
          <table:table-cell office:value-type="string">
            <text:p>4 Processe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66.4744288967489">
            <text:p>66.4744288967</text:p>
          </table:table-cell>
          <table:table-cell office:value-type="float" office:value="200.906929630043">
            <text:p>200.90692963</text:p>
          </table:table-cell>
          <table:table-cell table:number-columns-repeated="14"/>
        </table:table-row>
        <table:table-row table:style-name="ro1">
          <table:table-cell office:value-type="string">
            <text:p>3 Processe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60.68">
            <text:p>60.68</text:p>
          </table:table-cell>
          <table:table-cell office:value-type="float" office:value="158.59">
            <text:p>158.59</text:p>
          </table:table-cell>
          <table:table-cell table:number-columns-repeated="14"/>
        </table:table-row>
        <table:table-row table:style-name="ro1">
          <table:table-cell office:value-type="string">
            <text:p>B2 – 2 Processe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.005">
            <text:p>50.005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office:value-type="string">
            <text:p>4 Processe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11.129">
            <text:p>211.129</text:p>
          </table:table-cell>
          <table:table-cell office:value-type="float" office:value="109.779">
            <text:p>109.779</text:p>
          </table:table-cell>
          <table:table-cell table:number-columns-repeated="14"/>
        </table:table-row>
        <table:table-row table:style-name="ro1">
          <table:table-cell office:value-type="string">
            <text:p>3 Processe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3.381">
            <text:p>203.381</text:p>
          </table:table-cell>
          <table:table-cell office:value-type="float" office:value="100.516">
            <text:p>100.516</text:p>
          </table:table-cell>
          <table:table-cell table:number-columns-repeated="14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5.5">
            <text:p>125.5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31.0598101208757">
            <text:p>31.0598101209</text:p>
          </table:table-cell>
          <table:table-cell office:value-type="float" office:value="187.512637187918">
            <text:p>187.5126371879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39.002">
            <text:p>39.002</text:p>
          </table:table-cell>
          <table:table-cell office:value-type="float" office:value="152.135">
            <text:p>152.135</text:p>
          </table:table-cell>
          <table:table-cell table:number-columns-repeated="16"/>
        </table:table-row>
        <table:table-row table:style-name="ro1">
          <table:table-cell office:value-type="string">
            <text:p>B2 – 2 Processes</text:p>
          </table:table-cell>
          <table:table-cell office:value-type="float" office:value="50.004">
            <text:p>50.004</text:p>
          </table:table-cell>
          <table:table-cell office:value-type="float" office:value="99.999">
            <text:p>99.999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159.152">
            <text:p>159.152</text:p>
          </table:table-cell>
          <table:table-cell office:value-type="float" office:value="102.846">
            <text:p>102.846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160.162">
            <text:p>160.162</text:p>
          </table:table-cell>
          <table:table-cell office:value-type="float" office:value="100.519">
            <text:p>100.519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105.045">
            <text:p>105.045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97.1052956541853">
            <text:p>97.1052956542</text:p>
          </table:table-cell>
          <table:table-cell office:value-type="float" office:value="200.030402328193">
            <text:p>200.0304023282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77.611">
            <text:p>77.611</text:p>
          </table:table-cell>
          <table:table-cell office:value-type="float" office:value="158.455">
            <text:p>158.455</text:p>
          </table:table-cell>
          <table:table-cell table:number-columns-repeated="16"/>
        </table:table-row>
        <table:table-row table:style-name="ro1">
          <table:table-cell office:value-type="string">
            <text:p>B2 – 2 Processes</text:p>
          </table:table-cell>
          <table:table-cell office:value-type="float" office:value="50.002">
            <text:p>50.002</text:p>
          </table:table-cell>
          <table:table-cell office:value-type="float" office:value="100">
            <text:p>100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275.729">
            <text:p>275.729</text:p>
          </table:table-cell>
          <table:table-cell office:value-type="float" office:value="111.505">
            <text:p>111.505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251.165">
            <text:p>251.165</text:p>
          </table:table-cell>
          <table:table-cell office:value-type="float" office:value="100.515">
            <text:p>100.515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150.005">
            <text:p>150.005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7.97554208934542">
            <text:p>7.9755420893</text:p>
          </table:table-cell>
          <table:table-cell office:value-type="float" office:value="2.44126730779962">
            <text:p>2.4412673078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4.739">
            <text:p>4.739</text:p>
          </table:table-cell>
          <table:table-cell office:value-type="float" office:value="1.731">
            <text:p>1.731</text:p>
          </table:table-cell>
          <table:table-cell table:number-columns-repeated="16"/>
        </table:table-row>
        <table:table-row table:style-name="ro1">
          <table:table-cell office:value-type="string">
            <text:p>B2 – 2 Processes</text:p>
          </table:table-cell>
          <table:table-cell office:value-type="float" office:value="2">
            <text:p>2</text:p>
          </table:table-cell>
          <table:table-cell office:value-type="float" office:value="0.99">
            <text:p>0.99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.77525187756021">
            <text:p>8.7752518776</text:p>
          </table:table-cell>
          <table:table-cell office:value-type="float" office:value="38.0451522794285">
            <text:p>38.0451522794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4.947">
            <text:p>4.947</text:p>
          </table:table-cell>
          <table:table-cell office:value-type="float" office:value="22.892">
            <text:p>22.892</text:p>
          </table:table-cell>
          <table:table-cell table:number-columns-repeated="16"/>
        </table:table-row>
        <table:table-row table:style-name="ro1">
          <table:table-cell office:value-type="string">
            <text:p>B2 – 2 Processes</text:p>
          </table:table-cell>
          <table:table-cell office:value-type="float" office:value="2">
            <text:p>2</text:p>
          </table:table-cell>
          <table:table-cell office:value-type="float" office:value="9.901">
            <text:p>9.901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0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table:number-columns-repeated="17"/>
        </table:table-row>
        <table:table-row table:style-name="ro1">
          <table:table-cell office:value-type="string">
            <text:p>4 Processes</text:p>
          </table:table-cell>
          <table:table-cell office:value-type="float" office:value="8.72357659589968">
            <text:p>8.7235765959</text:p>
          </table:table-cell>
          <table:table-cell table:number-columns-repeated="17"/>
        </table:table-row>
        <table:table-row table:style-name="ro1">
          <table:table-cell office:value-type="string">
            <text:p>3 Processes</text:p>
          </table:table-cell>
          <table:table-cell office:value-type="float" office:value="4.809">
            <text:p>4.809</text:p>
          </table:table-cell>
          <table:table-cell table:number-columns-repeated="17"/>
        </table:table-row>
        <table:table-row table:style-name="ro1">
          <table:table-cell office:value-type="string">
            <text:p>B2 – 2 Processes</text:p>
          </table:table-cell>
          <table:table-cell office:value-type="float" office:value="1.961">
            <text:p>1.961</text:p>
          </table:table-cell>
          <table:table-cell table:number-columns-repeated="17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table:number-columns-repeated="17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table:number-columns-repeated="17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number of ops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number of ops</text:p>
          </table:table-cell>
          <table:table-cell table:number-columns-repeated="7"/>
        </table:table-row>
        <table:table-row table:style-name="ro4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  <table:table-cell table:number-columns-repeated="2"/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98.72">
            <text:p>598.72</text:p>
          </table:table-cell>
          <table:table-cell office:value-type="float" office:value="7.76">
            <text:p>7.76</text:p>
          </table:table-cell>
          <table:table-cell office:value-type="float" office:value="1210.85">
            <text:p>1210.85</text:p>
          </table:table-cell>
          <table:table-cell office:value-type="float" office:value="11.68">
            <text:p>11.68</text:p>
          </table:table-cell>
          <table:table-cell office:value-type="float" office:value="487.98">
            <text:p>487.98</text:p>
          </table:table-cell>
          <table:table-cell office:value-type="float" office:value="4.56">
            <text:p>4.56</text:p>
          </table:table-cell>
          <table:table-cell/>
          <table:table-cell office:value-type="string">
            <text:p>4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.56">
            <text:p>10.56</text:p>
          </table:table-cell>
          <table:table-cell office:value-type="float" office:value="4.3">
            <text:p>4.3</text:p>
          </table:table-cell>
          <table:table-cell office:value-type="float" office:value="3.38">
            <text:p>3.38</text:p>
          </table:table-cell>
          <table:table-cell office:value-type="float" office:value="2.65">
            <text:p>2.65</text:p>
          </table:table-cell>
          <table:table-cell office:value-type="float" office:value="3.75">
            <text:p>3.75</text:p>
          </table:table-cell>
          <table:table-cell office:value-type="float" office:value="3.46">
            <text:p>3.4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86.13">
            <text:p>486.13</text:p>
          </table:table-cell>
          <table:table-cell office:value-type="float" office:value="6.29">
            <text:p>6.29</text:p>
          </table:table-cell>
          <table:table-cell office:value-type="float" office:value="980.83">
            <text:p>980.83</text:p>
          </table:table-cell>
          <table:table-cell office:value-type="float" office:value="10.19">
            <text:p>10.19</text:p>
          </table:table-cell>
          <table:table-cell office:value-type="float" office:value="491.55">
            <text:p>491.55</text:p>
          </table:table-cell>
          <table:table-cell office:value-type="float" office:value="4.52">
            <text:p>4.52</text:p>
          </table:table-cell>
          <table:table-cell/>
          <table:table-cell office:value-type="string">
            <text:p>3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39">
            <text:p>6.39</text:p>
          </table:table-cell>
          <table:table-cell office:value-type="float" office:value="2.48">
            <text:p>2.48</text:p>
          </table:table-cell>
          <table:table-cell office:value-type="float" office:value="2.01">
            <text:p>2.01</text:p>
          </table:table-cell>
          <table:table-cell office:value-type="float" office:value="1.82">
            <text:p>1.82</text:p>
          </table:table-cell>
          <table:table-cell office:value-type="float" office:value="2.23">
            <text:p>2.23</text:p>
          </table:table-cell>
          <table:table-cell office:value-type="float" office:value="2.17">
            <text:p>2.1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0.58">
            <text:p>380.58</text:p>
          </table:table-cell>
          <table:table-cell office:value-type="float" office:value="4.89">
            <text:p>4.89</text:p>
          </table:table-cell>
          <table:table-cell office:value-type="float" office:value="808.79">
            <text:p>808.79</text:p>
          </table:table-cell>
          <table:table-cell office:value-type="float" office:value="9.06">
            <text:p>9.06</text:p>
          </table:table-cell>
          <table:table-cell office:value-type="float" office:value="372.71">
            <text:p>372.71</text:p>
          </table:table-cell>
          <table:table-cell office:value-type="float" office:value="4.05">
            <text:p>4.05</text:p>
          </table:table-cell>
          <table:table-cell/>
          <table:table-cell office:value-type="string">
            <text:p>Ronny's Fancy – 2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97">
            <text:p>2.97</text:p>
          </table:table-cell>
          <table:table-cell office:value-type="float" office:value="0.99">
            <text:p>0.99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3.04">
            <text:p>283.04</text:p>
          </table:table-cell>
          <table:table-cell office:value-type="float" office:value="3.59">
            <text:p>3.59</text:p>
          </table:table-cell>
          <table:table-cell office:value-type="float" office:value="720.32">
            <text:p>720.32</text:p>
          </table:table-cell>
          <table:table-cell office:value-type="float" office:value="8.59">
            <text:p>8.59</text:p>
          </table:table-cell>
          <table:table-cell office:value-type="float" office:value="311.52">
            <text:p>311.52</text:p>
          </table:table-cell>
          <table:table-cell office:value-type="float" office:value="2.82">
            <text:p>2.82</text:p>
          </table:table-cell>
          <table:table-cell/>
          <table:table-cell office:value-type="string">
            <text:p>4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399.93">
            <text:p>399.93</text:p>
          </table:table-cell>
          <table:table-cell office:value-type="float" office:value="4.45">
            <text:p>4.45</text:p>
          </table:table-cell>
          <table:table-cell office:value-type="float" office:value="102.6">
            <text:p>102.6</text:p>
          </table:table-cell>
          <table:table-cell office:value-type="float" office:value="1.17">
            <text:p>1.1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399.93">
            <text:p>399.93</text:p>
          </table:table-cell>
          <table:table-cell office:value-type="float" office:value="4.45">
            <text:p>4.45</text:p>
          </table:table-cell>
          <table:table-cell office:value-type="float" office:value="102.6">
            <text:p>102.6</text:p>
          </table:table-cell>
          <table:table-cell office:value-type="float" office:value="1.17">
            <text:p>1.17</text:p>
          </table:table-cell>
          <table:table-cell/>
          <table:table-cell office:value-type="string">
            <text:p>3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245.08">
            <text:p>245.08</text:p>
          </table:table-cell>
          <table:table-cell office:value-type="float" office:value="3.65">
            <text:p>3.65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245.08">
            <text:p>245.08</text:p>
          </table:table-cell>
          <table:table-cell office:value-type="float" office:value="3.65">
            <text:p>3.65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  <table:table-cell/>
          <table:table-cell office:value-type="string">
            <text:p>Dissemination – 2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1">
            <text:p>10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1">
            <text:p>10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number of ops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number of ops</text:p>
          </table:table-cell>
          <table:table-cell table:number-columns-repeated="7"/>
        </table:table-row>
        <table:table-row table:style-name="ro4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  <table:table-cell table:number-columns-repeated="2"/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161.93">
            <text:p>12161.93</text:p>
          </table:table-cell>
          <table:table-cell office:value-type="float" office:value="15.81">
            <text:p>15.81</text:p>
          </table:table-cell>
          <table:table-cell office:value-type="float" office:value="1204.07">
            <text:p>1204.07</text:p>
          </table:table-cell>
          <table:table-cell office:value-type="float" office:value="4.37">
            <text:p>4.37</text:p>
          </table:table-cell>
          <table:table-cell office:value-type="float" office:value="502.049999999999">
            <text:p>502.05</text:p>
          </table:table-cell>
          <table:table-cell office:value-type="float" office:value="3.82">
            <text:p>3.82</text:p>
          </table:table-cell>
          <table:table-cell/>
          <table:table-cell office:value-type="string">
            <text:p>4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1.49">
            <text:p>131.49</text:p>
          </table:table-cell>
          <table:table-cell office:value-type="float" office:value="42.47">
            <text:p>42.47</text:p>
          </table:table-cell>
          <table:table-cell office:value-type="float" office:value="1.54">
            <text:p>1.54</text:p>
          </table:table-cell>
          <table:table-cell office:value-type="float" office:value="1.24">
            <text:p>1.24</text:p>
          </table:table-cell>
          <table:table-cell office:value-type="float" office:value="3.21">
            <text:p>3.21</text:p>
          </table:table-cell>
          <table:table-cell office:value-type="float" office:value="3.11">
            <text:p>3.1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856.81">
            <text:p>9856.81</text:p>
          </table:table-cell>
          <table:table-cell office:value-type="float" office:value="12.93">
            <text:p>12.93</text:p>
          </table:table-cell>
          <table:table-cell office:value-type="float" office:value="1003.96">
            <text:p>1003.96</text:p>
          </table:table-cell>
          <table:table-cell office:value-type="float" office:value="4.25">
            <text:p>4.25</text:p>
          </table:table-cell>
          <table:table-cell office:value-type="float" office:value="474.359999999999">
            <text:p>474.36</text:p>
          </table:table-cell>
          <table:table-cell office:value-type="float" office:value="3.82">
            <text:p>3.82</text:p>
          </table:table-cell>
          <table:table-cell/>
          <table:table-cell office:value-type="string">
            <text:p>3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.9">
            <text:p>63.9</text:p>
          </table:table-cell>
          <table:table-cell office:value-type="float" office:value="24.63">
            <text:p>24.63</text:p>
          </table:table-cell>
          <table:table-cell office:value-type="float" office:value="1.27">
            <text:p>1.27</text:p>
          </table:table-cell>
          <table:table-cell office:value-type="float" office:value="1.17">
            <text:p>1.17</text:p>
          </table:table-cell>
          <table:table-cell office:value-type="float" office:value="2.06">
            <text:p>2.06</text:p>
          </table:table-cell>
          <table:table-cell office:value-type="float" office:value="2.04">
            <text:p>2.0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690.76">
            <text:p>7690.76</text:p>
          </table:table-cell>
          <table:table-cell office:value-type="float" office:value="10.09">
            <text:p>10.09</text:p>
          </table:table-cell>
          <table:table-cell office:value-type="float" office:value="816.24">
            <text:p>816.24</text:p>
          </table:table-cell>
          <table:table-cell office:value-type="float" office:value="4.19">
            <text:p>4.19</text:p>
          </table:table-cell>
          <table:table-cell office:value-type="float" office:value="382.809999999999">
            <text:p>382.81</text:p>
          </table:table-cell>
          <table:table-cell office:value-type="float" office:value="3.72">
            <text:p>3.72</text:p>
          </table:table-cell>
          <table:table-cell/>
          <table:table-cell office:value-type="string">
            <text:p>Ronny's Fancy – 2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79">
            <text:p>20.79</text:p>
          </table:table-cell>
          <table:table-cell office:value-type="float" office:value="9.9">
            <text:p>9.9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685.61">
            <text:p>5685.61</text:p>
          </table:table-cell>
          <table:table-cell office:value-type="float" office:value="7.31">
            <text:p>7.31</text:p>
          </table:table-cell>
          <table:table-cell office:value-type="float" office:value="703.990000000001">
            <text:p>703.99</text:p>
          </table:table-cell>
          <table:table-cell office:value-type="float" office:value="4.75">
            <text:p>4.75</text:p>
          </table:table-cell>
          <table:table-cell office:value-type="float" office:value="325.599999999999">
            <text:p>325.6</text:p>
          </table:table-cell>
          <table:table-cell office:value-type="float" office:value="2.94">
            <text:p>2.94</text:p>
          </table:table-cell>
          <table:table-cell/>
          <table:table-cell office:value-type="string">
            <text:p>4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401.98">
            <text:p>401.98</text:p>
          </table:table-cell>
          <table:table-cell office:value-type="float" office:value="2.35">
            <text:p>2.35</text:p>
          </table:table-cell>
          <table:table-cell office:value-type="float" office:value="102.54">
            <text:p>102.54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401.98">
            <text:p>401.98</text:p>
          </table:table-cell>
          <table:table-cell office:value-type="float" office:value="2.35">
            <text:p>2.35</text:p>
          </table:table-cell>
          <table:table-cell office:value-type="float" office:value="102.54">
            <text:p>102.54</text:p>
          </table:table-cell>
          <table:table-cell office:value-type="float" office:value="1.03">
            <text:p>1.03</text:p>
          </table:table-cell>
          <table:table-cell/>
          <table:table-cell office:value-type="string">
            <text:p>3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250.8">
            <text:p>250.8</text:p>
          </table:table-cell>
          <table:table-cell office:value-type="float" office:value="2.3">
            <text:p>2.3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250.8">
            <text:p>250.8</text:p>
          </table:table-cell>
          <table:table-cell office:value-type="float" office:value="2.3">
            <text:p>2.3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  <table:table-cell/>
          <table:table-cell office:value-type="string">
            <text:p>Dissemination – 2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1">
            <text:p>101</text:p>
          </table:table-cell>
          <table:table-cell office:value-type="float" office:value="1.09">
            <text:p>1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1">
            <text:p>101</text:p>
          </table:table-cell>
          <table:table-cell office:value-type="float" office:value="1.09">
            <text:p>1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4">
          <table:table-cell office:value-type="string">
            <text:p>work=100</text:p>
          </table:table-cell>
          <table:table-cell office:value-type="string">
            <text:p>dissemination, mJ per phase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mJ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 office:value-type="float" office:value="3.88">
            <text:p>3.88</text:p>
          </table:table-cell>
          <table:table-cell office:value-type="float" office:value="6.07">
            <text:p>6.07</text:p>
          </table:table-cell>
          <table:table-cell office:value-type="float" office:value="3.02">
            <text:p>3.02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0.11">
            <text:p>0.11</text:p>
          </table:table-cell>
          <table:table-cell office:value-type="float" office:value="1.69">
            <text:p>1.69</text:p>
          </table:table-cell>
          <table:table-cell office:value-type="float" office:value="0.83">
            <text:p>0.83</text:p>
          </table:table-cell>
          <table:table-cell office:value-type="float" office:value="1.58">
            <text:p>1.58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3.31">
            <text:p>3.31</text:p>
          </table:table-cell>
          <table:table-cell office:value-type="float" office:value="5.26">
            <text:p>5.26</text:p>
          </table:table-cell>
          <table:table-cell office:value-type="float" office:value="3.02">
            <text:p>3.02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0.15">
            <text:p>0.15</text:p>
          </table:table-cell>
          <table:table-cell office:value-type="float" office:value="1.17">
            <text:p>1.17</text:p>
          </table:table-cell>
          <table:table-cell office:value-type="float" office:value="0.63">
            <text:p>0.63</text:p>
          </table:table-cell>
          <table:table-cell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 office:value-type="float" office:value="2.75">
            <text:p>2.75</text:p>
          </table:table-cell>
          <table:table-cell office:value-type="float" office:value="4.68">
            <text:p>4.68</text:p>
          </table:table-cell>
          <table:table-cell office:value-type="float" office:value="2.65">
            <text:p>2.65</text:p>
          </table:table-cell>
          <table:table-cell table:number-columns-repeated="5"/>
          <table:table-cell office:value-type="string">
            <text:p>B2 – 2 Processes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office:value-type="float" office:value="2.2">
            <text:p>2.2</text:p>
          </table:table-cell>
          <table:table-cell office:value-type="float" office:value="4.55">
            <text:p>4.55</text:p>
          </table:table-cell>
          <table:table-cell office:value-type="float" office:value="2.08">
            <text:p>2.08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0.11">
            <text:p>0.11</text:p>
          </table:table-cell>
          <table:table-cell office:value-type="float" office:value="1.67">
            <text:p>1.67</text:p>
          </table:table-cell>
          <table:table-cell office:value-type="float" office:value="2.62">
            <text:p>2.62</text:p>
          </table:table-cell>
          <table:table-cell office:value-type="float" office:value="0.92">
            <text:p>0.9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1">
            <text:p>0.11</text:p>
          </table:table-cell>
          <table:table-cell office:value-type="float" office:value="1.67">
            <text:p>1.67</text:p>
          </table:table-cell>
          <table:table-cell office:value-type="float" office:value="2.62">
            <text:p>2.62</text:p>
          </table:table-cell>
          <table:table-cell office:value-type="float" office:value="0.92">
            <text:p>0.92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0.15">
            <text:p>0.15</text:p>
          </table:table-cell>
          <table:table-cell office:value-type="float" office:value="1.16">
            <text:p>1.16</text:p>
          </table:table-cell>
          <table:table-cell office:value-type="float" office:value="2.11">
            <text:p>2.11</text:p>
          </table:table-cell>
          <table:table-cell office:value-type="float" office:value="0.84">
            <text:p>0.8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office:value-type="float" office:value="1.16">
            <text:p>1.16</text:p>
          </table:table-cell>
          <table:table-cell office:value-type="float" office:value="2.11">
            <text:p>2.11</text:p>
          </table:table-cell>
          <table:table-cell office:value-type="float" office:value="0.84">
            <text:p>0.84</text:p>
          </table:table-cell>
          <table:table-cell table:number-columns-repeated="5"/>
          <table:table-cell office:value-type="string">
            <text:p>Dissemination – 2 Processes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1.05">
            <text:p>1.05</text:p>
          </table:table-cell>
          <table:table-cell office:value-type="float" office:value="0.00999999999999979">
            <text:p>0.0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1.05">
            <text:p>1.05</text:p>
          </table:table-cell>
          <table:table-cell office:value-type="float" office:value="0.00999999999999979">
            <text:p>0.01</text:p>
          </table:table-cell>
          <table:table-cell table:number-columns-repeated="14"/>
        </table:table-row>
        <table:table-row table:style-name="ro1" table:number-rows-repeated="2">
          <table:table-cell table:number-columns-repeated="19"/>
        </table:table-row>
        <table:table-row table:style-name="ro4">
          <table:table-cell office:value-type="string">
            <text:p>work=1000</text:p>
          </table:table-cell>
          <table:table-cell office:value-type="string">
            <text:p>dissemination, mJ per phase</text:p>
          </table:table-cell>
          <table:table-cell table:number-columns-repeated="8"/>
          <table:table-cell office:value-type="string">
            <text:p>work=1000</text:p>
          </table:table-cell>
          <table:table-cell office:value-type="string">
            <text:p>both, mJ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5">
            <text:p>0.55</text:p>
          </table:table-cell>
          <table:table-cell office:value-type="float" office:value="38.89">
            <text:p>38.89</text:p>
          </table:table-cell>
          <table:table-cell office:value-type="float" office:value="4.19000000000001">
            <text:p>4.19</text:p>
          </table:table-cell>
          <table:table-cell office:value-type="float" office:value="2.84">
            <text:p>2.84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1.1">
            <text:p>1.1</text:p>
          </table:table-cell>
          <table:table-cell office:value-type="float" office:value="16.82">
            <text:p>16.82</text:p>
          </table:table-cell>
          <table:table-cell office:value-type="float" office:value="0.39">
            <text:p>0.39</text:p>
          </table:table-cell>
          <table:table-cell office:value-type="float" office:value="1.45">
            <text:p>1.4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3">
            <text:p>0.63</text:p>
          </table:table-cell>
          <table:table-cell office:value-type="float" office:value="33.08">
            <text:p>33.08</text:p>
          </table:table-cell>
          <table:table-cell office:value-type="float" office:value="3.75">
            <text:p>3.75</text:p>
          </table:table-cell>
          <table:table-cell office:value-type="float" office:value="2.79">
            <text:p>2.79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1.47">
            <text:p>1.47</text:p>
          </table:table-cell>
          <table:table-cell office:value-type="float" office:value="11.65">
            <text:p>11.65</text:p>
          </table:table-cell>
          <table:table-cell office:value-type="float" office:value="0.41">
            <text:p>0.41</text:p>
          </table:table-cell>
          <table:table-cell office:value-type="float" office:value="1.08">
            <text:p>1.08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3">
            <text:p>0.73</text:p>
          </table:table-cell>
          <table:table-cell office:value-type="float" office:value="27.45">
            <text:p>27.45</text:p>
          </table:table-cell>
          <table:table-cell office:value-type="float" office:value="3.37">
            <text:p>3.37</text:p>
          </table:table-cell>
          <table:table-cell office:value-type="float" office:value="2.57">
            <text:p>2.57</text:p>
          </table:table-cell>
          <table:table-cell table:number-columns-repeated="5"/>
          <table:table-cell office:value-type="string">
            <text:p>B2 – 2 Processes</text:p>
          </table:table-cell>
          <table:table-cell office:value-type="float" office:value="2.2">
            <text:p>2.2</text:p>
          </table:table-cell>
          <table:table-cell office:value-type="float" office:value="6.42">
            <text:p>6.42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">
            <text:p>0.88</text:p>
          </table:table-cell>
          <table:table-cell office:value-type="float" office:value="22">
            <text:p>22</text:p>
          </table:table-cell>
          <table:table-cell office:value-type="float" office:value="3.4">
            <text:p>3.4</text:p>
          </table:table-cell>
          <table:table-cell office:value-type="float" office:value="2.16">
            <text:p>2.16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1.98">
            <text:p>1.98</text:p>
          </table:table-cell>
          <table:table-cell office:value-type="float" office:value="0.860000000000003">
            <text:p>0.8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1.98">
            <text:p>1.98</text:p>
          </table:table-cell>
          <table:table-cell office:value-type="float" office:value="0.860000000000003">
            <text:p>0.86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1.47">
            <text:p>1.47</text:p>
          </table:table-cell>
          <table:table-cell office:value-type="float" office:value="11.6">
            <text:p>11.6</text:p>
          </table:table-cell>
          <table:table-cell office:value-type="float" office:value="1.66">
            <text:p>1.66</text:p>
          </table:table-cell>
          <table:table-cell office:value-type="float" office:value="0.84">
            <text:p>0.8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7">
            <text:p>1.47</text:p>
          </table:table-cell>
          <table:table-cell office:value-type="float" office:value="11.6">
            <text:p>11.6</text:p>
          </table:table-cell>
          <table:table-cell office:value-type="float" office:value="1.66">
            <text:p>1.66</text:p>
          </table:table-cell>
          <table:table-cell office:value-type="float" office:value="0.84">
            <text:p>0.84</text:p>
          </table:table-cell>
          <table:table-cell table:number-columns-repeated="5"/>
          <table:table-cell office:value-type="string">
            <text:p>Dissemination – 2 Processes</text:p>
          </table:table-cell>
          <table:table-cell office:value-type="float" office:value="2.2">
            <text:p>2.2</text:p>
          </table:table-cell>
          <table:table-cell office:value-type="float" office:value="6.4">
            <text:p>6.4</text:p>
          </table:table-cell>
          <table:table-cell office:value-type="float" office:value="0.880000000000001">
            <text:p>0.88</text:p>
          </table:table-cell>
          <table:table-cell office:value-type="float" office:value="0.00999999999999979">
            <text:p>0.0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6.4">
            <text:p>6.4</text:p>
          </table:table-cell>
          <table:table-cell office:value-type="float" office:value="0.880000000000001">
            <text:p>0.88</text:p>
          </table:table-cell>
          <table:table-cell office:value-type="float" office:value="0.00999999999999979">
            <text:p>0.01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Watt per phase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Watt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office:value-type="string">
            <text:p>Overall</text:p>
          </table:table-cell>
          <table:table-cell table:number-columns-repeated="5"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29.42">
            <text:p>29.42</text:p>
          </table:table-cell>
          <table:table-cell office:value-type="float" office:value="39.45">
            <text:p>39.45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19.72">
            <text:p>19.72</text:p>
          </table:table-cell>
          <table:table-cell office:value-type="float" office:value="31.2">
            <text:p>31.2</text:p>
          </table:table-cell>
          <table:table-cell office:value-type="float" office:value="23.02">
            <text:p>23.02</text:p>
          </table:table-cell>
          <table:table-cell office:value-type="float" office:value="11.2">
            <text:p>11.2</text:p>
          </table:table-cell>
          <table:table-cell office:value-type="float" office:value="22.15">
            <text:p>22.1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29.25">
            <text:p>29.25</text:p>
          </table:table-cell>
          <table:table-cell office:value-type="float" office:value="36.25">
            <text:p>36.25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17.92">
            <text:p>17.92</text:p>
          </table:table-cell>
          <table:table-cell office:value-type="float" office:value="26.15">
            <text:p>26.15</text:p>
          </table:table-cell>
          <table:table-cell office:value-type="float" office:value="19.48">
            <text:p>19.48</text:p>
          </table:table-cell>
          <table:table-cell office:value-type="float" office:value="11.15">
            <text:p>11.15</text:p>
          </table:table-cell>
          <table:table-cell office:value-type="float" office:value="19.18">
            <text:p>19.18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26.73">
            <text:p>26.73</text:p>
          </table:table-cell>
          <table:table-cell office:value-type="float" office:value="32.61">
            <text:p>32.61</text:p>
          </table:table-cell>
          <table:table-cell table:number-columns-repeated="4"/>
          <table:table-cell office:value-type="string">
            <text:p>B2 – 2 Processes</text:p>
          </table:table-cell>
          <table:table-cell office:value-type="float" office:value="16.05">
            <text:p>16.05</text:p>
          </table:table-cell>
          <table:table-cell office:value-type="float" office:value="21.1">
            <text:p>21.1</text:p>
          </table:table-cell>
          <table:table-cell office:value-type="float" office:value="16.1">
            <text:p>16.1</text:p>
          </table:table-cell>
          <table:table-cell office:value-type="float" office:value="11.1">
            <text:p>11.1</text:p>
          </table:table-cell>
          <table:table-cell office:value-type="float" office:value="16.08">
            <text:p>16.0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25.62">
            <text:p>25.62</text:p>
          </table:table-cell>
          <table:table-cell office:value-type="float" office:value="29.83">
            <text:p>29.83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2.82">
            <text:p>22.82</text:p>
          </table:table-cell>
          <table:table-cell office:value-type="float" office:value="11">
            <text:p>11</text:p>
          </table:table-cell>
          <table:table-cell office:value-type="float" office:value="25.15">
            <text:p>25.1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5.15">
            <text:p>25.15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20.95">
            <text:p>20.95</text:p>
          </table:table-cell>
          <table:table-cell office:value-type="float" office:value="26">
            <text:p>26</text:p>
          </table:table-cell>
          <table:table-cell office:value-type="float" office:value="19.33">
            <text:p>19.33</text:p>
          </table:table-cell>
          <table:table-cell office:value-type="float" office:value="11">
            <text:p>11</text:p>
          </table:table-cell>
          <table:table-cell office:value-type="float" office:value="21.88">
            <text:p>21.8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0.95">
            <text:p>20.95</text:p>
          </table:table-cell>
          <table:table-cell office:value-type="float" office:value="21.88">
            <text:p>21.88</text:p>
          </table:table-cell>
          <table:table-cell table:number-columns-repeated="4"/>
          <table:table-cell office:value-type="string">
            <text:p>Dissemination – 2 Processes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7.37">
            <text:p>17.3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7.37">
            <text:p>17.37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Watt per phase</text:p>
          </table:table-cell>
          <table:table-cell table:number-columns-repeated="8"/>
          <table:table-cell office:value-type="string">
            <text:p>work=1000</text:p>
          </table:table-cell>
          <table:table-cell office:value-type="string">
            <text:p>both, Watt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office:value-type="string">
            <text:p>Overall</text:p>
          </table:table-cell>
          <table:table-cell table:number-columns-repeated="5"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29.2">
            <text:p>29.2</text:p>
          </table:table-cell>
          <table:table-cell office:value-type="float" office:value="36.69">
            <text:p>36.69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19.38">
            <text:p>19.38</text:p>
          </table:table-cell>
          <table:table-cell office:value-type="float" office:value="31.2">
            <text:p>31.2</text:p>
          </table:table-cell>
          <table:table-cell office:value-type="float" office:value="22.94">
            <text:p>22.94</text:p>
          </table:table-cell>
          <table:table-cell office:value-type="float" office:value="11.02">
            <text:p>11.02</text:p>
          </table:table-cell>
          <table:table-cell office:value-type="float" office:value="21.47">
            <text:p>21.47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28.6">
            <text:p>28.6</text:p>
          </table:table-cell>
          <table:table-cell office:value-type="float" office:value="33.09">
            <text:p>33.09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17.78">
            <text:p>17.78</text:p>
          </table:table-cell>
          <table:table-cell office:value-type="float" office:value="26.15">
            <text:p>26.15</text:p>
          </table:table-cell>
          <table:table-cell office:value-type="float" office:value="19.42">
            <text:p>19.42</text:p>
          </table:table-cell>
          <table:table-cell office:value-type="float" office:value="11.02">
            <text:p>11.02</text:p>
          </table:table-cell>
          <table:table-cell office:value-type="float" office:value="18.04">
            <text:p>18.0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26.68">
            <text:p>26.68</text:p>
          </table:table-cell>
          <table:table-cell office:value-type="float" office:value="29.45">
            <text:p>29.45</text:p>
          </table:table-cell>
          <table:table-cell table:number-columns-repeated="4"/>
          <table:table-cell office:value-type="string">
            <text:p>B2 – 2 Processes</text:p>
          </table:table-cell>
          <table:table-cell office:value-type="float" office:value="16.05">
            <text:p>16.05</text:p>
          </table:table-cell>
          <table:table-cell office:value-type="float" office:value="21.1">
            <text:p>21.1</text:p>
          </table:table-cell>
          <table:table-cell office:value-type="float" office:value="16.05">
            <text:p>16.05</text:p>
          </table:table-cell>
          <table:table-cell office:value-type="float" office:value="11.01">
            <text:p>11.01</text:p>
          </table:table-cell>
          <table:table-cell office:value-type="float" office:value="14.68">
            <text:p>14.6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25.78">
            <text:p>25.78</text:p>
          </table:table-cell>
          <table:table-cell office:value-type="float" office:value="26.05">
            <text:p>26.05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2.82">
            <text:p>22.82</text:p>
          </table:table-cell>
          <table:table-cell office:value-type="float" office:value="11">
            <text:p>11</text:p>
          </table:table-cell>
          <table:table-cell office:value-type="float" office:value="22.03">
            <text:p>22.0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2.03">
            <text:p>22.03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20.95">
            <text:p>20.95</text:p>
          </table:table-cell>
          <table:table-cell office:value-type="float" office:value="26">
            <text:p>26</text:p>
          </table:table-cell>
          <table:table-cell office:value-type="float" office:value="19.33">
            <text:p>19.33</text:p>
          </table:table-cell>
          <table:table-cell office:value-type="float" office:value="11">
            <text:p>11</text:p>
          </table:table-cell>
          <table:table-cell office:value-type="float" office:value="18.59">
            <text:p>18.5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0.95">
            <text:p>20.95</text:p>
          </table:table-cell>
          <table:table-cell office:value-type="float" office:value="18.59">
            <text:p>18.59</text:p>
          </table:table-cell>
          <table:table-cell table:number-columns-repeated="4"/>
          <table:table-cell office:value-type="string">
            <text:p>Dissemination – 2 Processes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77">
            <text:p>14.7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4.77">
            <text:p>14.77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operations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R1l</text:p>
          </table:table-cell>
          <table:table-cell office:value-type="string">
            <text:p>R1r</text:p>
          </table:table-cell>
          <table:table-cell office:value-type="string">
            <text:p>R2l</text:p>
          </table:table-cell>
          <table:table-cell office:value-type="string">
            <text:p>R2r</text:p>
          </table:table-cell>
          <table:table-cell office:value-type="string">
            <text:p>R3l</text:p>
          </table:table-cell>
          <table:table-cell office:value-type="string">
            <text:p>R3r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98.72">
            <text:p>598.72</text:p>
          </table:table-cell>
          <table:table-cell office:value-type="float" office:value="7.76">
            <text:p>7.76</text:p>
          </table:table-cell>
          <table:table-cell office:value-type="float" office:value="704.04">
            <text:p>704.04</text:p>
          </table:table-cell>
          <table:table-cell office:value-type="float" office:value="6.22">
            <text:p>6.22</text:p>
          </table:table-cell>
          <table:table-cell office:value-type="float" office:value="686.8">
            <text:p>686.8</text:p>
          </table:table-cell>
          <table:table-cell office:value-type="float" office:value="6.36">
            <text:p>6.36</text:p>
          </table:table-cell>
          <table:table-cell office:value-type="float" office:value="307.99">
            <text:p>307.99</text:p>
          </table:table-cell>
          <table:table-cell office:value-type="float" office:value="3.66">
            <text:p>3.66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86.13">
            <text:p>486.13</text:p>
          </table:table-cell>
          <table:table-cell office:value-type="float" office:value="6.29">
            <text:p>6.29</text:p>
          </table:table-cell>
          <table:table-cell office:value-type="float" office:value="596.95">
            <text:p>596.95</text:p>
          </table:table-cell>
          <table:table-cell office:value-type="float" office:value="5.41">
            <text:p>5.41</text:p>
          </table:table-cell>
          <table:table-cell office:value-type="float" office:value="590.95">
            <text:p>590.95</text:p>
          </table:table-cell>
          <table:table-cell office:value-type="float" office:value="5.78">
            <text:p>5.78</text:p>
          </table:table-cell>
          <table:table-cell office:value-type="float" office:value="284.49">
            <text:p>284.49</text:p>
          </table:table-cell>
          <table:table-cell office:value-type="float" office:value="3.52">
            <text:p>3.52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0.58">
            <text:p>380.58</text:p>
          </table:table-cell>
          <table:table-cell office:value-type="float" office:value="4.89">
            <text:p>4.89</text:p>
          </table:table-cell>
          <table:table-cell office:value-type="float" office:value="493.46">
            <text:p>493.46</text:p>
          </table:table-cell>
          <table:table-cell office:value-type="float" office:value="4.59">
            <text:p>4.59</text:p>
          </table:table-cell>
          <table:table-cell office:value-type="float" office:value="449.66">
            <text:p>449.66</text:p>
          </table:table-cell>
          <table:table-cell office:value-type="float" office:value="5.16">
            <text:p>5.16</text:p>
          </table:table-cell>
          <table:table-cell office:value-type="float" office:value="238.38">
            <text:p>238.38</text:p>
          </table:table-cell>
          <table:table-cell office:value-type="float" office:value="3.35">
            <text:p>3.3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3.04">
            <text:p>283.04</text:p>
          </table:table-cell>
          <table:table-cell office:value-type="float" office:value="3.59">
            <text:p>3.59</text:p>
          </table:table-cell>
          <table:table-cell office:value-type="float" office:value="394.02">
            <text:p>394.02</text:p>
          </table:table-cell>
          <table:table-cell office:value-type="float" office:value="3.76">
            <text:p>3.76</text:p>
          </table:table-cell>
          <table:table-cell office:value-type="float" office:value="405.07">
            <text:p>405.07</text:p>
          </table:table-cell>
          <table:table-cell office:value-type="float" office:value="4.49">
            <text:p>4.49</text:p>
          </table:table-cell>
          <table:table-cell office:value-type="float" office:value="232.75">
            <text:p>232.75</text:p>
          </table:table-cell>
          <table:table-cell office:value-type="float" office:value="3.16">
            <text:p>3.16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299.18">
            <text:p>299.18</text:p>
          </table:table-cell>
          <table:table-cell office:value-type="float" office:value="2.92">
            <text:p>2.92</text:p>
          </table:table-cell>
          <table:table-cell office:value-type="float" office:value="203.35">
            <text:p>203.35</text:p>
          </table:table-cell>
          <table:table-cell office:value-type="float" office:value="2.69">
            <text:p>2.69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193.4">
            <text:p>193.4</text:p>
          </table:table-cell>
          <table:table-cell office:value-type="float" office:value="2.25">
            <text:p>2.25</text:p>
          </table:table-cell>
          <table:table-cell office:value-type="float" office:value="152.7">
            <text:p>152.7</text:p>
          </table:table-cell>
          <table:table-cell office:value-type="float" office:value="2.39">
            <text:p>2.39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2">
            <text:p>102</text:p>
          </table:table-cell>
          <table:table-cell office:value-type="float" office:value="1.5">
            <text:p>1.5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operations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R1l</text:p>
          </table:table-cell>
          <table:table-cell office:value-type="string">
            <text:p>R1r</text:p>
          </table:table-cell>
          <table:table-cell office:value-type="string">
            <text:p>R2l</text:p>
          </table:table-cell>
          <table:table-cell office:value-type="string">
            <text:p>R2r</text:p>
          </table:table-cell>
          <table:table-cell office:value-type="string">
            <text:p>R3l</text:p>
          </table:table-cell>
          <table:table-cell office:value-type="string">
            <text:p>R3r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161.93">
            <text:p>12161.93</text:p>
          </table:table-cell>
          <table:table-cell office:value-type="float" office:value="15.81">
            <text:p>15.81</text:p>
          </table:table-cell>
          <table:table-cell office:value-type="float" office:value="698.97">
            <text:p>698.97</text:p>
          </table:table-cell>
          <table:table-cell office:value-type="float" office:value="1.56">
            <text:p>1.56</text:p>
          </table:table-cell>
          <table:table-cell office:value-type="float" office:value="701.76">
            <text:p>701.76</text:p>
          </table:table-cell>
          <table:table-cell office:value-type="float" office:value="3.51">
            <text:p>3.51</text:p>
          </table:table-cell>
          <table:table-cell office:value-type="float" office:value="305.39">
            <text:p>305.39</text:p>
          </table:table-cell>
          <table:table-cell office:value-type="float" office:value="3.12">
            <text:p>3.12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856.81">
            <text:p>9856.81</text:p>
          </table:table-cell>
          <table:table-cell office:value-type="float" office:value="12.93">
            <text:p>12.93</text:p>
          </table:table-cell>
          <table:table-cell office:value-type="float" office:value="596.89">
            <text:p>596.89</text:p>
          </table:table-cell>
          <table:table-cell office:value-type="float" office:value="1.51">
            <text:p>1.51</text:p>
          </table:table-cell>
          <table:table-cell office:value-type="float" office:value="600.93">
            <text:p>600.93</text:p>
          </table:table-cell>
          <table:table-cell office:value-type="float" office:value="3.46">
            <text:p>3.46</text:p>
          </table:table-cell>
          <table:table-cell office:value-type="float" office:value="280.49">
            <text:p>280.49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690.76">
            <text:p>7690.76</text:p>
          </table:table-cell>
          <table:table-cell office:value-type="float" office:value="10.09">
            <text:p>10.09</text:p>
          </table:table-cell>
          <table:table-cell office:value-type="float" office:value="496.15">
            <text:p>496.15</text:p>
          </table:table-cell>
          <table:table-cell office:value-type="float" office:value="1.45">
            <text:p>1.45</text:p>
          </table:table-cell>
          <table:table-cell office:value-type="float" office:value="465.23">
            <text:p>465.23</text:p>
          </table:table-cell>
          <table:table-cell office:value-type="float" office:value="3.39">
            <text:p>3.39</text:p>
          </table:table-cell>
          <table:table-cell office:value-type="float" office:value="237.67">
            <text:p>237.67</text:p>
          </table:table-cell>
          <table:table-cell office:value-type="float" office:value="3.07">
            <text:p>3.07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685.61">
            <text:p>5685.61</text:p>
          </table:table-cell>
          <table:table-cell office:value-type="float" office:value="7.31">
            <text:p>7.31</text:p>
          </table:table-cell>
          <table:table-cell office:value-type="float" office:value="397.35">
            <text:p>397.35</text:p>
          </table:table-cell>
          <table:table-cell office:value-type="float" office:value="1.37">
            <text:p>1.37</text:p>
          </table:table-cell>
          <table:table-cell office:value-type="float" office:value="402.47">
            <text:p>402.47</text:p>
          </table:table-cell>
          <table:table-cell office:value-type="float" office:value="3.29">
            <text:p>3.29</text:p>
          </table:table-cell>
          <table:table-cell office:value-type="float" office:value="229.76">
            <text:p>229.76</text:p>
          </table:table-cell>
          <table:table-cell office:value-type="float" office:value="3.03">
            <text:p>3.0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301.46">
            <text:p>301.46</text:p>
          </table:table-cell>
          <table:table-cell office:value-type="float" office:value="1.26">
            <text:p>1.26</text:p>
          </table:table-cell>
          <table:table-cell office:value-type="float" office:value="203.06">
            <text:p>203.06</text:p>
          </table:table-cell>
          <table:table-cell office:value-type="float" office:value="2.12">
            <text:p>2.12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199.28">
            <text:p>199.28</text:p>
          </table:table-cell>
          <table:table-cell office:value-type="float" office:value="1.21">
            <text:p>1.21</text:p>
          </table:table-cell>
          <table:table-cell office:value-type="float" office:value="152.54">
            <text:p>152.54</text:p>
          </table:table-cell>
          <table:table-cell office:value-type="float" office:value="2.08">
            <text:p>2.08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2">
            <text:p>102</text:p>
          </table:table-cell>
          <table:table-cell office:value-type="float" office:value="1.09">
            <text:p>1.09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micro joule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 office:value-type="float" office:value="3.94">
            <text:p>3.94</text:p>
          </table:table-cell>
          <table:table-cell office:value-type="float" office:value="3.38">
            <text:p>3.38</text:p>
          </table:table-cell>
          <table:table-cell office:value-type="float" office:value="3.49">
            <text:p>3.49</text:p>
          </table:table-cell>
          <table:table-cell office:value-type="float" office:value="2.21">
            <text:p>2.21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3.37">
            <text:p>3.37</text:p>
          </table:table-cell>
          <table:table-cell office:value-type="float" office:value="2.99">
            <text:p>2.99</text:p>
          </table:table-cell>
          <table:table-cell office:value-type="float" office:value="3.17">
            <text:p>3.17</text:p>
          </table:table-cell>
          <table:table-cell office:value-type="float" office:value="2.12">
            <text:p>2.12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 office:value-type="float" office:value="2.82">
            <text:p>2.82</text:p>
          </table:table-cell>
          <table:table-cell office:value-type="float" office:value="2.6">
            <text:p>2.6</text:p>
          </table:table-cell>
          <table:table-cell office:value-type="float" office:value="2.74">
            <text:p>2.74</text:p>
          </table:table-cell>
          <table:table-cell office:value-type="float" office:value="1.98">
            <text:p>1.98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office:value-type="float" office:value="2.29">
            <text:p>2.29</text:p>
          </table:table-cell>
          <table:table-cell office:value-type="float" office:value="2.22">
            <text:p>2.22</text:p>
          </table:table-cell>
          <table:table-cell office:value-type="float" office:value="2.5">
            <text:p>2.5</text:p>
          </table:table-cell>
          <table:table-cell office:value-type="float" office:value="1.91">
            <text:p>1.91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1">
            <text:p>0.11</text:p>
          </table:table-cell>
          <table:table-cell office:value-type="float" office:value="1.78">
            <text:p>1.78</text:p>
          </table:table-cell>
          <table:table-cell office:value-type="float" office:value="1.83">
            <text:p>1.83</text:p>
          </table:table-cell>
          <table:table-cell office:value-type="float" office:value="1.71">
            <text:p>1.71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office:value-type="float" office:value="1.31">
            <text:p>1.31</text:p>
          </table:table-cell>
          <table:table-cell office:value-type="float" office:value="1.45">
            <text:p>1.45</text:p>
          </table:table-cell>
          <table:table-cell office:value-type="float" office:value="1.51">
            <text:p>1.51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0.86">
            <text:p>0.86</text:p>
          </table:table-cell>
          <table:table-cell office:value-type="float" office:value="1.06">
            <text:p>1.06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micro joule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5">
            <text:p>0.55</text:p>
          </table:table-cell>
          <table:table-cell office:value-type="float" office:value="39.44">
            <text:p>39.44</text:p>
          </table:table-cell>
          <table:table-cell office:value-type="float" office:value="2.18">
            <text:p>2.18</text:p>
          </table:table-cell>
          <table:table-cell office:value-type="float" office:value="2.79">
            <text:p>2.79</text:p>
          </table:table-cell>
          <table:table-cell office:value-type="float" office:value="2.05">
            <text:p>2.05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3">
            <text:p>0.63</text:p>
          </table:table-cell>
          <table:table-cell office:value-type="float" office:value="33.71">
            <text:p>33.71</text:p>
          </table:table-cell>
          <table:table-cell office:value-type="float" office:value="1.97">
            <text:p>1.97</text:p>
          </table:table-cell>
          <table:table-cell office:value-type="float" office:value="2.58">
            <text:p>2.58</text:p>
          </table:table-cell>
          <table:table-cell office:value-type="float" office:value="1.99">
            <text:p>1.99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3">
            <text:p>0.73</text:p>
          </table:table-cell>
          <table:table-cell office:value-type="float" office:value="28.18">
            <text:p>28.18</text:p>
          </table:table-cell>
          <table:table-cell office:value-type="float" office:value="1.75">
            <text:p>1.75</text:p>
          </table:table-cell>
          <table:table-cell office:value-type="float" office:value="2.29">
            <text:p>2.29</text:p>
          </table:table-cell>
          <table:table-cell office:value-type="float" office:value="1.9">
            <text:p>1.9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">
            <text:p>0.88</text:p>
          </table:table-cell>
          <table:table-cell office:value-type="float" office:value="22.88">
            <text:p>22.88</text:p>
          </table:table-cell>
          <table:table-cell office:value-type="float" office:value="1.54">
            <text:p>1.54</text:p>
          </table:table-cell>
          <table:table-cell office:value-type="float" office:value="2.15">
            <text:p>2.15</text:p>
          </table:table-cell>
          <table:table-cell office:value-type="float" office:value="1.87">
            <text:p>1.87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17.83">
            <text:p>17.83</text:p>
          </table:table-cell>
          <table:table-cell office:value-type="float" office:value="1.32">
            <text:p>1.32</text:p>
          </table:table-cell>
          <table:table-cell office:value-type="float" office:value="1.51">
            <text:p>1.51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7">
            <text:p>1.47</text:p>
          </table:table-cell>
          <table:table-cell office:value-type="float" office:value="13.07">
            <text:p>13.07</text:p>
          </table:table-cell>
          <table:table-cell office:value-type="float" office:value="1.11">
            <text:p>1.11</text:p>
          </table:table-cell>
          <table:table-cell office:value-type="float" office:value="1.4">
            <text:p>1.4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8.6">
            <text:p>8.6</text:p>
          </table:table-cell>
          <table:table-cell office:value-type="float" office:value="0.89">
            <text:p>0.89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watt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office:value-type="string">
            <text:p>Overall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45.57">
            <text:p>45.57</text:p>
          </table:table-cell>
          <table:table-cell office:value-type="float" office:value="28.15">
            <text:p>28.15</text:p>
          </table:table-cell>
          <table:table-cell office:value-type="float" office:value="39.45">
            <text:p>39.45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42.08">
            <text:p>42.08</text:p>
          </table:table-cell>
          <table:table-cell office:value-type="float" office:value="27.44">
            <text:p>27.44</text:p>
          </table:table-cell>
          <table:table-cell office:value-type="float" office:value="36.25">
            <text:p>36.25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37.23">
            <text:p>37.23</text:p>
          </table:table-cell>
          <table:table-cell office:value-type="float" office:value="26.09">
            <text:p>26.09</text:p>
          </table:table-cell>
          <table:table-cell office:value-type="float" office:value="32.61">
            <text:p>32.61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34.83">
            <text:p>34.83</text:p>
          </table:table-cell>
          <table:table-cell office:value-type="float" office:value="25.78">
            <text:p>25.78</text:p>
          </table:table-cell>
          <table:table-cell office:value-type="float" office:value="29.83">
            <text:p>29.83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4.66">
            <text:p>24.66</text:p>
          </table:table-cell>
          <table:table-cell/>
          <table:table-cell office:value-type="float" office:value="25.15">
            <text:p>25.15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2.91">
            <text:p>22.91</text:p>
          </table:table-cell>
          <table:table-cell/>
          <table:table-cell office:value-type="float" office:value="21.88">
            <text:p>21.88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.96">
            <text:p>20.96</text:p>
          </table:table-cell>
          <table:table-cell table:number-columns-repeated="2"/>
          <table:table-cell office:value-type="float" office:value="17.37">
            <text:p>17.37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watt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office:value-type="string">
            <text:p>Overall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44.62">
            <text:p>44.62</text:p>
          </table:table-cell>
          <table:table-cell office:value-type="float" office:value="27.72">
            <text:p>27.72</text:p>
          </table:table-cell>
          <table:table-cell office:value-type="float" office:value="36.69">
            <text:p>36.69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41.26">
            <text:p>41.26</text:p>
          </table:table-cell>
          <table:table-cell office:value-type="float" office:value="27.03">
            <text:p>27.03</text:p>
          </table:table-cell>
          <table:table-cell office:value-type="float" office:value="33.09">
            <text:p>33.09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36.73">
            <text:p>36.73</text:p>
          </table:table-cell>
          <table:table-cell office:value-type="float" office:value="25.84">
            <text:p>25.84</text:p>
          </table:table-cell>
          <table:table-cell office:value-type="float" office:value="29.45">
            <text:p>29.45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34.47">
            <text:p>34.47</text:p>
          </table:table-cell>
          <table:table-cell office:value-type="float" office:value="25.59">
            <text:p>25.59</text:p>
          </table:table-cell>
          <table:table-cell office:value-type="float" office:value="26.05">
            <text:p>26.05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4.37">
            <text:p>24.37</text:p>
          </table:table-cell>
          <table:table-cell/>
          <table:table-cell office:value-type="float" office:value="22.03">
            <text:p>22.03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2.7">
            <text:p>22.7</text:p>
          </table:table-cell>
          <table:table-cell/>
          <table:table-cell office:value-type="float" office:value="18.59">
            <text:p>18.59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.95">
            <text:p>20.95</text:p>
          </table:table-cell>
          <table:table-cell table:number-columns-repeated="2"/>
          <table:table-cell office:value-type="float" office:value="14.77">
            <text:p>14.7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00/00/0000</text:date>, <text:time style:data-style-name="N2" text:time-value="0000-00-00T15:08: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2-04T15:15:26</dc:date>
    <meta:editing-duration>P2DT7H24M24S</meta:editing-duration>
    <meta:editing-cycles>245</meta:editing-cycles>
    <meta:print-date>2013-10-16T17:09:16</meta:print-date>
    <meta:document-statistic meta:table-count="2" meta:cell-count="2162" meta:object-count="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sterisk" chart:symbol-width="0.3cm" chart:symbol-height="0.3cm">
        <chart:symbol-image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3cm" chart:symbol-height="0.3cm">
        <chart:symbol-image xlink:href="Pictures/2000000E000000DF000000DF0E5F72FF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3cm" chart:symbol-height="0.3cm">
        <chart:symbol-image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3cm" chart:symbol-height="0.3cm">
        <chart:symbol-image xlink:href="Pictures/2000000E000000DD000000DDF76FAC48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b1'.A2:'cc vs b1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b1'.A3:'cc vs b1'.A5"/>
          </chart:axis>
          <chart:axis chart:dimension="y" chart:name="primary-y" chart:style-name="ch6">
            <chart:title svg:x="0.451cm" svg:y="4.706cm" chart:style-name="ch7">
              <text:p>Cycles</text:p>
            </chart:title>
            <chart:grid chart:style-name="ch8" chart:class="major"/>
          </chart:axis>
          <chart:series chart:style-name="ch9" chart:values-cell-range-address="'cc vs b1'.B3:'cc vs b1'.B5" chart:label-cell-address="'cc vs b1'.B2:'cc vs b1'.B2" chart:class="chart:line">
            <chart:data-point chart:repeated="3"/>
          </chart:series>
          <chart:series chart:style-name="ch10" chart:values-cell-range-address="'cc vs b1'.C3:'cc vs b1'.C5" chart:label-cell-address="'cc vs b1'.C2:'cc vs b1'.C2" chart:class="chart:line">
            <chart:data-point chart:repeated="3"/>
          </chart:series>
          <chart:series chart:style-name="ch11" chart:values-cell-range-address="'cc vs b1'.D3:'cc vs b1'.D5" chart:label-cell-address="'cc vs b1'.D2:'cc vs b1'.D2" chart:class="chart:line">
            <chart:data-point chart:repeated="3"/>
          </chart:series>
          <chart:series chart:style-name="ch12" chart:values-cell-range-address="'cc vs b1'.E3:'cc vs b1'.E5" chart:label-cell-address="'cc vs b1'.E2:'cc vs b1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b1'.B2:'cc vs b1'.B2</svg:desc>
                </draw:g>
              </table:table-cell>
              <table:table-cell office:value-type="string">
                <text:p>(D-B) B1</text:p>
                <draw:g>
                  <svg:desc>'cc vs b1'.C2:'cc vs b1'.C2</svg:desc>
                </draw:g>
              </table:table-cell>
              <table:table-cell office:value-type="string">
                <text:p>(C-B) Central Counter</text:p>
                <draw:g>
                  <svg:desc>'cc vs b1'.D2:'cc vs b1'.D2</svg:desc>
                </draw:g>
              </table:table-cell>
              <table:table-cell office:value-type="string">
                <text:p>(C-B) B1</text:p>
                <draw:g>
                  <svg:desc>'cc vs b1'.E2:'cc vs b1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b1'.A3:'cc vs b1'.A5</svg:desc>
                </draw:g>
              </table:table-cell>
              <table:table-cell office:value-type="float" office:value="204.544">
                <text:p>204.544</text:p>
                <draw:g>
                  <svg:desc>'cc vs b1'.B3:'cc vs b1'.B5</svg:desc>
                </draw:g>
              </table:table-cell>
              <table:table-cell office:value-type="float" office:value="201.865">
                <text:p>201.865</text:p>
                <draw:g>
                  <svg:desc>'cc vs b1'.C3:'cc vs b1'.C5</svg:desc>
                </draw:g>
              </table:table-cell>
              <table:table-cell office:value-type="float" office:value="155.505">
                <text:p>155.505</text:p>
                <draw:g>
                  <svg:desc>'cc vs b1'.D3:'cc vs b1'.D5</svg:desc>
                </draw:g>
              </table:table-cell>
              <table:table-cell office:value-type="float" office:value="151.827">
                <text:p>151.827</text:p>
                <draw:g>
                  <svg:desc>'cc vs b1'.E3:'cc vs b1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15" draw:display-name="Gradient 15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76cm" svg:y="3.454cm" style:legend-expansion="high" chart:style-name="ch2"/>
        <chart:plot-area chart:style-name="ch3" table:cell-range-address="'di vs b2'.A8:'di vs b2'.E11" chart:data-source-has-labels="both" svg:x="1.331cm" svg:y="0.855cm" svg:width="10.205cm" svg:height="6.984cm">
          <chartooo:coordinate-region svg:x="2.138cm" svg:y="1.054cm" svg:width="9.304cm" svg:height="6.138cm"/>
          <chart:axis chart:dimension="x" chart:name="primary-x" chart:style-name="ch4" chartooo:axis-type="auto">
            <chartooo:date-scale/>
            <chart:title svg:x="5.737cm" svg:y="8.076cm" chart:style-name="ch5">
              <text:p>Process count</text:p>
            </chart:title>
            <chart:categories table:cell-range-address="'di vs b2'.A9:'di vs b2'.A11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b2'.B9:'di vs b2'.B11" chart:label-cell-address="'di vs b2'.B8:'di vs b2'.B8" chart:class="chart:line">
            <chart:data-point chart:repeated="3"/>
          </chart:series>
          <chart:series chart:style-name="ch10" chart:values-cell-range-address="'di vs b2'.C9:'di vs b2'.C11" chart:label-cell-address="'di vs b2'.C8:'di vs b2'.C8" chart:class="chart:line">
            <chart:data-point chart:repeated="3"/>
          </chart:series>
          <chart:series chart:style-name="ch11" chart:values-cell-range-address="'di vs b2'.D9:'di vs b2'.D11" chart:label-cell-address="'di vs b2'.D8:'di vs b2'.D8" chart:class="chart:line">
            <chart:data-point chart:repeated="3"/>
          </chart:series>
          <chart:series chart:style-name="ch12" chart:values-cell-range-address="'di vs b2'.E9:'di vs b2'.E11" chart:label-cell-address="'di vs b2'.E8:'di vs b2'.E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b2'.B8:'di vs b2'.B8</svg:desc>
                </draw:g>
              </table:table-cell>
              <table:table-cell office:value-type="string">
                <text:p>(D-B) B2</text:p>
                <draw:g>
                  <svg:desc>'di vs b2'.C8:'di vs b2'.C8</svg:desc>
                </draw:g>
              </table:table-cell>
              <table:table-cell office:value-type="string">
                <text:p>(C-B) Dissemination</text:p>
                <draw:g>
                  <svg:desc>'di vs b2'.D8:'di vs b2'.D8</svg:desc>
                </draw:g>
              </table:table-cell>
              <table:table-cell office:value-type="string">
                <text:p>(C-B) B2</text:p>
                <draw:g>
                  <svg:desc>'di vs b2'.E8:'di vs b2'.E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b2'.A9:'di vs b2'.A11</svg:desc>
                </draw:g>
              </table:table-cell>
              <table:table-cell office:value-type="float" office:value="106.045">
                <text:p>106.045</text:p>
                <draw:g>
                  <svg:desc>'di vs b2'.B9:'di vs b2'.B11</svg:desc>
                </draw:g>
              </table:table-cell>
              <table:table-cell office:value-type="float" office:value="150.004">
                <text:p>150.004</text:p>
                <draw:g>
                  <svg:desc>'di vs b2'.C9:'di vs b2'.C11</svg:desc>
                </draw:g>
              </table:table-cell>
              <table:table-cell office:value-type="float" office:value="105.045">
                <text:p>105.045</text:p>
                <draw:g>
                  <svg:desc>'di vs b2'.D9:'di vs b2'.D11</svg:desc>
                </draw:g>
              </table:table-cell>
              <table:table-cell office:value-type="float" office:value="50.004">
                <text:p>50.004</text:p>
                <draw:g>
                  <svg:desc>'di vs b2'.E9:'di vs b2'.E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0.681">
                <text:p>260.681</text:p>
              </table:table-cell>
              <table:table-cell office:value-type="float" office:value="191.137">
                <text:p>191.137</text:p>
              </table:table-cell>
              <table:table-cell office:value-type="float" office:value="160.162">
                <text:p>160.162</text:p>
              </table:table-cell>
              <table:table-cell office:value-type="float" office:value="39.002">
                <text:p>39.0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1.999">
                <text:p>261.999</text:p>
              </table:table-cell>
              <table:table-cell office:value-type="float" office:value="218.572">
                <text:p>218.572</text:p>
              </table:table-cell>
              <table:table-cell office:value-type="float" office:value="159.152">
                <text:p>159.152</text:p>
              </table:table-cell>
              <table:table-cell office:value-type="float" office:value="31.0599999999999">
                <text:p>31.0599999999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c5273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2a92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b2'.A24:'di vs b2'.F31" chart:data-source-has-labels="both" svg:x="1.356cm" svg:y="0.855cm" svg:width="9.364cm" svg:height="6.876cm">
          <chartooo:coordinate-region svg:x="1.845cm" svg:y="0.855cm" svg:width="8.516cm" svg:height="6.176cm"/>
          <chart:axis chart:dimension="x" chart:name="primary-x" chart:style-name="ch3" chartooo:axis-type="auto">
            <chartooo:date-scale/>
            <chart:title svg:x="0.451cm" svg:y="5.62cm" chart:style-name="ch4">
              <text:p>Process count</text:p>
            </chart:title>
            <chart:categories table:cell-range-address="'di vs b2'.A25:'di vs b2'.A31"/>
          </chart:axis>
          <chart:axis chart:dimension="y" chart:name="primary-y" chart:style-name="ch5">
            <chart:title svg:x="5.397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b2'.B25:'di vs b2'.B31" chart:label-cell-address="'di vs b2'.B24:'di vs b2'.B24" chart:class="chart:bar">
            <chart:data-point chart:repeated="7"/>
          </chart:series>
          <chart:series chart:style-name="ch9" chart:values-cell-range-address="'di vs b2'.C25:'di vs b2'.C31" chart:label-cell-address="'di vs b2'.C24:'di vs b2'.C24" chart:class="chart:bar">
            <chart:data-point chart:repeated="7"/>
          </chart:series>
          <chart:series chart:style-name="ch10" chart:values-cell-range-address="'di vs b2'.D25:'di vs b2'.D31" chart:label-cell-address="'di vs b2'.D24:'di vs b2'.D24" chart:class="chart:bar">
            <chart:data-point chart:repeated="7"/>
          </chart:series>
          <chart:series chart:style-name="ch11" chart:values-cell-range-address="'di vs b2'.E25:'di vs b2'.E31" chart:label-cell-address="'di vs b2'.E24:'di vs b2'.E24" chart:class="chart:bar">
            <chart:data-point chart:repeated="7"/>
          </chart:series>
          <chart:series chart:style-name="ch12" chart:values-cell-range-address="'di vs b2'.F25:'di vs b2'.F31" chart:label-cell-address="'di vs b2'.F24:'di vs b2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b2'.B24:'di vs b2'.B24</svg:desc>
                </draw:g>
              </table:table-cell>
              <table:table-cell office:value-type="string">
                <text:p>(B) One working</text:p>
                <draw:g>
                  <svg:desc>'di vs b2'.C24:'di vs b2'.C24</svg:desc>
                </draw:g>
              </table:table-cell>
              <table:table-cell office:value-type="string">
                <text:p>(R1) Round 1</text:p>
                <draw:g>
                  <svg:desc>'di vs b2'.D24:'di vs b2'.D24</svg:desc>
                </draw:g>
              </table:table-cell>
              <table:table-cell office:value-type="string">
                <text:p>(R2) Round 2</text:p>
                <draw:g>
                  <svg:desc>'di vs b2'.E24:'di vs b2'.E24</svg:desc>
                </draw:g>
              </table:table-cell>
              <table:table-cell office:value-type="string">
                <text:p>(R3) Round 3</text:p>
                <draw:g>
                  <svg:desc>'di vs b2'.F24:'di vs b2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25:'di vs b2'.A31</svg:desc>
                </draw:g>
              </table:table-cell>
              <table:table-cell office:value-type="float" office:value="12.5">
                <text:p>12.5</text:p>
                <draw:g>
                  <svg:desc>'di vs b2'.B25:'di vs b2'.B31</svg:desc>
                </draw:g>
              </table:table-cell>
              <table:table-cell office:value-type="float" office:value="259.286">
                <text:p>259.286</text:p>
                <draw:g>
                  <svg:desc>'di vs b2'.C25:'di vs b2'.C31</svg:desc>
                </draw:g>
              </table:table-cell>
              <table:table-cell office:value-type="float" office:value="165.777">
                <text:p>165.777</text:p>
                <draw:g>
                  <svg:desc>'di vs b2'.D25:'di vs b2'.D31</svg:desc>
                </draw:g>
              </table:table-cell>
              <table:table-cell office:value-type="float" office:value="191.344">
                <text:p>191.344</text:p>
                <draw:g>
                  <svg:desc>'di vs b2'.E25:'di vs b2'.E31</svg:desc>
                </draw:g>
              </table:table-cell>
              <table:table-cell office:value-type="float" office:value="196.548">
                <text:p>196.548</text:p>
                <draw:g>
                  <svg:desc>'di vs b2'.F25:'di vs b2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16cm" svg:height="9cm" xlink:href=".." xlink:type="simple" chart:class="chart:bar" chart:style-name="ch1">
        <chart:plot-area chart:style-name="ch2" table:cell-range-address="'di vs b2'.A55:'di vs b2'.E61" chart:data-source-has-labels="both" svg:x="0.72cm" svg:y="0.855cm" svg:width="12.256cm" svg:height="6.862cm">
          <chartooo:coordinate-region svg:x="6.395cm" svg:y="0.855cm" svg:width="6.222cm" svg:height="6.162cm"/>
          <chart:axis chart:dimension="x" chart:name="primary-x" chart:style-name="ch3" chartooo:axis-type="auto">
            <chartooo:date-scale/>
            <chart:categories table:cell-range-address="'di vs b2'.A56:'di vs b2'.A61"/>
          </chart:axis>
          <chart:axis chart:dimension="y" chart:name="primary-y" chart:style-name="ch4">
            <chart:title svg:x="8.858cm" svg:y="7.924cm" chart:style-name="ch5">
              <text:p>Cycles</text:p>
            </chart:title>
            <chart:grid chart:style-name="ch6" chart:class="major"/>
          </chart:axis>
          <chart:series chart:style-name="ch7" chart:values-cell-range-address="'di vs b2'.B56:'di vs b2'.B61" chart:label-cell-address="'di vs b2'.B55:'di vs b2'.B55" chart:class="chart:bar">
            <chart:data-point chart:repeated="6"/>
          </chart:series>
          <chart:series chart:style-name="ch8" chart:values-cell-range-address="'di vs b2'.C56:'di vs b2'.C61" chart:label-cell-address="'di vs b2'.C55:'di vs b2'.C55" chart:class="chart:bar">
            <chart:data-point chart:repeated="6"/>
          </chart:series>
          <chart:series chart:style-name="ch9" chart:values-cell-range-address="'di vs b2'.D56:'di vs b2'.D61" chart:label-cell-address="'di vs b2'.D55:'di vs b2'.D55" chart:class="chart:bar">
            <chart:data-point chart:repeated="6"/>
          </chart:series>
          <chart:series chart:style-name="ch10" chart:values-cell-range-address="'di vs b2'.E56:'di vs b2'.E61" chart:label-cell-address="'di vs b2'.E55:'di vs b2'.E5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b2'.B55:'di vs b2'.B55</svg:desc>
                </draw:g>
              </table:table-cell>
              <table:table-cell office:value-type="string">
                <text:p>(B) One working</text:p>
                <draw:g>
                  <svg:desc>'di vs b2'.C55:'di vs b2'.C55</svg:desc>
                </draw:g>
              </table:table-cell>
              <table:table-cell office:value-type="string">
                <text:p>(C) No one left</text:p>
                <draw:g>
                  <svg:desc>'di vs b2'.D55:'di vs b2'.D55</svg:desc>
                </draw:g>
              </table:table-cell>
              <table:table-cell office:value-type="string">
                <text:p>(D) One left</text:p>
                <draw:g>
                  <svg:desc>'di vs b2'.E55:'di vs b2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A56:'di vs b2'.A61</svg:desc>
                </draw:g>
              </table:table-cell>
              <table:table-cell office:value-type="float" office:value="25">
                <text:p>25</text:p>
                <draw:g>
                  <svg:desc>'di vs b2'.B56:'di vs b2'.B61</svg:desc>
                </draw:g>
              </table:table-cell>
              <table:table-cell office:value-type="float" office:value="183.333">
                <text:p>183.333</text:p>
                <draw:g>
                  <svg:desc>'di vs b2'.C56:'di vs b2'.C61</svg:desc>
                </draw:g>
              </table:table-cell>
              <table:table-cell office:value-type="float" office:value="66.4744288967489">
                <text:p>66.4744288967489</text:p>
                <draw:g>
                  <svg:desc>'di vs b2'.D56:'di vs b2'.D61</svg:desc>
                </draw:g>
              </table:table-cell>
              <table:table-cell office:value-type="float" office:value="200.906929630043">
                <text:p>200.906929630043</text:p>
                <draw:g>
                  <svg:desc>'di vs b2'.E56:'di vs b2'.E61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93cm" svg:height="8.983cm" xlink:href=".." xlink:type="simple" chart:class="chart:bar" chart:style-name="ch1">
        <chart:plot-area chart:style-name="ch2" table:cell-range-address="'di vs b2'.A64:'di vs b2'.C70" chart:data-source-has-labels="both" svg:x="0.717cm" svg:y="0.851cm" svg:width="12.142cm" svg:height="6.85cm">
          <chartooo:coordinate-region svg:x="6.392cm" svg:y="0.851cm" svg:width="6.108cm" svg:height="6.15cm"/>
          <chart:axis chart:dimension="x" chart:name="primary-x" chart:style-name="ch3" chartooo:axis-type="auto">
            <chartooo:date-scale/>
            <chart:categories table:cell-range-address="'di vs b2'.A65:'di vs b2'.A70"/>
          </chart:axis>
          <chart:axis chart:dimension="y" chart:name="primary-y" chart:style-name="ch4">
            <chart:title svg:x="8.768cm" svg:y="7.943cm" chart:style-name="ch5">
              <text:p>Cycles</text:p>
            </chart:title>
            <chart:grid chart:style-name="ch6" chart:class="major"/>
          </chart:axis>
          <chart:series chart:style-name="ch7" chart:values-cell-range-address="'di vs b2'.B65:'di vs b2'.B70" chart:label-cell-address="'di vs b2'.B64:'di vs b2'.B64" chart:class="chart:bar">
            <chart:data-point chart:repeated="6"/>
          </chart:series>
          <chart:series chart:style-name="ch8" chart:values-cell-range-address="'di vs b2'.C65:'di vs b2'.C70" chart:label-cell-address="'di vs b2'.C64:'di vs b2'.C6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b2'.B64:'di vs b2'.B64</svg:desc>
                </draw:g>
              </table:table-cell>
              <table:table-cell office:value-type="string">
                <text:p>(D) One left</text:p>
                <draw:g>
                  <svg:desc>'di vs b2'.C64:'di vs b2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A65:'di vs b2'.A70</svg:desc>
                </draw:g>
              </table:table-cell>
              <table:table-cell office:value-type="float" office:value="31.0598101208757">
                <text:p>31.0598101208757</text:p>
                <draw:g>
                  <svg:desc>'di vs b2'.B65:'di vs b2'.B70</svg:desc>
                </draw:g>
              </table:table-cell>
              <table:table-cell office:value-type="float" office:value="187.512637187918">
                <text:p>187.512637187918</text:p>
                <draw:g>
                  <svg:desc>'di vs b2'.C65:'di vs b2'.C70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b2'.A34:'di vs b2'.F41" chart:data-source-has-labels="both" svg:x="1.331cm" svg:y="0.855cm" svg:width="10.813cm" svg:height="6.984cm">
          <chartooo:coordinate-region svg:x="1.767cm" svg:y="0.855cm" svg:width="10.005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b2'.A35:'di vs b2'.A41"/>
          </chart:axis>
          <chart:axis chart:dimension="y" chart:name="primary-y" chart:style-name="ch6">
            <chart:title svg:x="6.17cm" svg:y="8.046cm" chart:style-name="ch7">
              <text:p>Cycles</text:p>
            </chart:title>
            <chart:grid chart:style-name="ch8" chart:class="major"/>
          </chart:axis>
          <chart:series chart:style-name="ch9" chart:values-cell-range-address="'di vs b2'.B35:'di vs b2'.B41" chart:label-cell-address="'di vs b2'.B34:'di vs b2'.B34" chart:class="chart:bar">
            <chart:data-point chart:repeated="7"/>
          </chart:series>
          <chart:series chart:style-name="ch10" chart:values-cell-range-address="'di vs b2'.C35:'di vs b2'.C41" chart:label-cell-address="'di vs b2'.C34:'di vs b2'.C34" chart:class="chart:bar">
            <chart:data-point chart:repeated="7"/>
          </chart:series>
          <chart:series chart:style-name="ch11" chart:values-cell-range-address="'di vs b2'.D35:'di vs b2'.D41" chart:label-cell-address="'di vs b2'.D34:'di vs b2'.D34" chart:class="chart:bar">
            <chart:data-point chart:repeated="7"/>
          </chart:series>
          <chart:series chart:style-name="ch12" chart:values-cell-range-address="'di vs b2'.E35:'di vs b2'.E41" chart:label-cell-address="'di vs b2'.E34:'di vs b2'.E34" chart:class="chart:bar">
            <chart:data-point chart:repeated="7"/>
          </chart:series>
          <chart:series chart:style-name="ch13" chart:values-cell-range-address="'di vs b2'.F35:'di vs b2'.F41" chart:label-cell-address="'di vs b2'.F34:'di vs b2'.F3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b2'.B34:'di vs b2'.B34</svg:desc>
                </draw:g>
              </table:table-cell>
              <table:table-cell office:value-type="string">
                <text:p>(B) One working</text:p>
                <draw:g>
                  <svg:desc>'di vs b2'.C34:'di vs b2'.C34</svg:desc>
                </draw:g>
              </table:table-cell>
              <table:table-cell office:value-type="string">
                <text:p>(R1) Round 1</text:p>
                <draw:g>
                  <svg:desc>'di vs b2'.D34:'di vs b2'.D34</svg:desc>
                </draw:g>
              </table:table-cell>
              <table:table-cell office:value-type="string">
                <text:p>(R2) Round 2</text:p>
                <draw:g>
                  <svg:desc>'di vs b2'.E34:'di vs b2'.E34</svg:desc>
                </draw:g>
              </table:table-cell>
              <table:table-cell office:value-type="string">
                <text:p>(R3) Round 3</text:p>
                <draw:g>
                  <svg:desc>'di vs b2'.F34:'di vs b2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35:'di vs b2'.A41</svg:desc>
                </draw:g>
              </table:table-cell>
              <table:table-cell office:value-type="float" office:value="125">
                <text:p>125</text:p>
                <draw:g>
                  <svg:desc>'di vs b2'.B35:'di vs b2'.B41</svg:desc>
                </draw:g>
              </table:table-cell>
              <table:table-cell office:value-type="float" office:value="2592.857">
                <text:p>2592.857</text:p>
                <draw:g>
                  <svg:desc>'di vs b2'.C35:'di vs b2'.C41</svg:desc>
                </draw:g>
              </table:table-cell>
              <table:table-cell office:value-type="float" office:value="106.859">
                <text:p>106.859</text:p>
                <draw:g>
                  <svg:desc>'di vs b2'.D35:'di vs b2'.D41</svg:desc>
                </draw:g>
              </table:table-cell>
              <table:table-cell office:value-type="float" office:value="156.615">
                <text:p>156.615</text:p>
                <draw:g>
                  <svg:desc>'di vs b2'.E35:'di vs b2'.E41</svg:desc>
                </draw:g>
              </table:table-cell>
              <table:table-cell office:value-type="float" office:value="184.626">
                <text:p>184.626</text:p>
                <draw:g>
                  <svg:desc>'di vs b2'.F35:'di vs b2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b2'.A44:'di vs b2'.D51" chart:data-source-has-labels="both" svg:x="1.331cm" svg:y="0.855cm" svg:width="11.263cm" svg:height="6.984cm">
          <chartooo:coordinate-region svg:x="1.767cm" svg:y="0.855cm" svg:width="10.54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b2'.A45:'di vs b2'.A51"/>
          </chart:axis>
          <chart:axis chart:dimension="y" chart:name="primary-y" chart:style-name="ch6">
            <chart:title svg:x="6.231cm" svg:y="8.046cm" chart:style-name="ch7">
              <text:p>Cycles</text:p>
            </chart:title>
            <chart:grid chart:style-name="ch8" chart:class="major"/>
          </chart:axis>
          <chart:series chart:style-name="ch9" chart:values-cell-range-address="'di vs b2'.B45:'di vs b2'.B51" chart:label-cell-address="'di vs b2'.B44:'di vs b2'.B44" chart:class="chart:bar">
            <chart:data-point chart:repeated="7"/>
          </chart:series>
          <chart:series chart:style-name="ch10" chart:values-cell-range-address="'di vs b2'.C45:'di vs b2'.C51" chart:label-cell-address="'di vs b2'.C44:'di vs b2'.C44" chart:class="chart:bar">
            <chart:data-point chart:repeated="7"/>
          </chart:series>
          <chart:series chart:style-name="ch11" chart:values-cell-range-address="'di vs b2'.D45:'di vs b2'.D51" chart:label-cell-address="'di vs b2'.D44:'di vs b2'.D4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b2'.B44:'di vs b2'.B44</svg:desc>
                </draw:g>
              </table:table-cell>
              <table:table-cell office:value-type="string">
                <text:p>(R2) Round 2</text:p>
                <draw:g>
                  <svg:desc>'di vs b2'.C44:'di vs b2'.C44</svg:desc>
                </draw:g>
              </table:table-cell>
              <table:table-cell office:value-type="string">
                <text:p>(R3) Round 3</text:p>
                <draw:g>
                  <svg:desc>'di vs b2'.D44:'di vs b2'.D4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45:'di vs b2'.A51</svg:desc>
                </draw:g>
              </table:table-cell>
              <table:table-cell office:value-type="float" office:value="274.171">
                <text:p>274.171</text:p>
                <draw:g>
                  <svg:desc>'di vs b2'.B45:'di vs b2'.B51</svg:desc>
                </draw:g>
              </table:table-cell>
              <table:table-cell office:value-type="float" office:value="201.581">
                <text:p>201.581</text:p>
                <draw:g>
                  <svg:desc>'di vs b2'.C45:'di vs b2'.C51</svg:desc>
                </draw:g>
              </table:table-cell>
              <table:table-cell office:value-type="float" office:value="198.155">
                <text:p>198.155</text:p>
                <draw:g>
                  <svg:desc>'di vs b2'.D45:'di vs b2'.D5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61.653">
                <text:p>261.653</text:p>
              </table:table-cell>
              <table:table-cell office:value-type="float" office:value="197.432">
                <text:p>197.432</text:p>
              </table:table-cell>
              <table:table-cell office:value-type="float" office:value="194.867">
                <text:p>194.8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47.343">
                <text:p>247.343</text:p>
              </table:table-cell>
              <table:table-cell office:value-type="float" office:value="192.469">
                <text:p>192.469</text:p>
              </table:table-cell>
              <table:table-cell office:value-type="float" office:value="190.92">
                <text:p>190.9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30.643">
                <text:p>230.643</text:p>
              </table:table-cell>
              <table:table-cell office:value-type="float" office:value="186.349">
                <text:p>186.349</text:p>
              </table:table-cell>
              <table:table-cell office:value-type="float" office:value="186.007">
                <text:p>186.00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0.593">
                <text:p>210.593</text:p>
              </table:table-cell>
              <table:table-cell office:value-type="float" office:value="178.475">
                <text:p>178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85.508">
                <text:p>185.508</text:p>
              </table:table-cell>
              <table:table-cell office:value-type="float" office:value="167.672">
                <text:p>167.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2.005">
                <text:p>152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0" chart:origin="0" chart:interval-major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b2'.A73:'di vs b2'.C79" chart:data-source-has-labels="both" svg:x="0.77cm" svg:y="0.855cm" svg:width="11.639cm" svg:height="6.984cm">
          <chartooo:coordinate-region svg:x="5.519cm" svg:y="0.855cm" svg:width="6.61cm" svg:height="6.337cm"/>
          <chart:axis chart:dimension="x" chart:name="primary-x" chart:style-name="ch4" chartooo:axis-type="auto">
            <chartooo:date-scale/>
            <chart:categories table:cell-range-address="'di vs b2'.A74:'di vs b2'.A79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b2'.B74:'di vs b2'.B79" chart:label-cell-address="'di vs b2'.B73:'di vs b2'.B73" chart:class="chart:bar">
            <chart:data-point chart:repeated="6"/>
          </chart:series>
          <chart:series chart:style-name="ch9" chart:values-cell-range-address="'di vs b2'.C74:'di vs b2'.C79" chart:label-cell-address="'di vs b2'.C73:'di vs b2'.C7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b2'.B73:'di vs b2'.B73</svg:desc>
                </draw:g>
              </table:table-cell>
              <table:table-cell office:value-type="string">
                <text:p>(D) One left</text:p>
                <draw:g>
                  <svg:desc>'di vs b2'.C73:'di vs b2'.C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A74:'di vs b2'.A79</svg:desc>
                </draw:g>
              </table:table-cell>
              <table:table-cell office:value-type="float" office:value="97.1052956541853">
                <text:p>97.1052956541853</text:p>
                <draw:g>
                  <svg:desc>'di vs b2'.B74:'di vs b2'.B79</svg:desc>
                </draw:g>
              </table:table-cell>
              <table:table-cell office:value-type="float" office:value="200.030402328193">
                <text:p>200.030402328193</text:p>
                <draw:g>
                  <svg:desc>'di vs b2'.C74:'di vs b2'.C79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77.611">
                <text:p>77.611</text:p>
              </table:table-cell>
              <table:table-cell office:value-type="float" office:value="158.455">
                <text:p>158.455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50.002">
                <text:p>50.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75.729">
                <text:p>275.729</text:p>
              </table:table-cell>
              <table:table-cell office:value-type="float" office:value="111.505">
                <text:p>111.505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51.165">
                <text:p>251.165</text:p>
              </table:table-cell>
              <table:table-cell office:value-type="float" office:value="100.515">
                <text:p>100.515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50.005">
                <text:p>150.0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05cm" svg:height="9cm" xlink:href=".." xlink:type="simple" chart:class="chart:bar" chart:style-name="ch1">
        <chart:legend chart:legend-position="end" svg:x="7.698cm" svg:y="3.072cm" style:legend-expansion="high" chart:style-name="ch2"/>
        <chart:plot-area chart:style-name="ch3" table:cell-range-address="'cc vs b1'.A83:'cc vs b1'.F88 'cc vs b1'.B82:'cc vs b1'.F82" chart:data-source-has-labels="both" svg:x="0.68cm" svg:y="0.855cm" svg:width="6.558cm" svg:height="6.862cm">
          <chartooo:coordinate-region svg:x="0.799cm" svg:y="0.855cm" svg:width="6.318cm" svg:height="6.162cm"/>
          <chart:axis chart:dimension="x" chart:name="primary-x" chart:style-name="ch4" chartooo:axis-type="auto">
            <chartooo:date-scale/>
            <chart:categories table:cell-range-address="'cc vs b1'.A83:'cc vs b1'.A88"/>
          </chart:axis>
          <chart:axis chart:dimension="y" chart:name="primary-y" chart:style-name="ch5">
            <chart:title svg:x="2.907cm" svg:y="7.9cm" chart:style-name="ch6">
              <text:p>Energy (µJ)</text:p>
            </chart:title>
            <chart:grid chart:style-name="ch7" chart:class="major"/>
          </chart:axis>
          <chart:series chart:style-name="ch8" chart:values-cell-range-address="'cc vs b1'.B83:'cc vs b1'.B88" chart:label-cell-address="'cc vs b1'.B82:'cc vs b1'.B82" chart:class="chart:bar">
            <chart:data-point chart:repeated="6"/>
          </chart:series>
          <chart:series chart:style-name="ch9" chart:values-cell-range-address="'cc vs b1'.C83:'cc vs b1'.C88" chart:label-cell-address="'cc vs b1'.C82:'cc vs b1'.C82" chart:class="chart:bar">
            <chart:data-point chart:repeated="6"/>
          </chart:series>
          <chart:series chart:style-name="ch10" chart:values-cell-range-address="'cc vs b1'.D83:'cc vs b1'.D88" chart:label-cell-address="'cc vs b1'.D82:'cc vs b1'.D82" chart:class="chart:bar">
            <chart:data-point chart:repeated="6"/>
          </chart:series>
          <chart:series chart:style-name="ch11" chart:values-cell-range-address="'cc vs b1'.E83:'cc vs b1'.E88" chart:label-cell-address="'cc vs b1'.E82:'cc vs b1'.E82" chart:class="chart:bar">
            <chart:data-point chart:repeated="6"/>
          </chart:series>
          <chart:series chart:style-name="ch12" chart:values-cell-range-address="'cc vs b1'.F83:'cc vs b1'.F88" chart:label-cell-address="'cc vs b1'.F82:'cc vs b1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b1'.B82:'cc vs b1'.B82</svg:desc>
                </draw:g>
              </table:table-cell>
              <table:table-cell office:value-type="string">
                <text:p>(B) One working</text:p>
                <draw:g>
                  <svg:desc>'cc vs b1'.C82:'cc vs b1'.C82</svg:desc>
                </draw:g>
              </table:table-cell>
              <table:table-cell office:value-type="string">
                <text:p>(W) Writing</text:p>
                <draw:g>
                  <svg:desc>'cc vs b1'.D82:'cc vs b1'.D82</svg:desc>
                </draw:g>
              </table:table-cell>
              <table:table-cell office:value-type="string">
                <text:p>(C) No one left</text:p>
                <draw:g>
                  <svg:desc>'cc vs b1'.E82:'cc vs b1'.E82</svg:desc>
                </draw:g>
              </table:table-cell>
              <table:table-cell office:value-type="string">
                <text:p>(D) One left</text:p>
                <draw:g>
                  <svg:desc>'cc vs b1'.F82:'cc vs b1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83:'cc vs b1'.A88</svg:desc>
                </draw:g>
              </table:table-cell>
              <table:table-cell office:value-type="float" office:value="0.11">
                <text:p>0.11</text:p>
                <draw:g>
                  <svg:desc>'cc vs b1'.B83:'cc vs b1'.B88</svg:desc>
                </draw:g>
              </table:table-cell>
              <table:table-cell office:value-type="float" office:value="1.891">
                <text:p>1.891</text:p>
                <draw:g>
                  <svg:desc>'cc vs b1'.C83:'cc vs b1'.C88</svg:desc>
                </draw:g>
              </table:table-cell>
              <table:table-cell office:value-type="float" office:value="2.087">
                <text:p>2.087</text:p>
                <draw:g>
                  <svg:desc>'cc vs b1'.D83:'cc vs b1'.D88</svg:desc>
                </draw:g>
              </table:table-cell>
              <table:table-cell office:value-type="float" office:value="1.054">
                <text:p>1.054</text:p>
                <draw:g>
                  <svg:desc>'cc vs b1'.E83:'cc vs b1'.E88</svg:desc>
                </draw:g>
              </table:table-cell>
              <table:table-cell office:value-type="float" office:value="1.877">
                <text:p>1.877</text:p>
                <draw:g>
                  <svg:desc>'cc vs b1'.F83:'cc vs b1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13cm" svg:height="9cm" xlink:href=".." xlink:type="simple" chart:class="chart:bar" chart:style-name="ch1">
        <chart:legend chart:legend-position="end" svg:x="7.923cm" svg:y="3.623cm" style:legend-expansion="high" chart:style-name="ch2"/>
        <chart:plot-area chart:style-name="ch3" table:cell-range-address="'cc vs b1'.C92:'cc vs b1'.F97 'cc vs b1'.D91:'cc vs b1'.F91" chart:data-source-has-labels="both" svg:x="0.678cm" svg:y="0.855cm" svg:width="6.789cm" svg:height="6.862cm">
          <chartooo:coordinate-region svg:x="0.797cm" svg:y="0.855cm" svg:width="6.377cm" svg:height="6.162cm"/>
          <chart:axis chart:dimension="x" chart:name="primary-x" chart:style-name="ch4" chartooo:axis-type="auto">
            <chartooo:date-scale/>
            <chart:categories table:cell-range-address="'cc vs b1'.C92:'cc vs b1'.C97"/>
          </chart:axis>
          <chart:axis chart:dimension="y" chart:name="primary-y" chart:style-name="ch5">
            <chart:title svg:x="2.903cm" svg:y="7.983cm" chart:style-name="ch6">
              <text:p>Energy (µJ)</text:p>
            </chart:title>
            <chart:grid chart:style-name="ch7" chart:class="major"/>
          </chart:axis>
          <chart:series chart:style-name="ch8" chart:values-cell-range-address="'cc vs b1'.D92:'cc vs b1'.D97" chart:label-cell-address="'cc vs b1'.D91:'cc vs b1'.D91" chart:class="chart:bar">
            <chart:data-point chart:repeated="6"/>
          </chart:series>
          <chart:series chart:style-name="ch9" chart:values-cell-range-address="'cc vs b1'.E92:'cc vs b1'.E97" chart:label-cell-address="'cc vs b1'.E91:'cc vs b1'.E91" chart:class="chart:bar">
            <chart:data-point chart:repeated="6"/>
          </chart:series>
          <chart:series chart:style-name="ch10" chart:values-cell-range-address="'cc vs b1'.F92:'cc vs b1'.F97" chart:label-cell-address="'cc vs b1'.F91:'cc vs b1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b1'.D91:'cc vs b1'.D91</svg:desc>
                </draw:g>
              </table:table-cell>
              <table:table-cell office:value-type="string">
                <text:p>(C) No one left</text:p>
                <draw:g>
                  <svg:desc>'cc vs b1'.E91:'cc vs b1'.E91</svg:desc>
                </draw:g>
              </table:table-cell>
              <table:table-cell office:value-type="string">
                <text:p>(D) One left</text:p>
                <draw:g>
                  <svg:desc>'cc vs b1'.F91:'cc vs b1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C92:'cc vs b1'.C97</svg:desc>
                </draw:g>
              </table:table-cell>
              <table:table-cell office:value-type="float" office:value="1.347">
                <text:p>1.347</text:p>
                <draw:g>
                  <svg:desc>'cc vs b1'.D92:'cc vs b1'.D97</svg:desc>
                </draw:g>
              </table:table-cell>
              <table:table-cell office:value-type="float" office:value="0.936">
                <text:p>0.936</text:p>
                <draw:g>
                  <svg:desc>'cc vs b1'.E92:'cc vs b1'.E97</svg:desc>
                </draw:g>
              </table:table-cell>
              <table:table-cell office:value-type="float" office:value="1.816">
                <text:p>1.816</text:p>
                <draw:g>
                  <svg:desc>'cc vs b1'.F92:'cc vs b1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b1'.A26:'cc vs b1'.C31 'cc vs b1'.B25:'cc vs b1'.C25" chart:data-source-has-labels="both" svg:x="0.77cm" svg:y="0.855cm" svg:width="12.591cm" svg:height="6.984cm">
          <chartooo:coordinate-region svg:x="5.228cm" svg:y="0.855cm" svg:width="7.695cm" svg:height="6.337cm"/>
          <chart:axis chart:dimension="x" chart:name="primary-x" chart:style-name="ch4" chartooo:axis-type="auto">
            <chartooo:date-scale/>
            <chart:categories table:cell-range-address="'cc vs b1'.A26:'cc vs b1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b1'.B26:'cc vs b1'.B31" chart:label-cell-address="'cc vs b1'.B25:'cc vs b1'.B25" chart:class="chart:bar">
            <chart:data-point chart:repeated="6"/>
          </chart:series>
          <chart:series chart:style-name="ch9" chart:values-cell-range-address="'cc vs b1'.C26:'cc vs b1'.C31" chart:label-cell-address="'cc vs b1'.C25:'cc vs b1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b1'.B25:'cc vs b1'.B25</svg:desc>
                </draw:g>
              </table:table-cell>
              <table:table-cell office:value-type="string">
                <text:p>Reading</text:p>
                <draw:g>
                  <svg:desc>'cc vs b1'.C25:'cc vs b1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26:'cc vs b1'.A31</svg:desc>
                </draw:g>
              </table:table-cell>
              <table:table-cell office:value-type="float" office:value="0.6">
                <text:p>0.6</text:p>
                <draw:g>
                  <svg:desc>'cc vs b1'.B26:'cc vs b1'.B31</svg:desc>
                </draw:g>
              </table:table-cell>
              <table:table-cell office:value-type="float" office:value="0.4">
                <text:p>0.4</text:p>
                <draw:g>
                  <svg:desc>'cc vs b1'.C26:'cc vs b1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entral Counter - 2 Threads</text:p>
              </table:table-cell>
              <table:table-cell office:value-type="float" office:value="0.84">
                <text:p>0.84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37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22cm" svg:height="9cm" xlink:href=".." xlink:type="simple" chart:class="chart:scatter" chart:column-mapping="0" chart:style-name="ch1">
        <chart:legend chart:legend-position="end" svg:x="12.392cm" svg:y="3.454cm" style:legend-expansion="high" chart:style-name="ch2"/>
        <chart:plot-area chart:style-name="ch3" table:cell-range-address="'cc vs b1'.A100:'cc vs b1'.B115 'cc vs b1'.D100:'cc vs b1'.D115 'cc vs b1'.H100:'cc vs b1'.H113 'cc vs b1'.J100:'cc vs b1'.J114" chart:data-source-has-labels="both" svg:x="1.371cm" svg:y="0.855cm" svg:width="10.301cm" svg:height="6.984cm">
          <chartooo:coordinate-region svg:x="1.992cm" svg:y="1.054cm" svg:width="9.4cm" svg:height="6.138cm"/>
          <chart:axis chart:dimension="x" chart:name="primary-x" chart:style-name="ch4" chartooo:axis-type="auto">
            <chart:title svg:x="5.974cm" svg:y="8.019cm" chart:style-name="ch5">
              <text:p>Cycles</text:p>
            </chart:title>
            <chart:categories table:cell-range-address="'cc vs b1'.A100:'cc vs b1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b1'.B101:'cc vs b1'.B115" chart:label-cell-address="'cc vs b1'.B100:'cc vs b1'.B100" chart:class="chart:scatter">
            <chart:domain table:cell-range-address="'cc vs b1'.A101:'cc vs b1'.A115"/>
            <chart:data-point chart:repeated="15"/>
          </chart:series>
          <chart:series chart:style-name="ch10" chart:values-cell-range-address="'cc vs b1'.D101:'cc vs b1'.D115" chart:label-cell-address="'cc vs b1'.D100:'cc vs b1'.D100" chart:class="chart:scatter">
            <chart:domain table:cell-range-address="'cc vs b1'.C101:'cc vs b1'.C115"/>
            <chart:data-point chart:repeated="15"/>
          </chart:series>
          <chart:series chart:style-name="ch11" chart:values-cell-range-address="'cc vs b1'.H101:'cc vs b1'.H113" chart:label-cell-address="'cc vs b1'.H100:'cc vs b1'.H100" chart:class="chart:scatter">
            <chart:domain table:cell-range-address="'cc vs b1'.G101:'cc vs b1'.G113"/>
            <chart:data-point chart:repeated="13"/>
          </chart:series>
          <chart:series chart:style-name="ch12" chart:values-cell-range-address="'cc vs b1'.J101:'cc vs b1'.J114" chart:label-cell-address="'cc vs b1'.J100:'cc vs b1'.J100" chart:class="chart:scatter">
            <chart:domain table:cell-range-address="'cc vs b1'.I101:'cc vs b1'.I114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b1'.B100:'cc vs b1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b1'.D100:'cc vs b1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B1 – 2 Threads</text:p>
                <draw:g>
                  <svg:desc>'cc vs b1'.H100:'cc vs b1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b1'.J100:'cc vs b1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b1'.A100:'cc vs b1'.A114</svg:desc>
                </draw:g>
              </table:table-cell>
              <table:table-cell office:value-type="float" office:value="0">
                <text:p>0</text:p>
                <draw:g>
                  <svg:desc>'cc vs b1'.A101:'cc vs b1'.A115</svg:desc>
                </draw:g>
              </table:table-cell>
              <table:table-cell office:value-type="float" office:value="0">
                <text:p>0</text:p>
                <draw:g>
                  <svg:desc>'cc vs b1'.B101:'cc vs b1'.B115</svg:desc>
                </draw:g>
              </table:table-cell>
              <table:table-cell office:value-type="float" office:value="0">
                <text:p>0</text:p>
                <draw:g>
                  <svg:desc>'cc vs b1'.C101:'cc vs b1'.C115</svg:desc>
                </draw:g>
              </table:table-cell>
              <table:table-cell office:value-type="float" office:value="0">
                <text:p>0</text:p>
                <draw:g>
                  <svg:desc>'cc vs b1'.D101:'cc vs b1'.D115</svg:desc>
                </draw:g>
              </table:table-cell>
              <table:table-cell office:value-type="float" office:value="0">
                <text:p>0</text:p>
                <draw:g>
                  <svg:desc>'cc vs b1'.G101:'cc vs b1'.G113</svg:desc>
                </draw:g>
              </table:table-cell>
              <table:table-cell office:value-type="float" office:value="0">
                <text:p>0</text:p>
                <draw:g>
                  <svg:desc>'cc vs b1'.H101:'cc vs b1'.H113</svg:desc>
                </draw:g>
              </table:table-cell>
              <table:table-cell office:value-type="float" office:value="0">
                <text:p>0</text:p>
                <draw:g>
                  <svg:desc>'cc vs b1'.I101:'cc vs b1'.I114</svg:desc>
                </draw:g>
              </table:table-cell>
              <table:table-cell office:value-type="float" office:value="0">
                <text:p>0</text:p>
                <draw:g>
                  <svg:desc>'cc vs b1'.J101:'cc vs b1'.J114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54.131">
                <text:p>54.131</text:p>
              </table:table-cell>
              <table:table-cell office:value-type="float" office:value="10">
                <text:p>10</text:p>
              </table:table-cell>
              <table:table-cell office:value-type="float" office:value="59.858">
                <text:p>59.858</text:p>
              </table:table-cell>
              <table:table-cell office:value-type="float" office:value="10">
                <text:p>10</text:p>
              </table:table-cell>
              <table:table-cell office:value-type="float" office:value="14.787">
                <text:p>14.787</text:p>
              </table:table-cell>
              <table:table-cell office:value-type="float" office:value="10">
                <text:p>10</text:p>
              </table:table-cell>
              <table:table-cell office:value-type="float" office:value="16.688">
                <text:p>16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2.107">
                <text:p>22.107</text:p>
              </table:table-cell>
              <table:table-cell office:value-type="float" office:value="20">
                <text:p>20</text:p>
              </table:table-cell>
              <table:table-cell office:value-type="float" office:value="19.21">
                <text:p>19.21</text:p>
              </table:table-cell>
              <table:table-cell office:value-type="float" office:value="20">
                <text:p>20</text:p>
              </table:table-cell>
              <table:table-cell office:value-type="float" office:value="19.259">
                <text:p>19.259</text:p>
              </table:table-cell>
              <table:table-cell office:value-type="float" office:value="20">
                <text:p>20</text:p>
              </table:table-cell>
              <table:table-cell office:value-type="float" office:value="23.413">
                <text:p>23.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6.254">
                <text:p>16.254</text:p>
              </table:table-cell>
              <table:table-cell office:value-type="float" office:value="30">
                <text:p>30</text:p>
              </table:table-cell>
              <table:table-cell office:value-type="float" office:value="16.331">
                <text:p>16.331</text:p>
              </table:table-cell>
              <table:table-cell office:value-type="float" office:value="40">
                <text:p>40</text:p>
              </table:table-cell>
              <table:table-cell office:value-type="float" office:value="21.784">
                <text:p>21.784</text:p>
              </table:table-cell>
              <table:table-cell office:value-type="float" office:value="30">
                <text:p>30</text:p>
              </table:table-cell>
              <table:table-cell office:value-type="float" office:value="26.512">
                <text:p>26.5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5.087">
                <text:p>15.087</text:p>
              </table:table-cell>
              <table:table-cell office:value-type="float" office:value="60">
                <text:p>60</text:p>
              </table:table-cell>
              <table:table-cell office:value-type="float" office:value="15.954">
                <text:p>15.954</text:p>
              </table:table-cell>
              <table:table-cell office:value-type="float" office:value="60">
                <text:p>60</text:p>
              </table:table-cell>
              <table:table-cell office:value-type="float" office:value="22.882">
                <text:p>22.882</text:p>
              </table:table-cell>
              <table:table-cell office:value-type="float" office:value="60">
                <text:p>60</text:p>
              </table:table-cell>
              <table:table-cell office:value-type="float" office:value="29.062">
                <text:p>29.0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4.652">
                <text:p>14.652</text:p>
              </table:table-cell>
              <table:table-cell office:value-type="float" office:value="90">
                <text:p>90</text:p>
              </table:table-cell>
              <table:table-cell office:value-type="float" office:value="15.777">
                <text:p>15.777</text:p>
              </table:table-cell>
              <table:table-cell office:value-type="float" office:value="80">
                <text:p>80</text:p>
              </table:table-cell>
              <table:table-cell office:value-type="float" office:value="22.955">
                <text:p>22.955</text:p>
              </table:table-cell>
              <table:table-cell office:value-type="float" office:value="90">
                <text:p>90</text:p>
              </table:table-cell>
              <table:table-cell office:value-type="float" office:value="30.767">
                <text:p>30.7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4.421">
                <text:p>14.421</text:p>
              </table:table-cell>
              <table:table-cell office:value-type="float" office:value="120">
                <text:p>120</text:p>
              </table:table-cell>
              <table:table-cell office:value-type="float" office:value="15.713">
                <text:p>15.713</text:p>
              </table:table-cell>
              <table:table-cell office:value-type="float" office:value="100">
                <text:p>100</text:p>
              </table:table-cell>
              <table:table-cell office:value-type="float" office:value="22.521">
                <text:p>22.521</text:p>
              </table:table-cell>
              <table:table-cell office:value-type="float" office:value="120">
                <text:p>12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.241">
                <text:p>14.241</text:p>
              </table:table-cell>
              <table:table-cell office:value-type="float" office:value="150">
                <text:p>150</text:p>
              </table:table-cell>
              <table:table-cell office:value-type="float" office:value="15.685">
                <text:p>15.685</text:p>
              </table:table-cell>
              <table:table-cell office:value-type="float" office:value="120">
                <text:p>120</text:p>
              </table:table-cell>
              <table:table-cell office:value-type="float" office:value="21.781">
                <text:p>21.781</text:p>
              </table:table-cell>
              <table:table-cell office:value-type="float" office:value="150">
                <text:p>150</text:p>
              </table:table-cell>
              <table:table-cell office:value-type="float" office:value="30.875">
                <text:p>30.8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4.063">
                <text:p>14.063</text:p>
              </table:table-cell>
              <table:table-cell office:value-type="float" office:value="180">
                <text:p>180</text:p>
              </table:table-cell>
              <table:table-cell office:value-type="float" office:value="15.63">
                <text:p>15.63</text:p>
              </table:table-cell>
              <table:table-cell office:value-type="float" office:value="140">
                <text:p>140</text:p>
              </table:table-cell>
              <table:table-cell office:value-type="float" office:value="20.864">
                <text:p>20.864</text:p>
              </table:table-cell>
              <table:table-cell office:value-type="float" office:value="180">
                <text:p>180</text:p>
              </table:table-cell>
              <table:table-cell office:value-type="float" office:value="29.623">
                <text:p>29.6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3.873">
                <text:p>13.873</text:p>
              </table:table-cell>
              <table:table-cell office:value-type="float" office:value="210">
                <text:p>210</text:p>
              </table:table-cell>
              <table:table-cell office:value-type="float" office:value="15.516">
                <text:p>15.516</text:p>
              </table:table-cell>
              <table:table-cell office:value-type="float" office:value="160">
                <text:p>160</text:p>
              </table:table-cell>
              <table:table-cell office:value-type="float" office:value="19.865">
                <text:p>19.865</text:p>
              </table:table-cell>
              <table:table-cell office:value-type="float" office:value="210">
                <text:p>210</text:p>
              </table:table-cell>
              <table:table-cell office:value-type="float" office:value="27.779">
                <text:p>27.77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13.672">
                <text:p>13.672</text:p>
              </table:table-cell>
              <table:table-cell office:value-type="float" office:value="240">
                <text:p>240</text:p>
              </table:table-cell>
              <table:table-cell office:value-type="float" office:value="15.33">
                <text:p>15.33</text:p>
              </table:table-cell>
              <table:table-cell office:value-type="float" office:value="180">
                <text:p>180</text:p>
              </table:table-cell>
              <table:table-cell office:value-type="float" office:value="18.852">
                <text:p>18.852</text:p>
              </table:table-cell>
              <table:table-cell office:value-type="float" office:value="240">
                <text:p>240</text:p>
              </table:table-cell>
              <table:table-cell office:value-type="float" office:value="25.618">
                <text:p>25.6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13.463">
                <text:p>13.463</text:p>
              </table:table-cell>
              <table:table-cell office:value-type="float" office:value="270">
                <text:p>270</text:p>
              </table:table-cell>
              <table:table-cell office:value-type="float" office:value="15.077">
                <text:p>15.077</text:p>
              </table:table-cell>
              <table:table-cell office:value-type="float" office:value="200">
                <text:p>200</text:p>
              </table:table-cell>
              <table:table-cell office:value-type="float" office:value="17.872">
                <text:p>17.872</text:p>
              </table:table-cell>
              <table:table-cell office:value-type="float" office:value="270">
                <text:p>270</text:p>
              </table:table-cell>
              <table:table-cell office:value-type="float" office:value="23.378">
                <text:p>23.3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13.251">
                <text:p>13.251</text:p>
              </table:table-cell>
              <table:table-cell office:value-type="float" office:value="300">
                <text:p>300</text:p>
              </table:table-cell>
              <table:table-cell office:value-type="float" office:value="14.772">
                <text:p>14.772</text:p>
              </table:table-cell>
              <table:table-cell office:value-type="float" office:value="220">
                <text:p>220</text:p>
              </table:table-cell>
              <table:table-cell office:value-type="float" office:value="16.954">
                <text:p>16.954</text:p>
              </table:table-cell>
              <table:table-cell office:value-type="float" office:value="300">
                <text:p>300</text:p>
              </table:table-cell>
              <table:table-cell office:value-type="float" office:value="21.235">
                <text:p>21.23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13.041">
                <text:p>13.041</text:p>
              </table:table-cell>
              <table:table-cell office:value-type="float" office:value="330">
                <text:p>330</text:p>
              </table:table-cell>
              <table:table-cell office:value-type="float" office:value="14.432">
                <text:p>14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19.299">
                <text:p>19.2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12.837">
                <text:p>12.837</text:p>
              </table:table-cell>
              <table:table-cell office:value-type="float" office:value="360">
                <text:p>360</text:p>
              </table:table-cell>
              <table:table-cell office:value-type="float" office:value="14.077">
                <text:p>14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0" chart:maximum="4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63cm" svg:height="9cm" xlink:href=".." xlink:type="simple" chart:class="chart:scatter" chart:column-mapping="0 1 2 3" chart:style-name="ch1">
        <chart:legend chart:legend-position="end" svg:x="12.433cm" svg:y="3.454cm" style:legend-expansion="high" chart:style-name="ch2"/>
        <chart:plot-area chart:style-name="ch3" table:cell-range-address="'cc vs b1'.A120:'cc vs b1'.B131 'cc vs b1'.B100:'cc vs b1'.B100 'cc vs b1'.D100:'cc vs b1'.D100 'cc vs b1'.D120:'cc vs b1'.D131 'cc vs b1'.H100:'cc vs b1'.H100 'cc vs b1'.H120:'cc vs b1'.H131 'cc vs b1'.J100:'cc vs b1'.J100 'cc vs b1'.J120:'cc vs b1'.J131" chart:data-source-has-labels="both" svg:x="1.372cm" svg:y="0.855cm" svg:width="10.339cm" svg:height="6.984cm">
          <chartooo:coordinate-region svg:x="1.993cm" svg:y="1.054cm" svg:width="9.438cm" svg:height="6.138cm"/>
          <chart:axis chart:dimension="x" chart:name="primary-x" chart:style-name="ch4" chartooo:axis-type="auto">
            <chart:title svg:x="5.994cm" svg:y="8.019cm" chart:style-name="ch5">
              <text:p>Cycles</text:p>
            </chart:title>
            <chart:categories table:cell-range-address="'cc vs b1'.B120:'cc vs b1'.B131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b1'.B120:'cc vs b1'.B131" chart:label-cell-address="'cc vs b1'.B100:'cc vs b1'.B100" chart:class="chart:scatter">
            <chart:domain table:cell-range-address="'cc vs b1'.A120:'cc vs b1'.A131"/>
            <chart:data-point chart:repeated="12"/>
          </chart:series>
          <chart:series chart:style-name="ch10" chart:values-cell-range-address="'cc vs b1'.D120:'cc vs b1'.D131" chart:label-cell-address="'cc vs b1'.D100:'cc vs b1'.D100" chart:class="chart:scatter">
            <chart:domain table:cell-range-address="'cc vs b1'.C120:'cc vs b1'.C131"/>
            <chart:data-point chart:repeated="12"/>
          </chart:series>
          <chart:series chart:style-name="ch11" chart:values-cell-range-address="'cc vs b1'.H120:'cc vs b1'.H131" chart:label-cell-address="'cc vs b1'.H100:'cc vs b1'.H100" chart:class="chart:scatter">
            <chart:domain table:cell-range-address="'cc vs b1'.G120:'cc vs b1'.G131"/>
            <chart:data-point chart:repeated="12"/>
          </chart:series>
          <chart:series chart:style-name="ch12" chart:values-cell-range-address="'cc vs b1'.J120:'cc vs b1'.J131" chart:label-cell-address="'cc vs b1'.J100:'cc vs b1'.J100" chart:class="chart:scatter">
            <chart:domain table:cell-range-address="'cc vs b1'.I120:'cc vs b1'.I131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b1'.B100:'cc vs b1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b1'.D100:'cc vs b1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B1 – 2 Threads</text:p>
                <draw:g>
                  <svg:desc>'cc vs b1'.H100:'cc vs b1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b1'.J100:'cc vs b1'.J10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c vs b1'.B120:'cc vs b1'.B131</svg:desc>
                </draw:g>
              </table:table-cell>
              <table:table-cell office:value-type="float" office:value="0">
                <text:p>0</text:p>
                <draw:g>
                  <svg:desc>'cc vs b1'.A120:'cc vs b1'.A131</svg:desc>
                </draw:g>
              </table:table-cell>
              <table:table-cell office:value-type="float" office:value="0">
                <text:p>0</text:p>
                <draw:g>
                  <svg:desc>'cc vs b1'.B120:'cc vs b1'.B131</svg:desc>
                </draw:g>
              </table:table-cell>
              <table:table-cell office:value-type="float" office:value="0">
                <text:p>0</text:p>
                <draw:g>
                  <svg:desc>'cc vs b1'.C120:'cc vs b1'.C131</svg:desc>
                </draw:g>
              </table:table-cell>
              <table:table-cell office:value-type="float" office:value="0">
                <text:p>0</text:p>
                <draw:g>
                  <svg:desc>'cc vs b1'.D120:'cc vs b1'.D131</svg:desc>
                </draw:g>
              </table:table-cell>
              <table:table-cell office:value-type="float" office:value="0">
                <text:p>0</text:p>
                <draw:g>
                  <svg:desc>'cc vs b1'.G120:'cc vs b1'.G131</svg:desc>
                </draw:g>
              </table:table-cell>
              <table:table-cell office:value-type="float" office:value="0">
                <text:p>0</text:p>
                <draw:g>
                  <svg:desc>'cc vs b1'.H120:'cc vs b1'.H131</svg:desc>
                </draw:g>
              </table:table-cell>
              <table:table-cell office:value-type="float" office:value="0">
                <text:p>0</text:p>
                <draw:g>
                  <svg:desc>'cc vs b1'.I120:'cc vs b1'.I131</svg:desc>
                </draw:g>
              </table:table-cell>
              <table:table-cell office:value-type="float" office:value="0">
                <text:p>0</text:p>
                <draw:g>
                  <svg:desc>'cc vs b1'.J120:'cc vs b1'.J131</svg:desc>
                </draw:g>
              </table:table-cell>
            </table:table-row>
            <table:table-row>
              <table:table-cell office:value-type="float" office:value="18.722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8.722">
                <text:p>18.722</text:p>
              </table:table-cell>
              <table:table-cell office:value-type="float" office:value="40">
                <text:p>40</text:p>
              </table:table-cell>
              <table:table-cell office:value-type="float" office:value="20.639">
                <text:p>20.639</text:p>
              </table:table-cell>
              <table:table-cell office:value-type="float" office:value="30">
                <text:p>30</text:p>
              </table:table-cell>
              <table:table-cell office:value-type="float" office:value="12.467">
                <text:p>12.467</text:p>
              </table:table-cell>
              <table:table-cell office:value-type="float" office:value="40">
                <text:p>40</text:p>
              </table:table-cell>
              <table:table-cell office:value-type="float" office:value="13.904">
                <text:p>13.904</text:p>
              </table:table-cell>
            </table:table-row>
            <table:table-row>
              <table:table-cell office:value-type="float" office:value="16.666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6.666">
                <text:p>16.666</text:p>
              </table:table-cell>
              <table:table-cell office:value-type="float" office:value="80">
                <text:p>80</text:p>
              </table:table-cell>
              <table:table-cell office:value-type="float" office:value="17.097">
                <text:p>17.097</text:p>
              </table:table-cell>
              <table:table-cell office:value-type="float" office:value="60">
                <text:p>60</text:p>
              </table:table-cell>
              <table:table-cell office:value-type="float" office:value="15.144">
                <text:p>15.144</text:p>
              </table:table-cell>
              <table:table-cell office:value-type="float" office:value="80">
                <text:p>80</text:p>
              </table:table-cell>
              <table:table-cell office:value-type="float" office:value="18.992">
                <text:p>18.992</text:p>
              </table:table-cell>
            </table:table-row>
            <table:table-row>
              <table:table-cell office:value-type="float" office:value="15.889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5.889">
                <text:p>15.889</text:p>
              </table:table-cell>
              <table:table-cell office:value-type="float" office:value="120">
                <text:p>120</text:p>
              </table:table-cell>
              <table:table-cell office:value-type="float" office:value="16.625">
                <text:p>16.625</text:p>
              </table:table-cell>
              <table:table-cell office:value-type="float" office:value="90">
                <text:p>90</text:p>
              </table:table-cell>
              <table:table-cell office:value-type="float" office:value="17.247">
                <text:p>17.247</text:p>
              </table:table-cell>
              <table:table-cell office:value-type="float" office:value="120">
                <text:p>120</text:p>
              </table:table-cell>
              <table:table-cell office:value-type="float" office:value="22.834">
                <text:p>22.834</text:p>
              </table:table-cell>
            </table:table-row>
            <table:table-row>
              <table:table-cell office:value-type="float" office:value="15.604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15.604">
                <text:p>15.604</text:p>
              </table:table-cell>
              <table:table-cell office:value-type="float" office:value="160">
                <text:p>160</text:p>
              </table:table-cell>
              <table:table-cell office:value-type="float" office:value="16.694">
                <text:p>16.694</text:p>
              </table:table-cell>
              <table:table-cell office:value-type="float" office:value="120">
                <text:p>120</text:p>
              </table:table-cell>
              <table:table-cell office:value-type="float" office:value="18.688">
                <text:p>18.688</text:p>
              </table:table-cell>
              <table:table-cell office:value-type="float" office:value="160">
                <text:p>160</text:p>
              </table:table-cell>
              <table:table-cell office:value-type="float" office:value="25.548">
                <text:p>25.548</text:p>
              </table:table-cell>
            </table:table-row>
            <table:table-row>
              <table:table-cell office:value-type="float" office:value="15.406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5.406">
                <text:p>15.406</text:p>
              </table:table-cell>
              <table:table-cell office:value-type="float" office:value="200">
                <text:p>200</text:p>
              </table:table-cell>
              <table:table-cell office:value-type="float" office:value="16.764">
                <text:p>16.764</text:p>
              </table:table-cell>
              <table:table-cell office:value-type="float" office:value="150">
                <text:p>150</text:p>
              </table:table-cell>
              <table:table-cell office:value-type="float" office:value="19.491">
                <text:p>19.491</text:p>
              </table:table-cell>
              <table:table-cell office:value-type="float" office:value="200">
                <text:p>200</text:p>
              </table:table-cell>
              <table:table-cell office:value-type="float" office:value="27.178">
                <text:p>27.178</text:p>
              </table:table-cell>
            </table:table-row>
            <table:table-row>
              <table:table-cell office:value-type="float" office:value="15.173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5.173">
                <text:p>15.173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  <table:table-cell office:value-type="float" office:value="180">
                <text:p>180</text:p>
              </table:table-cell>
              <table:table-cell office:value-type="float" office:value="19.739">
                <text:p>19.739</text:p>
              </table:table-cell>
              <table:table-cell office:value-type="float" office:value="240">
                <text:p>240</text:p>
              </table:table-cell>
              <table:table-cell office:value-type="float" office:value="27.713">
                <text:p>27.713</text:p>
              </table:table-cell>
            </table:table-row>
            <table:table-row>
              <table:table-cell office:value-type="float" office:value="14.882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4.882">
                <text:p>14.882</text:p>
              </table:table-cell>
              <table:table-cell office:value-type="float" office:value="280">
                <text:p>280</text:p>
              </table:table-cell>
              <table:table-cell office:value-type="float" office:value="16.476">
                <text:p>16.476</text:p>
              </table:table-cell>
              <table:table-cell office:value-type="float" office:value="210">
                <text:p>210</text:p>
              </table:table-cell>
              <table:table-cell office:value-type="float" office:value="19.545">
                <text:p>19.545</text:p>
              </table:table-cell>
              <table:table-cell office:value-type="float" office:value="280">
                <text:p>280</text:p>
              </table:table-cell>
              <table:table-cell office:value-type="float" office:value="27.235">
                <text:p>27.235</text:p>
              </table:table-cell>
            </table:table-row>
            <table:table-row>
              <table:table-cell office:value-type="float" office:value="14.544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14.544">
                <text:p>14.544</text:p>
              </table:table-cell>
              <table:table-cell office:value-type="float" office:value="320">
                <text:p>320</text:p>
              </table:table-cell>
              <table:table-cell office:value-type="float" office:value="16.102">
                <text:p>16.102</text:p>
              </table:table-cell>
              <table:table-cell office:value-type="float" office:value="240">
                <text:p>240</text:p>
              </table:table-cell>
              <table:table-cell office:value-type="float" office:value="19.031">
                <text:p>19.031</text:p>
              </table:table-cell>
              <table:table-cell office:value-type="float" office:value="320">
                <text:p>320</text:p>
              </table:table-cell>
              <table:table-cell office:value-type="float" office:value="25.958">
                <text:p>25.958</text:p>
              </table:table-cell>
            </table:table-row>
            <table:table-row>
              <table:table-cell office:value-type="float" office:value="14.179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4.179">
                <text:p>14.179</text:p>
              </table:table-cell>
              <table:table-cell office:value-type="float" office:value="360">
                <text:p>360</text:p>
              </table:table-cell>
              <table:table-cell office:value-type="float" office:value="15.615">
                <text:p>15.615</text:p>
              </table:table-cell>
              <table:table-cell office:value-type="float" office:value="270">
                <text:p>270</text:p>
              </table:table-cell>
              <table:table-cell office:value-type="float" office:value="18.312">
                <text:p>18.312</text:p>
              </table:table-cell>
              <table:table-cell office:value-type="float" office:value="360">
                <text:p>360</text:p>
              </table:table-cell>
              <table:table-cell office:value-type="float" office:value="24.171">
                <text:p>24.171</text:p>
              </table:table-cell>
            </table:table-row>
            <table:table-row>
              <table:table-cell office:value-type="float" office:value="13.805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3.805">
                <text:p>13.805</text:p>
              </table:table-cell>
              <table:table-cell office:value-type="float" office:value="400">
                <text:p>400</text:p>
              </table:table-cell>
              <table:table-cell office:value-type="float" office:value="15.062">
                <text:p>15.062</text:p>
              </table:table-cell>
              <table:table-cell office:value-type="float" office:value="300">
                <text:p>300</text:p>
              </table:table-cell>
              <table:table-cell office:value-type="float" office:value="17.488">
                <text:p>17.488</text:p>
              </table:table-cell>
              <table:table-cell office:value-type="float" office:value="400">
                <text:p>400</text:p>
              </table:table-cell>
              <table:table-cell office:value-type="float" office:value="22.159">
                <text:p>22.159</text:p>
              </table:table-cell>
            </table:table-row>
            <table:table-row>
              <table:table-cell office:value-type="float" office:value="13.44">
                <text:p>10</text:p>
              </table:table-cell>
              <table:table-cell office:value-type="float" office:value="330">
                <text:p>330</text:p>
              </table:table-cell>
              <table:table-cell office:value-type="float" office:value="13.44">
                <text:p>13.44</text:p>
              </table:table-cell>
              <table:table-cell office:value-type="float" office:value="440">
                <text:p>440</text:p>
              </table:table-cell>
              <table:table-cell office:value-type="float" office:value="14.486">
                <text:p>14.486</text:p>
              </table:table-cell>
              <table:table-cell office:value-type="float" office:value="330">
                <text:p>330</text:p>
              </table:table-cell>
              <table:table-cell office:value-type="float" office:value="16.633">
                <text:p>16.633</text:p>
              </table:table-cell>
              <table:table-cell office:value-type="float" office:value="440">
                <text:p>440</text:p>
              </table:table-cell>
              <table:table-cell office:value-type="float" office:value="20.154">
                <text:p>20.15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0" chart:maximum="21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05cm" svg:height="9cm" xlink:href=".." xlink:type="simple" chart:class="chart:scatter" chart:style-name="ch1">
        <chart:legend chart:legend-position="end" svg:x="12.375cm" svg:y="3.454cm" style:legend-expansion="high" chart:style-name="ch2"/>
        <chart:plot-area chart:style-name="ch3" table:cell-range-address="'cc vs b1'.A100:'cc vs b1'.A114 'cc vs b1'.A136:'cc vs b1'.B152 'cc vs b1'.B100:'cc vs b1'.B100 'cc vs b1'.D100:'cc vs b1'.D100 'cc vs b1'.D136:'cc vs b1'.D146 'cc vs b1'.H135:'cc vs b1'.H153 'cc vs b1'.J100:'cc vs b1'.J100 'cc vs b1'.J136:'cc vs b1'.J146" chart:data-source-has-labels="both" svg:x="1.371cm" svg:y="0.855cm" svg:width="10.284cm" svg:height="6.984cm">
          <chartooo:coordinate-region svg:x="1.992cm" svg:y="1.054cm" svg:width="9.291cm" svg:height="6.138cm"/>
          <chart:axis chart:dimension="x" chart:name="primary-x" chart:style-name="ch4" chartooo:axis-type="auto">
            <chart:title svg:x="5.966cm" svg:y="8.019cm" chart:style-name="ch5">
              <text:p>Cycles</text:p>
            </chart:title>
            <chart:categories table:cell-range-address="'cc vs b1'.A100:'cc vs b1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b1'.B136:'cc vs b1'.B152" chart:label-cell-address="'cc vs b1'.B100:'cc vs b1'.B100" chart:class="chart:scatter">
            <chart:domain table:cell-range-address="'cc vs b1'.A136:'cc vs b1'.A152"/>
            <chart:data-point chart:repeated="17"/>
          </chart:series>
          <chart:series chart:style-name="ch10" chart:values-cell-range-address="'cc vs b1'.D136:'cc vs b1'.D146" chart:label-cell-address="'cc vs b1'.D100:'cc vs b1'.D100" chart:class="chart:scatter">
            <chart:domain table:cell-range-address="'cc vs b1'.C136:'cc vs b1'.C146"/>
            <chart:data-point chart:repeated="11"/>
          </chart:series>
          <chart:series chart:style-name="ch11" chart:values-cell-range-address="'cc vs b1'.H136:'cc vs b1'.H153" chart:label-cell-address="'cc vs b1'.H135:'cc vs b1'.H135" chart:class="chart:scatter">
            <chart:domain table:cell-range-address="'cc vs b1'.G136:'cc vs b1'.G152"/>
            <chart:data-point chart:repeated="18"/>
          </chart:series>
          <chart:series chart:style-name="ch12" chart:values-cell-range-address="'cc vs b1'.J136:'cc vs b1'.J146" chart:label-cell-address="'cc vs b1'.J100:'cc vs b1'.J100" chart:class="chart:scatter">
            <chart:domain table:cell-range-address="'cc vs b1'.I136:'cc vs b1'.I146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b1'.B100:'cc vs b1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b1'.D100:'cc vs b1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B1 – 2 Threads</text:p>
                <draw:g>
                  <svg:desc>'cc vs b1'.H135:'cc vs b1'.H13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b1'.J100:'cc vs b1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b1'.A100:'cc vs b1'.A114</svg:desc>
                </draw:g>
              </table:table-cell>
              <table:table-cell office:value-type="float" office:value="0">
                <text:p>0</text:p>
                <draw:g>
                  <svg:desc>'cc vs b1'.A136:'cc vs b1'.A152</svg:desc>
                </draw:g>
              </table:table-cell>
              <table:table-cell office:value-type="float" office:value="0">
                <text:p>0</text:p>
                <draw:g>
                  <svg:desc>'cc vs b1'.B136:'cc vs b1'.B152</svg:desc>
                </draw:g>
              </table:table-cell>
              <table:table-cell office:value-type="float" office:value="0">
                <text:p>0</text:p>
                <draw:g>
                  <svg:desc>'cc vs b1'.C136:'cc vs b1'.C146</svg:desc>
                </draw:g>
              </table:table-cell>
              <table:table-cell office:value-type="float" office:value="0">
                <text:p>0</text:p>
                <draw:g>
                  <svg:desc>'cc vs b1'.D136:'cc vs b1'.D146</svg:desc>
                </draw:g>
              </table:table-cell>
              <table:table-cell office:value-type="float" office:value="0">
                <text:p>0</text:p>
                <draw:g>
                  <svg:desc>'cc vs b1'.G136:'cc vs b1'.G152</svg:desc>
                </draw:g>
              </table:table-cell>
              <table:table-cell office:value-type="float" office:value="0">
                <text:p>0</text:p>
                <draw:g>
                  <svg:desc>'cc vs b1'.H136:'cc vs b1'.H153</svg:desc>
                </draw:g>
              </table:table-cell>
              <table:table-cell office:value-type="float" office:value="0">
                <text:p>0</text:p>
                <draw:g>
                  <svg:desc>'cc vs b1'.I136:'cc vs b1'.I146</svg:desc>
                </draw:g>
              </table:table-cell>
              <table:table-cell office:value-type="float" office:value="0">
                <text:p>0</text:p>
                <draw:g>
                  <svg:desc>'cc vs b1'.J136:'cc vs b1'.J14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2.048">
                <text:p>12.048</text:p>
              </table:table-cell>
              <table:table-cell office:value-type="float" office:value="200">
                <text:p>200</text:p>
              </table:table-cell>
              <table:table-cell office:value-type="float" office:value="12.819">
                <text:p>12.819</text:p>
              </table:table-cell>
              <table:table-cell office:value-type="float" office:value="100">
                <text:p>100</text:p>
              </table:table-cell>
              <table:table-cell office:value-type="float" office:value="11.564">
                <text:p>11.564</text:p>
              </table:table-cell>
              <table:table-cell office:value-type="float" office:value="200">
                <text:p>200</text:p>
              </table:table-cell>
              <table:table-cell office:value-type="float" office:value="12.688">
                <text:p>12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.449">
                <text:p>12.449</text:p>
              </table:table-cell>
              <table:table-cell office:value-type="float" office:value="400">
                <text:p>400</text:p>
              </table:table-cell>
              <table:table-cell office:value-type="float" office:value="14.387">
                <text:p>14.387</text:p>
              </table:table-cell>
              <table:table-cell office:value-type="float" office:value="200">
                <text:p>200</text:p>
              </table:table-cell>
              <table:table-cell office:value-type="float" office:value="12.648">
                <text:p>12.648</text:p>
              </table:table-cell>
              <table:table-cell office:value-type="float" office:value="400">
                <text:p>400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12.958">
                <text:p>12.958</text:p>
              </table:table-cell>
              <table:table-cell office:value-type="float" office:value="600">
                <text:p>600</text:p>
              </table:table-cell>
              <table:table-cell office:value-type="float" office:value="15.89">
                <text:p>15.89</text:p>
              </table:table-cell>
              <table:table-cell office:value-type="float" office:value="300">
                <text:p>300</text:p>
              </table:table-cell>
              <table:table-cell office:value-type="float" office:value="13.473">
                <text:p>13.473</text:p>
              </table:table-cell>
              <table:table-cell office:value-type="float" office:value="600">
                <text:p>600</text:p>
              </table:table-cell>
              <table:table-cell office:value-type="float" office:value="17.513">
                <text:p>17.5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3.386">
                <text:p>13.386</text:p>
              </table:table-cell>
              <table:table-cell office:value-type="float" office:value="800">
                <text:p>800</text:p>
              </table:table-cell>
              <table:table-cell office:value-type="float" office:value="16.806">
                <text:p>16.806</text:p>
              </table:table-cell>
              <table:table-cell office:value-type="float" office:value="400">
                <text:p>400</text:p>
              </table:table-cell>
              <table:table-cell office:value-type="float" office:value="14.034">
                <text:p>14.034</text:p>
              </table:table-cell>
              <table:table-cell office:value-type="float" office:value="800">
                <text:p>800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0">
                <text:p>500</text:p>
              </table:table-cell>
              <table:table-cell office:value-type="float" office:value="13.69">
                <text:p>13.69</text:p>
              </table:table-cell>
              <table:table-cell office:value-type="float" office:value="1000">
                <text:p>1000</text:p>
              </table:table-cell>
              <table:table-cell office:value-type="float" office:value="17.144">
                <text:p>17.144</text:p>
              </table:table-cell>
              <table:table-cell office:value-type="float" office:value="500">
                <text:p>500</text:p>
              </table:table-cell>
              <table:table-cell office:value-type="float" office:value="14.387">
                <text:p>14.387</text:p>
              </table:table-cell>
              <table:table-cell office:value-type="float" office:value="1000">
                <text:p>1000</text:p>
              </table:table-cell>
              <table:table-cell office:value-type="float" office:value="18.889">
                <text:p>18.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00">
                <text:p>600</text:p>
              </table:table-cell>
              <table:table-cell office:value-type="float" office:value="13.875">
                <text:p>13.875</text:p>
              </table:table-cell>
              <table:table-cell office:value-type="float" office:value="1200">
                <text:p>1200</text:p>
              </table:table-cell>
              <table:table-cell office:value-type="float" office:value="17.054">
                <text:p>17.054</text:p>
              </table:table-cell>
              <table:table-cell office:value-type="float" office:value="600">
                <text:p>600</text:p>
              </table:table-cell>
              <table:table-cell office:value-type="float" office:value="14.583">
                <text:p>14.583</text:p>
              </table:table-cell>
              <table:table-cell office:value-type="float" office:value="1200">
                <text:p>1200</text:p>
              </table:table-cell>
              <table:table-cell office:value-type="float" office:value="18.713">
                <text:p>18.7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00">
                <text:p>700</text:p>
              </table:table-cell>
              <table:table-cell office:value-type="float" office:value="13.963">
                <text:p>13.963</text:p>
              </table:table-cell>
              <table:table-cell office:value-type="float" office:value="1400">
                <text:p>1400</text:p>
              </table:table-cell>
              <table:table-cell office:value-type="float" office:value="16.693">
                <text:p>16.693</text:p>
              </table:table-cell>
              <table:table-cell office:value-type="float" office:value="700">
                <text:p>700</text:p>
              </table:table-cell>
              <table:table-cell office:value-type="float" office:value="14.663">
                <text:p>14.663</text:p>
              </table:table-cell>
              <table:table-cell office:value-type="float" office:value="1400">
                <text:p>1400</text:p>
              </table:table-cell>
              <table:table-cell office:value-type="float" office:value="18.219">
                <text:p>18.2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00">
                <text:p>800</text:p>
              </table:table-cell>
              <table:table-cell office:value-type="float" office:value="13.977">
                <text:p>13.977</text:p>
              </table:table-cell>
              <table:table-cell office:value-type="float" office:value="1600">
                <text:p>1600</text:p>
              </table:table-cell>
              <table:table-cell office:value-type="float" office:value="16.181">
                <text:p>16.181</text:p>
              </table:table-cell>
              <table:table-cell office:value-type="float" office:value="800">
                <text:p>800</text:p>
              </table:table-cell>
              <table:table-cell office:value-type="float" office:value="14.656">
                <text:p>14.656</text:p>
              </table:table-cell>
              <table:table-cell office:value-type="float" office:value="1600">
                <text:p>1600</text:p>
              </table:table-cell>
              <table:table-cell office:value-type="float" office:value="17.551">
                <text:p>17.55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00">
                <text:p>900</text:p>
              </table:table-cell>
              <table:table-cell office:value-type="float" office:value="13.936">
                <text:p>13.936</text:p>
              </table:table-cell>
              <table:table-cell office:value-type="float" office:value="1800">
                <text:p>1800</text:p>
              </table:table-cell>
              <table:table-cell office:value-type="float" office:value="15.606">
                <text:p>15.606</text:p>
              </table:table-cell>
              <table:table-cell office:value-type="float" office:value="900">
                <text:p>900</text:p>
              </table:table-cell>
              <table:table-cell office:value-type="float" office:value="14.588">
                <text:p>14.588</text:p>
              </table:table-cell>
              <table:table-cell office:value-type="float" office:value="1800">
                <text:p>18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00">
                <text:p>1000</text:p>
              </table:table-cell>
              <table:table-cell office:value-type="float" office:value="13.854">
                <text:p>13.854</text:p>
              </table:table-cell>
              <table:table-cell office:value-type="float" office:value="2000">
                <text:p>2000</text:p>
              </table:table-cell>
              <table:table-cell office:value-type="float" office:value="15.024">
                <text:p>15.024</text:p>
              </table:table-cell>
              <table:table-cell office:value-type="float" office:value="1000">
                <text:p>1000</text:p>
              </table:table-cell>
              <table:table-cell office:value-type="float" office:value="14.475">
                <text:p>14.475</text:p>
              </table:table-cell>
              <table:table-cell office:value-type="float" office:value="2000">
                <text:p>2000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00">
                <text:p>1100</text:p>
              </table:table-cell>
              <table:table-cell office:value-type="float" office:value="13.744">
                <text:p>13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14.331">
                <text:p>14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13.615">
                <text:p>13.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14.167">
                <text:p>14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00">
                <text:p>1300</text:p>
              </table:table-cell>
              <table:table-cell office:value-type="float" office:value="13.474">
                <text:p>13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13.99">
                <text:p>1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400">
                <text:p>1400</text:p>
              </table:table-cell>
              <table:table-cell office:value-type="float" office:value="13.327">
                <text:p>13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13.808">
                <text:p>13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13.178">
                <text:p>13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13.625">
                <text:p>13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13.03">
                <text:p>1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13.444">
                <text:p>13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b1'.A168:'cc vs b1'.E173 'cc vs b1'.B167:'cc vs b1'.E167 'cc vs b1'.G167:'cc vs b1'.G173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b1'.A168:'cc vs b1'.A173"/>
          </chart:axis>
          <chart:axis chart:dimension="y" chart:name="primary-y" chart:style-name="ch5">
            <chart:title svg:x="7.484cm" svg:y="8.041cm" chart:style-name="ch6">
              <text:p>Power (W)</text:p>
            </chart:title>
            <chart:grid chart:style-name="ch7" chart:class="major"/>
          </chart:axis>
          <chart:series chart:style-name="ch8" chart:values-cell-range-address="'cc vs b1'.B168:'cc vs b1'.B173" chart:label-cell-address="'cc vs b1'.B167:'cc vs b1'.B167" chart:class="chart:bar">
            <chart:data-point chart:repeated="6"/>
          </chart:series>
          <chart:series chart:style-name="ch9" chart:values-cell-range-address="'cc vs b1'.C168:'cc vs b1'.C173" chart:label-cell-address="'cc vs b1'.C167:'cc vs b1'.C167" chart:class="chart:bar">
            <chart:data-point chart:repeated="6"/>
          </chart:series>
          <chart:series chart:style-name="ch10" chart:values-cell-range-address="'cc vs b1'.D168:'cc vs b1'.D173" chart:label-cell-address="'cc vs b1'.D167:'cc vs b1'.D167" chart:class="chart:bar">
            <chart:data-point chart:repeated="6"/>
          </chart:series>
          <chart:series chart:style-name="ch11" chart:values-cell-range-address="'cc vs b1'.E168:'cc vs b1'.E173" chart:label-cell-address="'cc vs b1'.E167:'cc vs b1'.E167" chart:class="chart:bar">
            <chart:data-point chart:repeated="6"/>
          </chart:series>
          <chart:series chart:style-name="ch12" chart:values-cell-range-address="'cc vs b1'.G168:'cc vs b1'.G173" chart:label-cell-address="'cc vs b1'.G167:'cc vs b1'.G16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b1'.B167:'cc vs b1'.B167</svg:desc>
                </draw:g>
              </table:table-cell>
              <table:table-cell office:value-type="string">
                <text:p>(C) No one left</text:p>
                <draw:g>
                  <svg:desc>'cc vs b1'.C167:'cc vs b1'.C167</svg:desc>
                </draw:g>
              </table:table-cell>
              <table:table-cell office:value-type="string">
                <text:p>(W) Writing</text:p>
                <draw:g>
                  <svg:desc>'cc vs b1'.D167:'cc vs b1'.D167</svg:desc>
                </draw:g>
              </table:table-cell>
              <table:table-cell office:value-type="string">
                <text:p>(B) One working</text:p>
                <draw:g>
                  <svg:desc>'cc vs b1'.E167:'cc vs b1'.E167</svg:desc>
                </draw:g>
              </table:table-cell>
              <table:table-cell office:value-type="string">
                <text:p>Overall</text:p>
                <draw:g>
                  <svg:desc>'cc vs b1'.G167:'cc vs b1'.G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168:'cc vs b1'.A173</svg:desc>
                </draw:g>
              </table:table-cell>
              <table:table-cell office:value-type="float" office:value="28.4">
                <text:p>28.4</text:p>
                <draw:g>
                  <svg:desc>'cc vs b1'.B168:'cc vs b1'.B173</svg:desc>
                </draw:g>
              </table:table-cell>
              <table:table-cell office:value-type="float" office:value="50.6">
                <text:p>50.6</text:p>
                <draw:g>
                  <svg:desc>'cc vs b1'.C168:'cc vs b1'.C173</svg:desc>
                </draw:g>
              </table:table-cell>
              <table:table-cell office:value-type="float" office:value="36.2">
                <text:p>36.2</text:p>
                <draw:g>
                  <svg:desc>'cc vs b1'.D168:'cc vs b1'.D173</svg:desc>
                </draw:g>
              </table:table-cell>
              <table:table-cell office:value-type="float" office:value="23.9">
                <text:p>23.9</text:p>
                <draw:g>
                  <svg:desc>'cc vs b1'.E168:'cc vs b1'.E173</svg:desc>
                </draw:g>
              </table:table-cell>
              <table:table-cell office:value-type="float" office:value="34.4">
                <text:p>34.4</text:p>
                <draw:g>
                  <svg:desc>'cc vs b1'.G168:'cc vs b1'.G173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2.1">
                <text:p>22.1</text:p>
              </table:table-cell>
              <table:table-cell office:value-type="float" office:value="16.4">
                <text:p>16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8">
                <text:p>14.8</text:p>
              </table:table-cell>
              <table:table-cell office:value-type="float" office:value="42.9">
                <text:p>42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48.2">
                <text:p>48.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3.9">
                <text:p>13.9</text:p>
              </table:table-cell>
              <table:table-cell office:value-type="float" office:value="57.6">
                <text:p>57.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b1'.A177:'cc vs b1'.E182 'cc vs b1'.B176:'cc vs b1'.E176 'cc vs b1'.G176:'cc vs b1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b1'.A177:'cc vs b1'.A182"/>
          </chart:axis>
          <chart:axis chart:dimension="y" chart:name="primary-y" chart:style-name="ch5">
            <chart:title svg:x="7.9cm" svg:y="7.963cm" chart:style-name="ch6">
              <text:p>Power (W)</text:p>
            </chart:title>
            <chart:grid chart:style-name="ch7" chart:class="major"/>
          </chart:axis>
          <chart:series chart:style-name="ch8" chart:values-cell-range-address="'cc vs b1'.B177:'cc vs b1'.B182" chart:label-cell-address="'cc vs b1'.B176:'cc vs b1'.B176" chart:class="chart:bar">
            <chart:data-point chart:repeated="6"/>
          </chart:series>
          <chart:series chart:style-name="ch9" chart:values-cell-range-address="'cc vs b1'.C177:'cc vs b1'.C182" chart:label-cell-address="'cc vs b1'.C176:'cc vs b1'.C176" chart:class="chart:bar">
            <chart:data-point chart:repeated="6"/>
          </chart:series>
          <chart:series chart:style-name="ch10" chart:values-cell-range-address="'cc vs b1'.D177:'cc vs b1'.D182" chart:label-cell-address="'cc vs b1'.D176:'cc vs b1'.D176" chart:class="chart:bar">
            <chart:data-point chart:repeated="6"/>
          </chart:series>
          <chart:series chart:style-name="ch11" chart:values-cell-range-address="'cc vs b1'.E177:'cc vs b1'.E182" chart:label-cell-address="'cc vs b1'.E176:'cc vs b1'.E176" chart:class="chart:bar">
            <chart:data-point chart:repeated="6"/>
          </chart:series>
          <chart:series chart:style-name="ch12" chart:values-cell-range-address="'cc vs b1'.G177:'cc vs b1'.G182" chart:label-cell-address="'cc vs b1'.G176:'cc vs b1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b1'.B176:'cc vs b1'.B176</svg:desc>
                </draw:g>
              </table:table-cell>
              <table:table-cell office:value-type="string">
                <text:p>(C) No one left</text:p>
                <draw:g>
                  <svg:desc>'cc vs b1'.C176:'cc vs b1'.C176</svg:desc>
                </draw:g>
              </table:table-cell>
              <table:table-cell office:value-type="string">
                <text:p>(W) Writing</text:p>
                <draw:g>
                  <svg:desc>'cc vs b1'.D176:'cc vs b1'.D176</svg:desc>
                </draw:g>
              </table:table-cell>
              <table:table-cell office:value-type="string">
                <text:p>(B) One working</text:p>
                <draw:g>
                  <svg:desc>'cc vs b1'.E176:'cc vs b1'.E176</svg:desc>
                </draw:g>
              </table:table-cell>
              <table:table-cell office:value-type="string">
                <text:p>Overall</text:p>
                <draw:g>
                  <svg:desc>'cc vs b1'.G176:'cc vs b1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177:'cc vs b1'.A182</svg:desc>
                </draw:g>
              </table:table-cell>
              <table:table-cell office:value-type="float" office:value="28.3">
                <text:p>28.3</text:p>
                <draw:g>
                  <svg:desc>'cc vs b1'.B177:'cc vs b1'.B182</svg:desc>
                </draw:g>
              </table:table-cell>
              <table:table-cell office:value-type="float" office:value="50.6">
                <text:p>50.6</text:p>
                <draw:g>
                  <svg:desc>'cc vs b1'.C177:'cc vs b1'.C182</svg:desc>
                </draw:g>
              </table:table-cell>
              <table:table-cell office:value-type="float" office:value="35.6">
                <text:p>35.6</text:p>
                <draw:g>
                  <svg:desc>'cc vs b1'.D177:'cc vs b1'.D182</svg:desc>
                </draw:g>
              </table:table-cell>
              <table:table-cell office:value-type="float" office:value="25.8">
                <text:p>25.8</text:p>
                <draw:g>
                  <svg:desc>'cc vs b1'.E177:'cc vs b1'.E182</svg:desc>
                </draw:g>
              </table:table-cell>
              <table:table-cell office:value-type="float" office:value="30.6">
                <text:p>30.6</text:p>
                <draw:g>
                  <svg:desc>'cc vs b1'.G177:'cc vs b1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b1'.A186:'cc vs b1'.E191 'cc vs b1'.B185:'cc vs b1'.E185 'cc vs b1'.G185:'cc vs b1'.G191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b1'.A186:'cc vs b1'.A191"/>
          </chart:axis>
          <chart:axis chart:dimension="y" chart:name="primary-y" chart:style-name="ch5">
            <chart:title svg:x="7.902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b1'.B186:'cc vs b1'.B191" chart:label-cell-address="'cc vs b1'.B185:'cc vs b1'.B185" chart:class="chart:bar">
            <chart:data-point chart:repeated="6"/>
          </chart:series>
          <chart:series chart:style-name="ch9" chart:values-cell-range-address="'cc vs b1'.C186:'cc vs b1'.C191" chart:label-cell-address="'cc vs b1'.C185:'cc vs b1'.C185" chart:class="chart:bar">
            <chart:data-point chart:repeated="6"/>
          </chart:series>
          <chart:series chart:style-name="ch10" chart:values-cell-range-address="'cc vs b1'.D186:'cc vs b1'.D191" chart:label-cell-address="'cc vs b1'.D185:'cc vs b1'.D185" chart:class="chart:bar">
            <chart:data-point chart:repeated="6"/>
          </chart:series>
          <chart:series chart:style-name="ch11" chart:values-cell-range-address="'cc vs b1'.E186:'cc vs b1'.E191" chart:label-cell-address="'cc vs b1'.E185:'cc vs b1'.E185" chart:class="chart:bar">
            <chart:data-point chart:repeated="6"/>
          </chart:series>
          <chart:series chart:style-name="ch12" chart:values-cell-range-address="'cc vs b1'.G186:'cc vs b1'.G191" chart:label-cell-address="'cc vs b1'.G185:'cc vs b1'.G18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b1'.B185:'cc vs b1'.B185</svg:desc>
                </draw:g>
              </table:table-cell>
              <table:table-cell office:value-type="string">
                <text:p>(C) No one left</text:p>
                <draw:g>
                  <svg:desc>'cc vs b1'.C185:'cc vs b1'.C185</svg:desc>
                </draw:g>
              </table:table-cell>
              <table:table-cell office:value-type="string">
                <text:p>(W) Writing</text:p>
                <draw:g>
                  <svg:desc>'cc vs b1'.D185:'cc vs b1'.D185</svg:desc>
                </draw:g>
              </table:table-cell>
              <table:table-cell office:value-type="string">
                <text:p>(B) One working</text:p>
                <draw:g>
                  <svg:desc>'cc vs b1'.E185:'cc vs b1'.E185</svg:desc>
                </draw:g>
              </table:table-cell>
              <table:table-cell office:value-type="string">
                <text:p>Overall</text:p>
                <draw:g>
                  <svg:desc>'cc vs b1'.G185:'cc vs b1'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186:'cc vs b1'.A191</svg:desc>
                </draw:g>
              </table:table-cell>
              <table:table-cell office:value-type="float" office:value="28">
                <text:p>28</text:p>
                <draw:g>
                  <svg:desc>'cc vs b1'.B186:'cc vs b1'.B191</svg:desc>
                </draw:g>
              </table:table-cell>
              <table:table-cell office:value-type="float" office:value="50.4">
                <text:p>50.4</text:p>
                <draw:g>
                  <svg:desc>'cc vs b1'.C186:'cc vs b1'.C191</svg:desc>
                </draw:g>
              </table:table-cell>
              <table:table-cell office:value-type="float" office:value="32">
                <text:p>32</text:p>
                <draw:g>
                  <svg:desc>'cc vs b1'.D186:'cc vs b1'.D191</svg:desc>
                </draw:g>
              </table:table-cell>
              <table:table-cell office:value-type="float" office:value="23.7">
                <text:p>23.7</text:p>
                <draw:g>
                  <svg:desc>'cc vs b1'.E186:'cc vs b1'.E191</svg:desc>
                </draw:g>
              </table:table-cell>
              <table:table-cell office:value-type="float" office:value="23.5">
                <text:p>23.5</text:p>
                <draw:g>
                  <svg:desc>'cc vs b1'.G186:'cc vs b1'.G19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4">
                <text:p>40.4</text:p>
              </table:table-cell>
              <table:table-cell office:value-type="float" office:value="26.6">
                <text:p>26.6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2">
                <text:p>21.2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5.6">
                <text:p>15.6</text:p>
              </table:table-cell>
              <table:table-cell office:value-type="float" office:value="22.3">
                <text:p>22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9.1">
                <text:p>19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5.6">
                <text:p>15.6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c5273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2a92d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0.73cm" svg:y="3.072cm" style:legend-expansion="high" chart:style-name="ch2"/>
        <chart:plot-area chart:style-name="ch3" table:cell-range-address="'di vs b2'.A190:'di vs b2'.F197" chart:data-source-has-labels="both" svg:x="1.301cm" svg:y="0.855cm" svg:width="8.849cm" svg:height="6.862cm">
          <chartooo:coordinate-region svg:x="1.79cm" svg:y="0.855cm" svg:width="8.12cm" svg:height="6.162cm"/>
          <chart:axis chart:dimension="x" chart:name="primary-x" chart:style-name="ch4" chartooo:axis-type="auto">
            <chartooo:date-scale/>
            <chart:title svg:x="0.451cm" svg:y="5.388cm" chart:style-name="ch5">
              <text:p>Process count</text:p>
            </chart:title>
            <chart:categories table:cell-range-address="'di vs b2'.A191:'di vs b2'.A197"/>
          </chart:axis>
          <chart:axis chart:dimension="y" chart:name="primary-y" chart:style-name="ch6">
            <chart:title svg:x="4.811cm" svg:y="7.93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b2'.B191:'di vs b2'.B197" chart:label-cell-address="'di vs b2'.B190:'di vs b2'.B190" chart:class="chart:bar">
            <chart:data-point chart:repeated="7"/>
          </chart:series>
          <chart:series chart:style-name="ch10" chart:values-cell-range-address="'di vs b2'.C191:'di vs b2'.C197" chart:label-cell-address="'di vs b2'.C190:'di vs b2'.C190" chart:class="chart:bar">
            <chart:data-point chart:repeated="7"/>
          </chart:series>
          <chart:series chart:style-name="ch11" chart:values-cell-range-address="'di vs b2'.D191:'di vs b2'.D197" chart:label-cell-address="'di vs b2'.D190:'di vs b2'.D190" chart:class="chart:bar">
            <chart:data-point chart:repeated="7"/>
          </chart:series>
          <chart:series chart:style-name="ch12" chart:values-cell-range-address="'di vs b2'.E191:'di vs b2'.E197" chart:label-cell-address="'di vs b2'.E190:'di vs b2'.E190" chart:class="chart:bar">
            <chart:data-point chart:repeated="7"/>
          </chart:series>
          <chart:series chart:style-name="ch13" chart:values-cell-range-address="'di vs b2'.F191:'di vs b2'.F197" chart:label-cell-address="'di vs b2'.F190:'di vs b2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b2'.B190:'di vs b2'.B190</svg:desc>
                </draw:g>
              </table:table-cell>
              <table:table-cell office:value-type="string">
                <text:p>(B) One working</text:p>
                <draw:g>
                  <svg:desc>'di vs b2'.C190:'di vs b2'.C190</svg:desc>
                </draw:g>
              </table:table-cell>
              <table:table-cell office:value-type="string">
                <text:p>(R1) Round 1</text:p>
                <draw:g>
                  <svg:desc>'di vs b2'.D190:'di vs b2'.D190</svg:desc>
                </draw:g>
              </table:table-cell>
              <table:table-cell office:value-type="string">
                <text:p>(R2) Round 2</text:p>
                <draw:g>
                  <svg:desc>'di vs b2'.E190:'di vs b2'.E190</svg:desc>
                </draw:g>
              </table:table-cell>
              <table:table-cell office:value-type="string">
                <text:p>(R3) Round 3</text:p>
                <draw:g>
                  <svg:desc>'di vs b2'.F190:'di vs b2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191:'di vs b2'.A197</svg:desc>
                </draw:g>
              </table:table-cell>
              <table:table-cell office:value-type="float" office:value="0.06">
                <text:p>0.06</text:p>
                <draw:g>
                  <svg:desc>'di vs b2'.B191:'di vs b2'.B197</svg:desc>
                </draw:g>
              </table:table-cell>
              <table:table-cell office:value-type="float" office:value="3.94">
                <text:p>3.94</text:p>
                <draw:g>
                  <svg:desc>'di vs b2'.C191:'di vs b2'.C197</svg:desc>
                </draw:g>
              </table:table-cell>
              <table:table-cell office:value-type="float" office:value="3.38">
                <text:p>3.38</text:p>
                <draw:g>
                  <svg:desc>'di vs b2'.D191:'di vs b2'.D197</svg:desc>
                </draw:g>
              </table:table-cell>
              <table:table-cell office:value-type="float" office:value="3.49">
                <text:p>3.49</text:p>
                <draw:g>
                  <svg:desc>'di vs b2'.E191:'di vs b2'.E197</svg:desc>
                </draw:g>
              </table:table-cell>
              <table:table-cell office:value-type="float" office:value="2.21">
                <text:p>2.21</text:p>
                <draw:g>
                  <svg:desc>'di vs b2'.F191:'di vs b2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273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2a92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87cm" svg:height="9cm" xlink:href=".." xlink:type="simple" chart:class="chart:bar" chart:style-name="ch1">
        <chart:legend chart:legend-position="end" svg:x="10.609cm" svg:y="3.623cm" style:legend-expansion="high" chart:style-name="ch2"/>
        <chart:plot-area chart:style-name="ch3" table:cell-range-address="'di vs b2'.A201:'di vs b2'.A207 'di vs b2'.D200:'di vs b2'.F207" chart:data-source-has-labels="both" svg:x="1.41cm" svg:y="0.855cm" svg:width="8.645cm" svg:height="6.862cm">
          <chartooo:coordinate-region svg:x="1.899cm" svg:y="0.855cm" svg:width="8.035cm" svg:height="6.162cm"/>
          <chart:axis chart:dimension="x" chart:name="primary-x" chart:style-name="ch4" chartooo:axis-type="auto">
            <chartooo:date-scale/>
            <chart:title svg:x="0.451cm" svg:y="5.613cm" chart:style-name="ch5">
              <text:p>Process count</text:p>
            </chart:title>
            <chart:categories table:cell-range-address="'di vs b2'.A201:'di vs b2'.A207"/>
          </chart:axis>
          <chart:axis chart:dimension="y" chart:name="primary-y" chart:style-name="ch6">
            <chart:title svg:x="4.809cm" svg:y="7.999cm" chart:style-name="ch7">
              <text:p>Energy (µJ)</text:p>
            </chart:title>
            <chart:grid chart:style-name="ch8" chart:class="major"/>
          </chart:axis>
          <chart:series chart:style-name="ch9" chart:values-cell-range-address="'di vs b2'.D201:'di vs b2'.D207" chart:label-cell-address="'di vs b2'.D200:'di vs b2'.D200" chart:class="chart:bar">
            <chart:data-point chart:repeated="7"/>
          </chart:series>
          <chart:series chart:style-name="ch10" chart:values-cell-range-address="'di vs b2'.E201:'di vs b2'.E207" chart:label-cell-address="'di vs b2'.E200:'di vs b2'.E200" chart:class="chart:bar">
            <chart:data-point chart:repeated="7"/>
          </chart:series>
          <chart:series chart:style-name="ch11" chart:values-cell-range-address="'di vs b2'.F201:'di vs b2'.F207" chart:label-cell-address="'di vs b2'.F200:'di vs b2'.F20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b2'.D200:'di vs b2'.D200</svg:desc>
                </draw:g>
              </table:table-cell>
              <table:table-cell office:value-type="string">
                <text:p>(R2) Round 2</text:p>
                <draw:g>
                  <svg:desc>'di vs b2'.E200:'di vs b2'.E200</svg:desc>
                </draw:g>
              </table:table-cell>
              <table:table-cell office:value-type="string">
                <text:p>(R3) Round 3</text:p>
                <draw:g>
                  <svg:desc>'di vs b2'.F200:'di vs b2'.F20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201:'di vs b2'.A207</svg:desc>
                </draw:g>
              </table:table-cell>
              <table:table-cell office:value-type="float" office:value="2.18">
                <text:p>2.18</text:p>
                <draw:g>
                  <svg:desc>'di vs b2'.D201:'di vs b2'.D207</svg:desc>
                </draw:g>
              </table:table-cell>
              <table:table-cell office:value-type="float" office:value="2.79">
                <text:p>2.79</text:p>
                <draw:g>
                  <svg:desc>'di vs b2'.E201:'di vs b2'.E207</svg:desc>
                </draw:g>
              </table:table-cell>
              <table:table-cell office:value-type="float" office:value="2.05">
                <text:p>2.05</text:p>
                <draw:g>
                  <svg:desc>'di vs b2'.F201:'di vs b2'.F20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7">
                <text:p>1.97</text:p>
              </table:table-cell>
              <table:table-cell office:value-type="float" office:value="2.58">
                <text:p>2.5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5">
                <text:p>1.75</text:p>
              </table:table-cell>
              <table:table-cell office:value-type="float" office:value="2.29">
                <text:p>2.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4">
                <text:p>1.54</text:p>
              </table:table-cell>
              <table:table-cell office:value-type="float" office:value="2.15">
                <text:p>2.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2">
                <text:p>1.32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b2'.A215:'di vs b2'.A221 'di vs b2'.C214:'di vs b2'.G221" chart:data-source-has-labels="both" svg:x="0.77cm" svg:y="0.855cm" svg:width="11.374cm" svg:height="6.984cm">
          <chartooo:coordinate-region svg:x="1.206cm" svg:y="0.855cm" svg:width="10.752cm" svg:height="6.337cm"/>
          <chart:axis chart:dimension="x" chart:name="primary-x" chart:style-name="ch4" chartooo:axis-type="auto">
            <chartooo:date-scale/>
            <chart:categories table:cell-range-address="'di vs b2'.A215:'di vs b2'.A221"/>
          </chart:axis>
          <chart:axis chart:dimension="y" chart:name="primary-y" chart:style-name="ch5">
            <chart:title svg:x="5.736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b2'.C215:'di vs b2'.C221" chart:label-cell-address="'di vs b2'.C214:'di vs b2'.C214" chart:class="chart:bar">
            <chart:data-point chart:repeated="7"/>
          </chart:series>
          <chart:series chart:style-name="ch9" chart:values-cell-range-address="'di vs b2'.D215:'di vs b2'.D221" chart:label-cell-address="'di vs b2'.D214:'di vs b2'.D214" chart:class="chart:bar">
            <chart:data-point chart:repeated="7"/>
          </chart:series>
          <chart:series chart:style-name="ch10" chart:values-cell-range-address="'di vs b2'.E215:'di vs b2'.E221" chart:label-cell-address="'di vs b2'.E214:'di vs b2'.E214" chart:class="chart:bar">
            <chart:data-point chart:repeated="7"/>
          </chart:series>
          <chart:series chart:style-name="ch11" chart:values-cell-range-address="'di vs b2'.F215:'di vs b2'.F221" chart:label-cell-address="'di vs b2'.F214:'di vs b2'.F214" chart:class="chart:bar">
            <chart:data-point chart:repeated="7"/>
          </chart:series>
          <chart:series chart:style-name="ch12" chart:values-cell-range-address="'di vs b2'.G215:'di vs b2'.G221" chart:label-cell-address="'di vs b2'.G214:'di vs b2'.G21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One working</text:p>
                <draw:g>
                  <svg:desc>'di vs b2'.C214:'di vs b2'.C214</svg:desc>
                </draw:g>
              </table:table-cell>
              <table:table-cell office:value-type="string">
                <text:p>(R1) Round 1</text:p>
                <draw:g>
                  <svg:desc>'di vs b2'.D214:'di vs b2'.D214</svg:desc>
                </draw:g>
              </table:table-cell>
              <table:table-cell office:value-type="string">
                <text:p>(R2) Round 2</text:p>
                <draw:g>
                  <svg:desc>'di vs b2'.E214:'di vs b2'.E214</svg:desc>
                </draw:g>
              </table:table-cell>
              <table:table-cell office:value-type="string">
                <text:p>(R3) Round 3</text:p>
                <draw:g>
                  <svg:desc>'di vs b2'.F214:'di vs b2'.F214</svg:desc>
                </draw:g>
              </table:table-cell>
              <table:table-cell office:value-type="string">
                <text:p>Overall</text:p>
                <draw:g>
                  <svg:desc>'di vs b2'.G214:'di vs b2'.G21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215:'di vs b2'.A221</svg:desc>
                </draw:g>
              </table:table-cell>
              <table:table-cell office:value-type="float" office:value="37.5">
                <text:p>37.5</text:p>
                <draw:g>
                  <svg:desc>'di vs b2'.C215:'di vs b2'.C221</svg:desc>
                </draw:g>
              </table:table-cell>
              <table:table-cell office:value-type="float" office:value="51">
                <text:p>51</text:p>
                <draw:g>
                  <svg:desc>'di vs b2'.D215:'di vs b2'.D221</svg:desc>
                </draw:g>
              </table:table-cell>
              <table:table-cell office:value-type="float" office:value="45.57">
                <text:p>45.57</text:p>
                <draw:g>
                  <svg:desc>'di vs b2'.E215:'di vs b2'.E221</svg:desc>
                </draw:g>
              </table:table-cell>
              <table:table-cell office:value-type="float" office:value="28.15">
                <text:p>28.15</text:p>
                <draw:g>
                  <svg:desc>'di vs b2'.F215:'di vs b2'.F221</svg:desc>
                </draw:g>
              </table:table-cell>
              <table:table-cell office:value-type="float" office:value="39.45">
                <text:p>39.45</text:p>
                <draw:g>
                  <svg:desc>'di vs b2'.G215:'di vs b2'.G22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.76">
                <text:p>33.76</text:p>
              </table:table-cell>
              <table:table-cell office:value-type="float" office:value="46">
                <text:p>46</text:p>
              </table:table-cell>
              <table:table-cell office:value-type="float" office:value="42.08">
                <text:p>42.08</text:p>
              </table:table-cell>
              <table:table-cell office:value-type="float" office:value="27.44">
                <text:p>27.44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.05">
                <text:p>30.05</text:p>
              </table:table-cell>
              <table:table-cell office:value-type="float" office:value="41">
                <text:p>41</text:p>
              </table:table-cell>
              <table:table-cell office:value-type="float" office:value="37.23">
                <text:p>37.23</text:p>
              </table:table-cell>
              <table:table-cell office:value-type="float" office:value="26.09">
                <text:p>26.09</text:p>
              </table:table-cell>
              <table:table-cell office:value-type="float" office:value="32.61">
                <text:p>32.6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4">
                <text:p>26.4</text:p>
              </table:table-cell>
              <table:table-cell office:value-type="float" office:value="36">
                <text:p>36</text:p>
              </table:table-cell>
              <table:table-cell office:value-type="float" office:value="34.83">
                <text:p>34.83</text:p>
              </table:table-cell>
              <table:table-cell office:value-type="float" office:value="25.78">
                <text:p>25.78</text:p>
              </table:table-cell>
              <table:table-cell office:value-type="float" office:value="29.83">
                <text:p>29.8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82">
                <text:p>22.82</text:p>
              </table:table-cell>
              <table:table-cell office:value-type="float" office:value="31">
                <text:p>31</text:p>
              </table:table-cell>
              <table:table-cell office:value-type="float" office:value="24.66">
                <text:p>24.66</text:p>
              </table:table-cell>
              <table:table-cell office:value-type="float" office:value="NaN">
                <text:p>NaN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26">
                <text:p>26</text:p>
              </table:table-cell>
              <table:table-cell office:value-type="float" office:value="22.91">
                <text:p>22.91</text:p>
              </table:table-cell>
              <table:table-cell office:value-type="float" office:value="NaN">
                <text:p>NaN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.96">
                <text:p>2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24cm" svg:height="9.02cm" xlink:href=".." xlink:type="simple" chart:class="chart:bar" chart:style-name="ch1">
        <chart:plot-area chart:style-name="ch2" table:cell-range-address="'cc vs b1'.A51:'cc vs b1'.F56 'cc vs b1'.B50:'cc vs b1'.F50" chart:data-source-has-labels="both" svg:x="0.718cm" svg:y="0.855cm" svg:width="12.17cm" svg:height="6.882cm">
          <chartooo:coordinate-region svg:x="6.155cm" svg:y="0.855cm" svg:width="6.374cm" svg:height="6.182cm"/>
          <chart:axis chart:dimension="x" chart:name="primary-x" chart:style-name="ch3" chartooo:axis-type="auto">
            <chartooo:date-scale/>
            <chart:categories table:cell-range-address="'cc vs b1'.A51:'cc vs b1'.A56"/>
          </chart:axis>
          <chart:axis chart:dimension="y" chart:name="primary-y" chart:style-name="ch4">
            <chart:title svg:x="8.706cm" svg:y="7.944cm" chart:style-name="ch5">
              <text:p>Cycles</text:p>
            </chart:title>
            <chart:grid chart:style-name="ch6" chart:class="major"/>
          </chart:axis>
          <chart:series chart:style-name="ch7" chart:values-cell-range-address="'cc vs b1'.B51:'cc vs b1'.B56" chart:label-cell-address="'cc vs b1'.B50:'cc vs b1'.B50" chart:class="chart:bar">
            <chart:data-point chart:repeated="6"/>
          </chart:series>
          <chart:series chart:style-name="ch8" chart:values-cell-range-address="'cc vs b1'.C51:'cc vs b1'.C56" chart:label-cell-address="'cc vs b1'.C50:'cc vs b1'.C50" chart:class="chart:bar">
            <chart:data-point chart:repeated="6"/>
          </chart:series>
          <chart:series chart:style-name="ch9" chart:values-cell-range-address="'cc vs b1'.D51:'cc vs b1'.D56" chart:label-cell-address="'cc vs b1'.D50:'cc vs b1'.D50" chart:class="chart:bar">
            <chart:data-point chart:repeated="6"/>
          </chart:series>
          <chart:series chart:style-name="ch10" chart:values-cell-range-address="'cc vs b1'.E51:'cc vs b1'.E56" chart:label-cell-address="'cc vs b1'.E50:'cc vs b1'.E50" chart:class="chart:bar">
            <chart:data-point chart:repeated="6"/>
          </chart:series>
          <chart:series chart:style-name="ch11" chart:values-cell-range-address="'cc vs b1'.F51:'cc vs b1'.F56" chart:label-cell-address="'cc vs b1'.F50:'cc vs b1'.F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b1'.B50:'cc vs b1'.B50</svg:desc>
                </draw:g>
              </table:table-cell>
              <table:table-cell office:value-type="string">
                <text:p>(B) One working</text:p>
                <draw:g>
                  <svg:desc>'cc vs b1'.C50:'cc vs b1'.C50</svg:desc>
                </draw:g>
              </table:table-cell>
              <table:table-cell office:value-type="string">
                <text:p>(W) Writing</text:p>
                <draw:g>
                  <svg:desc>'cc vs b1'.D50:'cc vs b1'.D50</svg:desc>
                </draw:g>
              </table:table-cell>
              <table:table-cell office:value-type="string">
                <text:p>(C) No one left</text:p>
                <draw:g>
                  <svg:desc>'cc vs b1'.E50:'cc vs b1'.E50</svg:desc>
                </draw:g>
              </table:table-cell>
              <table:table-cell office:value-type="string">
                <text:p>(D) One left</text:p>
                <draw:g>
                  <svg:desc>'cc vs b1'.F50:'cc vs b1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51:'cc vs b1'.A56</svg:desc>
                </draw:g>
              </table:table-cell>
              <table:table-cell office:value-type="float" office:value="25">
                <text:p>25</text:p>
                <draw:g>
                  <svg:desc>'cc vs b1'.B51:'cc vs b1'.B56</svg:desc>
                </draw:g>
              </table:table-cell>
              <table:table-cell office:value-type="float" office:value="183.329">
                <text:p>183.329</text:p>
                <draw:g>
                  <svg:desc>'cc vs b1'.C51:'cc vs b1'.C56</svg:desc>
                </draw:g>
              </table:table-cell>
              <table:table-cell office:value-type="float" office:value="146.376">
                <text:p>146.376</text:p>
                <draw:g>
                  <svg:desc>'cc vs b1'.D51:'cc vs b1'.D56</svg:desc>
                </draw:g>
              </table:table-cell>
              <table:table-cell office:value-type="float" office:value="52.107">
                <text:p>52.107</text:p>
                <draw:g>
                  <svg:desc>'cc vs b1'.E51:'cc vs b1'.E56</svg:desc>
                </draw:g>
              </table:table-cell>
              <table:table-cell office:value-type="float" office:value="165.756">
                <text:p>165.756</text:p>
                <draw:g>
                  <svg:desc>'cc vs b1'.F51:'cc vs b1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b2'.A225:'di vs b2'.A231 'di vs b2'.C224:'di vs b2'.G231" chart:data-source-has-labels="both" svg:x="0.77cm" svg:y="0.855cm" svg:width="11.374cm" svg:height="6.984cm">
          <chartooo:coordinate-region svg:x="1.206cm" svg:y="0.855cm" svg:width="10.752cm" svg:height="6.337cm"/>
          <chart:axis chart:dimension="x" chart:name="primary-x" chart:style-name="ch4" chartooo:axis-type="auto">
            <chartooo:date-scale/>
            <chart:categories table:cell-range-address="'di vs b2'.A225:'di vs b2'.A231"/>
          </chart:axis>
          <chart:axis chart:dimension="y" chart:name="primary-y" chart:style-name="ch5">
            <chart:title svg:x="5.737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b2'.C225:'di vs b2'.C231" chart:label-cell-address="'di vs b2'.C224:'di vs b2'.C224" chart:class="chart:bar">
            <chart:data-point chart:repeated="7"/>
          </chart:series>
          <chart:series chart:style-name="ch9" chart:values-cell-range-address="'di vs b2'.D225:'di vs b2'.D231" chart:label-cell-address="'di vs b2'.D224:'di vs b2'.D224" chart:class="chart:bar">
            <chart:data-point chart:repeated="7"/>
          </chart:series>
          <chart:series chart:style-name="ch10" chart:values-cell-range-address="'di vs b2'.E225:'di vs b2'.E231" chart:label-cell-address="'di vs b2'.E224:'di vs b2'.E224" chart:class="chart:bar">
            <chart:data-point chart:repeated="7"/>
          </chart:series>
          <chart:series chart:style-name="ch11" chart:values-cell-range-address="'di vs b2'.F225:'di vs b2'.F231" chart:label-cell-address="'di vs b2'.F224:'di vs b2'.F224" chart:class="chart:bar">
            <chart:data-point chart:repeated="7"/>
          </chart:series>
          <chart:series chart:style-name="ch12" chart:values-cell-range-address="'di vs b2'.G225:'di vs b2'.G231" chart:label-cell-address="'di vs b2'.G224:'di vs b2'.G2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One working</text:p>
                <draw:g>
                  <svg:desc>'di vs b2'.C224:'di vs b2'.C224</svg:desc>
                </draw:g>
              </table:table-cell>
              <table:table-cell office:value-type="string">
                <text:p>(R1) Round 1</text:p>
                <draw:g>
                  <svg:desc>'di vs b2'.D224:'di vs b2'.D224</svg:desc>
                </draw:g>
              </table:table-cell>
              <table:table-cell office:value-type="string">
                <text:p>(R2) Round 2</text:p>
                <draw:g>
                  <svg:desc>'di vs b2'.E224:'di vs b2'.E224</svg:desc>
                </draw:g>
              </table:table-cell>
              <table:table-cell office:value-type="string">
                <text:p>(R3) Round 3</text:p>
                <draw:g>
                  <svg:desc>'di vs b2'.F224:'di vs b2'.F224</svg:desc>
                </draw:g>
              </table:table-cell>
              <table:table-cell office:value-type="string">
                <text:p>Overall</text:p>
                <draw:g>
                  <svg:desc>'di vs b2'.G224:'di vs b2'.G2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225:'di vs b2'.A231</svg:desc>
                </draw:g>
              </table:table-cell>
              <table:table-cell office:value-type="float" office:value="37.5">
                <text:p>37.5</text:p>
                <draw:g>
                  <svg:desc>'di vs b2'.C225:'di vs b2'.C231</svg:desc>
                </draw:g>
              </table:table-cell>
              <table:table-cell office:value-type="float" office:value="51">
                <text:p>51</text:p>
                <draw:g>
                  <svg:desc>'di vs b2'.D225:'di vs b2'.D231</svg:desc>
                </draw:g>
              </table:table-cell>
              <table:table-cell office:value-type="float" office:value="44.62">
                <text:p>44.62</text:p>
                <draw:g>
                  <svg:desc>'di vs b2'.E225:'di vs b2'.E231</svg:desc>
                </draw:g>
              </table:table-cell>
              <table:table-cell office:value-type="float" office:value="27.72">
                <text:p>27.72</text:p>
                <draw:g>
                  <svg:desc>'di vs b2'.F225:'di vs b2'.F231</svg:desc>
                </draw:g>
              </table:table-cell>
              <table:table-cell office:value-type="float" office:value="36.69">
                <text:p>36.69</text:p>
                <draw:g>
                  <svg:desc>'di vs b2'.G225:'di vs b2'.G2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.76">
                <text:p>33.76</text:p>
              </table:table-cell>
              <table:table-cell office:value-type="float" office:value="46">
                <text:p>46</text:p>
              </table:table-cell>
              <table:table-cell office:value-type="float" office:value="41.26">
                <text:p>41.26</text:p>
              </table:table-cell>
              <table:table-cell office:value-type="float" office:value="27.03">
                <text:p>27.03</text:p>
              </table:table-cell>
              <table:table-cell office:value-type="float" office:value="33.09">
                <text:p>33.0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.05">
                <text:p>30.05</text:p>
              </table:table-cell>
              <table:table-cell office:value-type="float" office:value="41">
                <text:p>41</text:p>
              </table:table-cell>
              <table:table-cell office:value-type="float" office:value="36.73">
                <text:p>36.73</text:p>
              </table:table-cell>
              <table:table-cell office:value-type="float" office:value="25.84">
                <text:p>25.84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4">
                <text:p>26.4</text:p>
              </table:table-cell>
              <table:table-cell office:value-type="float" office:value="36">
                <text:p>36</text:p>
              </table:table-cell>
              <table:table-cell office:value-type="float" office:value="34.47">
                <text:p>34.47</text:p>
              </table:table-cell>
              <table:table-cell office:value-type="float" office:value="25.59">
                <text:p>25.59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82">
                <text:p>22.82</text:p>
              </table:table-cell>
              <table:table-cell office:value-type="float" office:value="31">
                <text:p>31</text:p>
              </table:table-cell>
              <table:table-cell office:value-type="float" office:value="24.37">
                <text:p>24.37</text:p>
              </table:table-cell>
              <table:table-cell office:value-type="float" office:value="NaN">
                <text:p>NaN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26">
                <text:p>26</text:p>
              </table:table-cell>
              <table:table-cell office:value-type="float" office:value="22.7">
                <text:p>22.7</text:p>
              </table:table-cell>
              <table:table-cell office:value-type="float" office:value="NaN">
                <text:p>NaN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.95">
                <text:p>2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7">
                <text:p>14.77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4cm" svg:height="9cm" xlink:href=".." xlink:type="simple" chart:class="chart:bar" chart:style-name="ch1">
        <chart:legend chart:legend-position="end" svg:x="7.233cm" svg:y="3.348cm" style:legend-expansion="high" chart:style-name="ch2"/>
        <chart:plot-area chart:style-name="ch3" table:cell-range-address="'di vs b2'.K129:'di vs b2'.O135" chart:data-source-has-labels="both" svg:x="0.67cm" svg:y="0.855cm" svg:width="6.123cm" svg:height="6.862cm">
          <chartooo:coordinate-region svg:x="0.789cm" svg:y="0.855cm" svg:width="5.883cm" svg:height="6.162cm"/>
          <chart:axis chart:dimension="x" chart:name="primary-x" chart:style-name="ch4" chartooo:axis-type="auto">
            <chartooo:date-scale/>
            <chart:categories table:cell-range-address="'di vs b2'.K130:'di vs b2'.K135"/>
          </chart:axis>
          <chart:axis chart:dimension="y" chart:name="primary-y" chart:style-name="ch5">
            <chart:title svg:x="2.63cm" svg:y="7.984cm" chart:style-name="ch6">
              <text:p>Energy (µJ)</text:p>
            </chart:title>
            <chart:grid chart:style-name="ch7" chart:class="major"/>
          </chart:axis>
          <chart:series chart:style-name="ch8" chart:values-cell-range-address="'di vs b2'.L130:'di vs b2'.L135" chart:label-cell-address="'di vs b2'.L129:'di vs b2'.L129" chart:class="chart:bar">
            <chart:data-point chart:repeated="6"/>
          </chart:series>
          <chart:series chart:style-name="ch9" chart:values-cell-range-address="'di vs b2'.M130:'di vs b2'.M135" chart:label-cell-address="'di vs b2'.M129:'di vs b2'.M129" chart:class="chart:bar">
            <chart:data-point chart:repeated="6"/>
          </chart:series>
          <chart:series chart:style-name="ch10" chart:values-cell-range-address="'di vs b2'.N130:'di vs b2'.N135" chart:label-cell-address="'di vs b2'.N129:'di vs b2'.N129" chart:class="chart:bar">
            <chart:data-point chart:repeated="6"/>
          </chart:series>
          <chart:series chart:style-name="ch11" chart:values-cell-range-address="'di vs b2'.O130:'di vs b2'.O135" chart:label-cell-address="'di vs b2'.O129:'di vs b2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b2'.L129:'di vs b2'.L129</svg:desc>
                </draw:g>
              </table:table-cell>
              <table:table-cell office:value-type="string">
                <text:p>(B) One working</text:p>
                <draw:g>
                  <svg:desc>'di vs b2'.M129:'di vs b2'.M129</svg:desc>
                </draw:g>
              </table:table-cell>
              <table:table-cell office:value-type="string">
                <text:p>(C) No one left</text:p>
                <draw:g>
                  <svg:desc>'di vs b2'.N129:'di vs b2'.N129</svg:desc>
                </draw:g>
              </table:table-cell>
              <table:table-cell office:value-type="string">
                <text:p>(D) One left</text:p>
                <draw:g>
                  <svg:desc>'di vs b2'.O129:'di vs b2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K130:'di vs b2'.K135</svg:desc>
                </draw:g>
              </table:table-cell>
              <table:table-cell office:value-type="float" office:value="0.11">
                <text:p>0.11</text:p>
                <draw:g>
                  <svg:desc>'di vs b2'.L130:'di vs b2'.L135</svg:desc>
                </draw:g>
              </table:table-cell>
              <table:table-cell office:value-type="float" office:value="1.69">
                <text:p>1.69</text:p>
                <draw:g>
                  <svg:desc>'di vs b2'.M130:'di vs b2'.M135</svg:desc>
                </draw:g>
              </table:table-cell>
              <table:table-cell office:value-type="float" office:value="0.83">
                <text:p>0.83</text:p>
                <draw:g>
                  <svg:desc>'di vs b2'.N130:'di vs b2'.N135</svg:desc>
                </draw:g>
              </table:table-cell>
              <table:table-cell office:value-type="float" office:value="1.58">
                <text:p>1.58</text:p>
                <draw:g>
                  <svg:desc>'di vs b2'.O130:'di vs b2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27cm" svg:height="9cm" xlink:href=".." xlink:type="simple" chart:class="chart:bar" chart:style-name="ch1">
        <chart:legend chart:legend-position="end" svg:x="7.737cm" svg:y="3.899cm" style:legend-expansion="high" chart:style-name="ch2"/>
        <chart:plot-area chart:style-name="ch3" table:cell-range-address="'di vs b2'.K141:'di vs b2'.K146 'di vs b2'.N140:'di vs b2'.O146" chart:data-source-has-labels="both" svg:x="0.674cm" svg:y="0.855cm" svg:width="6.615cm" svg:height="6.862cm">
          <chartooo:coordinate-region svg:x="0.793cm" svg:y="0.855cm" svg:width="6.375cm" svg:height="6.162cm"/>
          <chart:axis chart:dimension="x" chart:name="primary-x" chart:style-name="ch4" chartooo:axis-type="auto">
            <chartooo:date-scale/>
            <chart:categories table:cell-range-address="'di vs b2'.K141:'di vs b2'.K146"/>
          </chart:axis>
          <chart:axis chart:dimension="y" chart:name="primary-y" chart:style-name="ch5">
            <chart:title svg:x="3.008cm" svg:y="7.961cm" chart:style-name="ch6">
              <text:p>Energy (µJ)</text:p>
            </chart:title>
            <chart:grid chart:style-name="ch7" chart:class="major"/>
          </chart:axis>
          <chart:series chart:style-name="ch8" chart:values-cell-range-address="'di vs b2'.N141:'di vs b2'.N146" chart:label-cell-address="'di vs b2'.N140:'di vs b2'.N140" chart:class="chart:bar">
            <chart:data-point chart:repeated="6"/>
          </chart:series>
          <chart:series chart:style-name="ch9" chart:values-cell-range-address="'di vs b2'.O141:'di vs b2'.O146" chart:label-cell-address="'di vs b2'.O140:'di vs b2'.O14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b2'.N140:'di vs b2'.N140</svg:desc>
                </draw:g>
              </table:table-cell>
              <table:table-cell office:value-type="string">
                <text:p>(D) One left</text:p>
                <draw:g>
                  <svg:desc>'di vs b2'.O140:'di vs b2'.O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K141:'di vs b2'.K146</svg:desc>
                </draw:g>
              </table:table-cell>
              <table:table-cell office:value-type="float" office:value="0.39">
                <text:p>0.39</text:p>
                <draw:g>
                  <svg:desc>'di vs b2'.N141:'di vs b2'.N146</svg:desc>
                </draw:g>
              </table:table-cell>
              <table:table-cell office:value-type="float" office:value="1.45">
                <text:p>1.45</text:p>
                <draw:g>
                  <svg:desc>'di vs b2'.O141:'di vs b2'.O14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41">
                <text:p>0.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.98">
                <text:p>1.98</text:p>
              </table:table-cell>
              <table:table-cell office:value-type="float" office:value="0.860000000000003">
                <text:p>0.8600000000000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.66">
                <text:p>1.6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maximum="35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b2'.K151:'di vs b2'.N156 'di vs b2'.K150:'di vs b2'.N150 'di vs b2'.P150:'di vs b2'.P156" chart:data-source-has-labels="both" svg:x="0.77cm" svg:y="0.855cm" svg:width="11.374cm" svg:height="6.984cm">
          <chartooo:coordinate-region svg:x="5.519cm" svg:y="0.855cm" svg:width="6.438cm" svg:height="6.337cm"/>
          <chart:axis chart:dimension="x" chart:name="primary-x" chart:style-name="ch4" chartooo:axis-type="auto">
            <chartooo:date-scale/>
            <chart:categories table:cell-range-address="'di vs b2'.K151:'di vs b2'.K156"/>
          </chart:axis>
          <chart:axis chart:dimension="y" chart:name="primary-y" chart:style-name="ch5">
            <chart:title svg:x="7.937cm" svg:y="7.968cm" chart:style-name="ch6">
              <text:p>Power (W)</text:p>
            </chart:title>
            <chart:grid chart:style-name="ch7" chart:class="major"/>
          </chart:axis>
          <chart:series chart:style-name="ch8" chart:values-cell-range-address="'di vs b2'.L151:'di vs b2'.L156" chart:label-cell-address="'di vs b2'.L150:'di vs b2'.L150" chart:class="chart:bar">
            <chart:data-point chart:repeated="6"/>
          </chart:series>
          <chart:series chart:style-name="ch9" chart:values-cell-range-address="'di vs b2'.M151:'di vs b2'.M156" chart:label-cell-address="'di vs b2'.M150:'di vs b2'.M150" chart:class="chart:bar">
            <chart:data-point chart:repeated="6"/>
          </chart:series>
          <chart:series chart:style-name="ch10" chart:values-cell-range-address="'di vs b2'.N151:'di vs b2'.N156" chart:label-cell-address="'di vs b2'.N150:'di vs b2'.N150" chart:class="chart:bar">
            <chart:data-point chart:repeated="6"/>
          </chart:series>
          <chart:series chart:style-name="ch11" chart:values-cell-range-address="'di vs b2'.P151:'di vs b2'.P156" chart:label-cell-address="'di vs b2'.P150:'di vs b2'.P1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b2'.L150:'di vs b2'.L150</svg:desc>
                </draw:g>
              </table:table-cell>
              <table:table-cell office:value-type="string">
                <text:p>(C) No one left</text:p>
                <draw:g>
                  <svg:desc>'di vs b2'.M150:'di vs b2'.M150</svg:desc>
                </draw:g>
              </table:table-cell>
              <table:table-cell office:value-type="string">
                <text:p>(B) One working</text:p>
                <draw:g>
                  <svg:desc>'di vs b2'.N150:'di vs b2'.N150</svg:desc>
                </draw:g>
              </table:table-cell>
              <table:table-cell office:value-type="string">
                <text:p>Overall</text:p>
                <draw:g>
                  <svg:desc>'di vs b2'.P150:'di vs b2'.P1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K151:'di vs b2'.K156</svg:desc>
                </draw:g>
              </table:table-cell>
              <table:table-cell office:value-type="float" office:value="19.72">
                <text:p>19.72</text:p>
                <draw:g>
                  <svg:desc>'di vs b2'.L151:'di vs b2'.L156</svg:desc>
                </draw:g>
              </table:table-cell>
              <table:table-cell office:value-type="float" office:value="31.2">
                <text:p>31.2</text:p>
                <draw:g>
                  <svg:desc>'di vs b2'.M151:'di vs b2'.M156</svg:desc>
                </draw:g>
              </table:table-cell>
              <table:table-cell office:value-type="float" office:value="23.02">
                <text:p>23.02</text:p>
                <draw:g>
                  <svg:desc>'di vs b2'.N151:'di vs b2'.N156</svg:desc>
                </draw:g>
              </table:table-cell>
              <table:table-cell office:value-type="float" office:value="22.15">
                <text:p>22.15</text:p>
                <draw:g>
                  <svg:desc>'di vs b2'.P151:'di vs b2'.P15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92">
                <text:p>17.92</text:p>
              </table:table-cell>
              <table:table-cell office:value-type="float" office:value="26.15">
                <text:p>26.15</text:p>
              </table:table-cell>
              <table:table-cell office:value-type="float" office:value="19.48">
                <text:p>19.48</text:p>
              </table:table-cell>
              <table:table-cell office:value-type="float" office:value="19.18">
                <text:p>19.18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1">
                <text:p>16.1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b2'.K161:'di vs b2'.N166 'di vs b2'.K160:'di vs b2'.N160 'di vs b2'.P160:'di vs b2'.P166" chart:data-source-has-labels="both" svg:x="0.77cm" svg:y="0.855cm" svg:width="11.374cm" svg:height="6.984cm">
          <chartooo:coordinate-region svg:x="5.519cm" svg:y="0.855cm" svg:width="6.438cm" svg:height="6.337cm"/>
          <chart:axis chart:dimension="x" chart:name="primary-x" chart:style-name="ch4" chartooo:axis-type="auto">
            <chartooo:date-scale/>
            <chart:categories table:cell-range-address="'di vs b2'.K161:'di vs b2'.K166"/>
          </chart:axis>
          <chart:axis chart:dimension="y" chart:name="primary-y" chart:style-name="ch5">
            <chart:title svg:x="7.952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b2'.L161:'di vs b2'.L166" chart:label-cell-address="'di vs b2'.L160:'di vs b2'.L160" chart:class="chart:bar">
            <chart:data-point chart:repeated="6"/>
          </chart:series>
          <chart:series chart:style-name="ch9" chart:values-cell-range-address="'di vs b2'.M161:'di vs b2'.M166" chart:label-cell-address="'di vs b2'.M160:'di vs b2'.M160" chart:class="chart:bar">
            <chart:data-point chart:repeated="6"/>
          </chart:series>
          <chart:series chart:style-name="ch10" chart:values-cell-range-address="'di vs b2'.N161:'di vs b2'.N166" chart:label-cell-address="'di vs b2'.N160:'di vs b2'.N160" chart:class="chart:bar">
            <chart:data-point chart:repeated="6"/>
          </chart:series>
          <chart:series chart:style-name="ch11" chart:values-cell-range-address="'di vs b2'.P161:'di vs b2'.P166" chart:label-cell-address="'di vs b2'.P160:'di vs b2'.P16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b2'.L160:'di vs b2'.L160</svg:desc>
                </draw:g>
              </table:table-cell>
              <table:table-cell office:value-type="string">
                <text:p>(C) No one left</text:p>
                <draw:g>
                  <svg:desc>'di vs b2'.M160:'di vs b2'.M160</svg:desc>
                </draw:g>
              </table:table-cell>
              <table:table-cell office:value-type="string">
                <text:p>(B) One working</text:p>
                <draw:g>
                  <svg:desc>'di vs b2'.N160:'di vs b2'.N160</svg:desc>
                </draw:g>
              </table:table-cell>
              <table:table-cell office:value-type="string">
                <text:p>Overall</text:p>
                <draw:g>
                  <svg:desc>'di vs b2'.P160:'di vs b2'.P1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b2'.K161:'di vs b2'.K166</svg:desc>
                </draw:g>
              </table:table-cell>
              <table:table-cell office:value-type="float" office:value="19.38">
                <text:p>19.38</text:p>
                <draw:g>
                  <svg:desc>'di vs b2'.L161:'di vs b2'.L166</svg:desc>
                </draw:g>
              </table:table-cell>
              <table:table-cell office:value-type="float" office:value="31.2">
                <text:p>31.2</text:p>
                <draw:g>
                  <svg:desc>'di vs b2'.M161:'di vs b2'.M166</svg:desc>
                </draw:g>
              </table:table-cell>
              <table:table-cell office:value-type="float" office:value="22.94">
                <text:p>22.94</text:p>
                <draw:g>
                  <svg:desc>'di vs b2'.N161:'di vs b2'.N166</svg:desc>
                </draw:g>
              </table:table-cell>
              <table:table-cell office:value-type="float" office:value="21.47">
                <text:p>21.47</text:p>
                <draw:g>
                  <svg:desc>'di vs b2'.P161:'di vs b2'.P16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78">
                <text:p>17.78</text:p>
              </table:table-cell>
              <table:table-cell office:value-type="float" office:value="26.15">
                <text:p>26.15</text:p>
              </table:table-cell>
              <table:table-cell office:value-type="float" office:value="19.42">
                <text:p>19.42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B2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05">
                <text:p>16.05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4.77">
                <text:p>14.7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sterisk" chart:symbol-width="0.3cm" chart:symbol-height="0.3cm">
        <chart:symbol-image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3cm" chart:symbol-height="0.3cm">
        <chart:symbol-image xlink:href="Pictures/2000000E000000DF000000DF0E5F72FF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3cm" chart:symbol-height="0.3cm">
        <chart:symbol-image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3cm" chart:symbol-height="0.3cm">
        <chart:symbol-image xlink:href="Pictures/2000000E000000DF000000DFFBDBF681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b1'.A7:'cc vs b1'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b1'.A8:'cc vs b1'.A10"/>
          </chart:axis>
          <chart:axis chart:dimension="y" chart:name="primary-y" chart:style-name="ch6">
            <chart:title svg:x="0.424cm" svg:y="4.707cm" chart:style-name="ch7">
              <text:p>Cycles</text:p>
            </chart:title>
            <chart:grid chart:style-name="ch8" chart:class="major"/>
          </chart:axis>
          <chart:series chart:style-name="ch9" chart:values-cell-range-address="'cc vs b1'.B8:'cc vs b1'.B10" chart:label-cell-address="'cc vs b1'.B7:'cc vs b1'.B7" chart:class="chart:line">
            <chart:data-point chart:repeated="3"/>
          </chart:series>
          <chart:series chart:style-name="ch10" chart:values-cell-range-address="'cc vs b1'.C8:'cc vs b1'.C10" chart:label-cell-address="'cc vs b1'.C7:'cc vs b1'.C7" chart:class="chart:line">
            <chart:data-point chart:repeated="3"/>
          </chart:series>
          <chart:series chart:style-name="ch11" chart:values-cell-range-address="'cc vs b1'.D8:'cc vs b1'.D10" chart:label-cell-address="'cc vs b1'.D7:'cc vs b1'.D7" chart:class="chart:line">
            <chart:data-point chart:repeated="3"/>
          </chart:series>
          <chart:series chart:style-name="ch12" chart:values-cell-range-address="'cc vs b1'.E8:'cc vs b1'.E10" chart:label-cell-address="'cc vs b1'.E7:'cc vs b1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b1'.B7:'cc vs b1'.B7</svg:desc>
                </draw:g>
              </table:table-cell>
              <table:table-cell office:value-type="string">
                <text:p>(D-B) B1</text:p>
                <draw:g>
                  <svg:desc>'cc vs b1'.C7:'cc vs b1'.C7</svg:desc>
                </draw:g>
              </table:table-cell>
              <table:table-cell office:value-type="string">
                <text:p>(C-B) Central Counter</text:p>
                <draw:g>
                  <svg:desc>'cc vs b1'.D7:'cc vs b1'.D7</svg:desc>
                </draw:g>
              </table:table-cell>
              <table:table-cell office:value-type="string">
                <text:p>(C-B) B1</text:p>
                <draw:g>
                  <svg:desc>'cc vs b1'.E7:'cc vs b1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b1'.A8:'cc vs b1'.A10</svg:desc>
                </draw:g>
              </table:table-cell>
              <table:table-cell office:value-type="float" office:value="162.388">
                <text:p>162.388</text:p>
                <draw:g>
                  <svg:desc>'cc vs b1'.B8:'cc vs b1'.B10</svg:desc>
                </draw:g>
              </table:table-cell>
              <table:table-cell office:value-type="float" office:value="181.367">
                <text:p>181.367</text:p>
                <draw:g>
                  <svg:desc>'cc vs b1'.C8:'cc vs b1'.C10</svg:desc>
                </draw:g>
              </table:table-cell>
              <table:table-cell office:value-type="float" office:value="113.349">
                <text:p>113.349</text:p>
                <draw:g>
                  <svg:desc>'cc vs b1'.D8:'cc vs b1'.D10</svg:desc>
                </draw:g>
              </table:table-cell>
              <table:table-cell office:value-type="float" office:value="131.35">
                <text:p>131.35</text:p>
                <draw:g>
                  <svg:desc>'cc vs b1'.E8:'cc vs b1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31cm" svg:height="8.99cm" xlink:href=".." xlink:type="simple" chart:class="chart:bar" chart:style-name="ch1">
        <chart:plot-area chart:style-name="ch2" table:cell-range-address="'cc vs b1'.A60:'cc vs b1'.D65 'cc vs b1'.B59:'cc vs b1'.D59" chart:data-source-has-labels="both" svg:x="0.716cm" svg:y="0.851cm" svg:width="12.083cm" svg:height="6.857cm">
          <chartooo:coordinate-region svg:x="6.153cm" svg:y="0.851cm" svg:width="6.287cm" svg:height="6.157cm"/>
          <chart:axis chart:dimension="x" chart:name="primary-x" chart:style-name="ch3" chartooo:axis-type="auto">
            <chartooo:date-scale/>
            <chart:categories table:cell-range-address="'cc vs b1'.A60:'cc vs b1'.A65"/>
          </chart:axis>
          <chart:axis chart:dimension="y" chart:name="primary-y" chart:style-name="ch4">
            <chart:title svg:x="8.652cm" svg:y="7.969cm" chart:style-name="ch5">
              <text:p>Cycles</text:p>
            </chart:title>
            <chart:grid chart:style-name="ch6" chart:class="major"/>
          </chart:axis>
          <chart:series chart:style-name="ch7" chart:values-cell-range-address="'cc vs b1'.B60:'cc vs b1'.B65" chart:label-cell-address="'cc vs b1'.B59:'cc vs b1'.B59" chart:class="chart:bar">
            <chart:data-point chart:repeated="6"/>
          </chart:series>
          <chart:series chart:style-name="ch8" chart:values-cell-range-address="'cc vs b1'.C60:'cc vs b1'.C65" chart:label-cell-address="'cc vs b1'.C59:'cc vs b1'.C59" chart:class="chart:bar">
            <chart:data-point chart:repeated="6"/>
          </chart:series>
          <chart:series chart:style-name="ch9" chart:values-cell-range-address="'cc vs b1'.D60:'cc vs b1'.D65" chart:label-cell-address="'cc vs b1'.D59:'cc vs b1'.D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b1'.B59:'cc vs b1'.B59</svg:desc>
                </draw:g>
              </table:table-cell>
              <table:table-cell office:value-type="string">
                <text:p>(C) No one left</text:p>
                <draw:g>
                  <svg:desc>'cc vs b1'.C59:'cc vs b1'.C59</svg:desc>
                </draw:g>
              </table:table-cell>
              <table:table-cell office:value-type="string">
                <text:p>(D) One left</text:p>
                <draw:g>
                  <svg:desc>'cc vs b1'.D59:'cc vs b1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60:'cc vs b1'.A65</svg:desc>
                </draw:g>
              </table:table-cell>
              <table:table-cell office:value-type="float" office:value="105.054">
                <text:p>105.054</text:p>
                <draw:g>
                  <svg:desc>'cc vs b1'.B60:'cc vs b1'.B65</svg:desc>
                </draw:g>
              </table:table-cell>
              <table:table-cell office:value-type="float" office:value="46.41">
                <text:p>46.41</text:p>
                <draw:g>
                  <svg:desc>'cc vs b1'.C60:'cc vs b1'.C65</svg:desc>
                </draw:g>
              </table:table-cell>
              <table:table-cell office:value-type="float" office:value="161.945">
                <text:p>161.945</text:p>
                <draw:g>
                  <svg:desc>'cc vs b1'.D60:'cc vs b1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b1'.A13:'cc vs b1'.E15 'cc vs b1'.B12:'cc vs b1'.E12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697cm" svg:y="8.047cm" chart:style-name="ch5">
              <text:p>Thread count</text:p>
            </chart:title>
            <chart:categories table:cell-range-address="'cc vs b1'.A13:'cc vs b1'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b1'.B13:'cc vs b1'.B15" chart:label-cell-address="'cc vs b1'.B12:'cc vs b1'.B12" chart:class="chart:line">
            <chart:data-point chart:repeated="3"/>
          </chart:series>
          <chart:series chart:style-name="ch10" chart:values-cell-range-address="'cc vs b1'.C13:'cc vs b1'.C15" chart:label-cell-address="'cc vs b1'.C12:'cc vs b1'.C12" chart:class="chart:line">
            <chart:data-point chart:repeated="3"/>
          </chart:series>
          <chart:series chart:style-name="ch11" chart:values-cell-range-address="'cc vs b1'.D13:'cc vs b1'.D15" chart:label-cell-address="'cc vs b1'.D12:'cc vs b1'.D12" chart:class="chart:line">
            <chart:data-point chart:repeated="3"/>
          </chart:series>
          <chart:series chart:style-name="ch12" chart:values-cell-range-address="'cc vs b1'.E13:'cc vs b1'.E15" chart:label-cell-address="'cc vs b1'.E12:'cc vs b1'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b1'.B12:'cc vs b1'.B12</svg:desc>
                </draw:g>
              </table:table-cell>
              <table:table-cell office:value-type="string">
                <text:p>(D-B) B1</text:p>
                <draw:g>
                  <svg:desc>'cc vs b1'.C12:'cc vs b1'.C12</svg:desc>
                </draw:g>
              </table:table-cell>
              <table:table-cell office:value-type="string">
                <text:p>(C-B) Central Counter</text:p>
                <draw:g>
                  <svg:desc>'cc vs b1'.D12:'cc vs b1'.D12</svg:desc>
                </draw:g>
              </table:table-cell>
              <table:table-cell office:value-type="string">
                <text:p>(C-B) B1</text:p>
                <draw:g>
                  <svg:desc>'cc vs b1'.E12:'cc vs b1'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b1'.A13:'cc vs b1'.A15</svg:desc>
                </draw:g>
              </table:table-cell>
              <table:table-cell office:value-type="float" office:value="154.04">
                <text:p>154.04</text:p>
                <draw:g>
                  <svg:desc>'cc vs b1'.B13:'cc vs b1'.B15</svg:desc>
                </draw:g>
              </table:table-cell>
              <table:table-cell office:value-type="float" office:value="176.63">
                <text:p>176.63</text:p>
                <draw:g>
                  <svg:desc>'cc vs b1'.C13:'cc vs b1'.C15</svg:desc>
                </draw:g>
              </table:table-cell>
              <table:table-cell office:value-type="float" office:value="105.001">
                <text:p>105.001</text:p>
                <draw:g>
                  <svg:desc>'cc vs b1'.D13:'cc vs b1'.D15</svg:desc>
                </draw:g>
              </table:table-cell>
              <table:table-cell office:value-type="float" office:value="126.833">
                <text:p>126.833</text:p>
                <draw:g>
                  <svg:desc>'cc vs b1'.E13:'cc vs b1'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maximum="45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c5273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2a92d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36cm" svg:height="8.983cm" xlink:href=".." xlink:type="simple" chart:class="chart:bar" chart:style-name="ch1">
        <chart:plot-area chart:style-name="ch2" table:cell-range-address="'di vs b2'.A35:'di vs b2'.A41 'di vs b2'.D34:'di vs b2'.F41" chart:data-source-has-labels="both" svg:x="1.355cm" svg:y="0.851cm" svg:width="9.337cm" svg:height="6.85cm">
          <chartooo:coordinate-region svg:x="1.844cm" svg:y="0.851cm" svg:width="8.489cm" svg:height="6.15cm"/>
          <chart:axis chart:dimension="x" chart:name="primary-x" chart:style-name="ch3" chartooo:axis-type="auto">
            <chartooo:date-scale/>
            <chart:title svg:x="0.451cm" svg:y="5.603cm" chart:style-name="ch4">
              <text:p>Process count</text:p>
            </chart:title>
            <chart:categories table:cell-range-address="'di vs b2'.A35:'di vs b2'.A41"/>
          </chart:axis>
          <chart:axis chart:dimension="y" chart:name="primary-y" chart:style-name="ch5">
            <chart:title svg:x="5.393cm" svg:y="7.942cm" chart:style-name="ch6">
              <text:p>Cycles</text:p>
            </chart:title>
            <chart:grid chart:style-name="ch7" chart:class="major"/>
          </chart:axis>
          <chart:series chart:style-name="ch8" chart:values-cell-range-address="'di vs b2'.D35:'di vs b2'.D41" chart:label-cell-address="'di vs b2'.D34:'di vs b2'.D34" chart:class="chart:bar">
            <chart:data-point chart:repeated="7"/>
          </chart:series>
          <chart:series chart:style-name="ch9" chart:values-cell-range-address="'di vs b2'.E35:'di vs b2'.E41" chart:label-cell-address="'di vs b2'.E34:'di vs b2'.E34" chart:class="chart:bar">
            <chart:data-point chart:repeated="7"/>
          </chart:series>
          <chart:series chart:style-name="ch10" chart:values-cell-range-address="'di vs b2'.F35:'di vs b2'.F41" chart:label-cell-address="'di vs b2'.F34:'di vs b2'.F3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b2'.D34:'di vs b2'.D34</svg:desc>
                </draw:g>
              </table:table-cell>
              <table:table-cell office:value-type="string">
                <text:p>(R2) Round 2</text:p>
                <draw:g>
                  <svg:desc>'di vs b2'.E34:'di vs b2'.E34</svg:desc>
                </draw:g>
              </table:table-cell>
              <table:table-cell office:value-type="string">
                <text:p>(R3) Round 3</text:p>
                <draw:g>
                  <svg:desc>'di vs b2'.F34:'di vs b2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b2'.A35:'di vs b2'.A41</svg:desc>
                </draw:g>
              </table:table-cell>
              <table:table-cell office:value-type="float" office:value="106.859">
                <text:p>106.859</text:p>
                <draw:g>
                  <svg:desc>'di vs b2'.D35:'di vs b2'.D41</svg:desc>
                </draw:g>
              </table:table-cell>
              <table:table-cell office:value-type="float" office:value="156.615">
                <text:p>156.615</text:p>
                <draw:g>
                  <svg:desc>'di vs b2'.E35:'di vs b2'.E41</svg:desc>
                </draw:g>
              </table:table-cell>
              <table:table-cell office:value-type="float" office:value="184.626">
                <text:p>184.626</text:p>
                <draw:g>
                  <svg:desc>'di vs b2'.F35:'di vs b2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b1'.A34:'cc vs b1'.C39 'cc vs b1'.B33:'cc vs b1'.C33" chart:data-source-has-labels="both" svg:x="0.77cm" svg:y="0.855cm" svg:width="12.591cm" svg:height="6.984cm">
          <chartooo:coordinate-region svg:x="5.228cm" svg:y="0.855cm" svg:width="7.695cm" svg:height="6.337cm"/>
          <chart:axis chart:dimension="x" chart:name="primary-x" chart:style-name="ch4" chartooo:axis-type="auto">
            <chartooo:date-scale/>
            <chart:categories table:cell-range-address="'cc vs b1'.A34:'cc vs b1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b1'.B34:'cc vs b1'.B39" chart:label-cell-address="'cc vs b1'.B33:'cc vs b1'.B33" chart:class="chart:bar">
            <chart:data-point chart:repeated="6"/>
          </chart:series>
          <chart:series chart:style-name="ch9" chart:values-cell-range-address="'cc vs b1'.C34:'cc vs b1'.C39" chart:label-cell-address="'cc vs b1'.C33:'cc vs b1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b1'.B33:'cc vs b1'.B33</svg:desc>
                </draw:g>
              </table:table-cell>
              <table:table-cell office:value-type="string">
                <text:p>Reading</text:p>
                <draw:g>
                  <svg:desc>'cc vs b1'.C33:'cc vs b1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34:'cc vs b1'.A39</svg:desc>
                </draw:g>
              </table:table-cell>
              <table:table-cell office:value-type="float" office:value="0.9">
                <text:p>0.9</text:p>
                <draw:g>
                  <svg:desc>'cc vs b1'.B34:'cc vs b1'.B39</svg:desc>
                </draw:g>
              </table:table-cell>
              <table:table-cell office:value-type="float" office:value="0.1">
                <text:p>0.1</text:p>
                <draw:g>
                  <svg:desc>'cc vs b1'.C34:'cc vs b1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2">
                <text:p>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0.93">
                <text:p>0.9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Central Counter - 2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3cm" chart:symbol-height="0.3cm">
        <chart:symbol-image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3cm" chart:symbol-height="0.3cm">
        <chart:symbol-image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3cm" chart:symbol-height="0.3cm">
        <chart:symbol-image xlink:href="Pictures/2000000E000000DF000000DF5E7A880B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3cm" chart:symbol-height="0.3cm">
        <chart:symbol-image xlink:href="Pictures/2000000E000000DD000000DDF76FAC48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b1'.A2:'cc vs b1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b1'.A3:'cc vs b1'.A5"/>
          </chart:axis>
          <chart:axis chart:dimension="y" chart:name="primary-y" chart:style-name="ch6">
            <chart:title svg:x="0.451cm" svg:y="4.706cm" chart:style-name="ch7">
              <text:p>Cycles</text:p>
            </chart:title>
            <chart:grid chart:style-name="ch8" chart:class="major"/>
          </chart:axis>
          <chart:series chart:style-name="ch9" chart:values-cell-range-address="'cc vs b1'.B3:'cc vs b1'.B5" chart:label-cell-address="'cc vs b1'.B2:'cc vs b1'.B2" chart:class="chart:line">
            <chart:data-point chart:repeated="3"/>
          </chart:series>
          <chart:series chart:style-name="ch10" chart:values-cell-range-address="'cc vs b1'.C3:'cc vs b1'.C5" chart:label-cell-address="'cc vs b1'.C2:'cc vs b1'.C2" chart:class="chart:line">
            <chart:data-point chart:repeated="3"/>
          </chart:series>
          <chart:series chart:style-name="ch11" chart:values-cell-range-address="'cc vs b1'.D3:'cc vs b1'.D5" chart:label-cell-address="'cc vs b1'.D2:'cc vs b1'.D2" chart:class="chart:line">
            <chart:data-point chart:repeated="3"/>
          </chart:series>
          <chart:series chart:style-name="ch12" chart:values-cell-range-address="'cc vs b1'.E3:'cc vs b1'.E5" chart:label-cell-address="'cc vs b1'.E2:'cc vs b1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b1'.B2:'cc vs b1'.B2</svg:desc>
                </draw:g>
              </table:table-cell>
              <table:table-cell office:value-type="string">
                <text:p>(D-B) B1</text:p>
                <draw:g>
                  <svg:desc>'cc vs b1'.C2:'cc vs b1'.C2</svg:desc>
                </draw:g>
              </table:table-cell>
              <table:table-cell office:value-type="string">
                <text:p>(C-B) Central Counter</text:p>
                <draw:g>
                  <svg:desc>'cc vs b1'.D2:'cc vs b1'.D2</svg:desc>
                </draw:g>
              </table:table-cell>
              <table:table-cell office:value-type="string">
                <text:p>(C-B) B1</text:p>
                <draw:g>
                  <svg:desc>'cc vs b1'.E2:'cc vs b1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b1'.A3:'cc vs b1'.A5</svg:desc>
                </draw:g>
              </table:table-cell>
              <table:table-cell office:value-type="float" office:value="204.544">
                <text:p>204.544</text:p>
                <draw:g>
                  <svg:desc>'cc vs b1'.B3:'cc vs b1'.B5</svg:desc>
                </draw:g>
              </table:table-cell>
              <table:table-cell office:value-type="float" office:value="201.865">
                <text:p>201.865</text:p>
                <draw:g>
                  <svg:desc>'cc vs b1'.C3:'cc vs b1'.C5</svg:desc>
                </draw:g>
              </table:table-cell>
              <table:table-cell office:value-type="float" office:value="155.505">
                <text:p>155.505</text:p>
                <draw:g>
                  <svg:desc>'cc vs b1'.D3:'cc vs b1'.D5</svg:desc>
                </draw:g>
              </table:table-cell>
              <table:table-cell office:value-type="float" office:value="151.827">
                <text:p>151.827</text:p>
                <draw:g>
                  <svg:desc>'cc vs b1'.E3:'cc vs b1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6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15" draw:display-name="Gradient 15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3cm" chart:symbol-height="0.3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3cm" chart:symbol-height="0.3cm">
        <chart:symbol-image xlink:href="Pictures/2000000E000000DF000000DF0E5F72FF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3cm" chart:symbol-height="0.3cm">
        <chart:symbol-image xlink:href="Pictures/2000000E000000DF000000DF5E7A880B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3cm" chart:symbol-height="0.3cm">
        <chart:symbol-image xlink:href="Pictures/2000000E000000DF000000DFFBDBF681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b1'.A8:'cc vs b1'.E10 'cc vs b1'.B7:'cc vs b1'.E7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b1'.A8:'cc vs b1'.A10"/>
          </chart:axis>
          <chart:axis chart:dimension="y" chart:name="primary-y" chart:style-name="ch6">
            <chart:title svg:x="0.424cm" svg:y="4.707cm" chart:style-name="ch7">
              <text:p>Cycles</text:p>
            </chart:title>
            <chart:grid chart:style-name="ch8" chart:class="major"/>
          </chart:axis>
          <chart:series chart:style-name="ch9" chart:values-cell-range-address="'cc vs b1'.B8:'cc vs b1'.B10" chart:label-cell-address="'cc vs b1'.B7:'cc vs b1'.B7" chart:class="chart:line">
            <chart:data-point chart:repeated="3"/>
          </chart:series>
          <chart:series chart:style-name="ch10" chart:values-cell-range-address="'cc vs b1'.C8:'cc vs b1'.C10" chart:label-cell-address="'cc vs b1'.C7:'cc vs b1'.C7" chart:class="chart:line">
            <chart:data-point chart:repeated="3"/>
          </chart:series>
          <chart:series chart:style-name="ch11" chart:values-cell-range-address="'cc vs b1'.D8:'cc vs b1'.D10" chart:label-cell-address="'cc vs b1'.D7:'cc vs b1'.D7" chart:class="chart:line">
            <chart:data-point chart:repeated="3"/>
          </chart:series>
          <chart:series chart:style-name="ch12" chart:values-cell-range-address="'cc vs b1'.E8:'cc vs b1'.E10" chart:label-cell-address="'cc vs b1'.E7:'cc vs b1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b1'.B7:'cc vs b1'.B7</svg:desc>
                </draw:g>
              </table:table-cell>
              <table:table-cell office:value-type="string">
                <text:p>(D-B) B1</text:p>
                <draw:g>
                  <svg:desc>'cc vs b1'.C7:'cc vs b1'.C7</svg:desc>
                </draw:g>
              </table:table-cell>
              <table:table-cell office:value-type="string">
                <text:p>(C-B) Central Counter</text:p>
                <draw:g>
                  <svg:desc>'cc vs b1'.D7:'cc vs b1'.D7</svg:desc>
                </draw:g>
              </table:table-cell>
              <table:table-cell office:value-type="string">
                <text:p>(C-B) B1</text:p>
                <draw:g>
                  <svg:desc>'cc vs b1'.E7:'cc vs b1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b1'.A8:'cc vs b1'.A10</svg:desc>
                </draw:g>
              </table:table-cell>
              <table:table-cell office:value-type="float" office:value="162.388">
                <text:p>162.388</text:p>
                <draw:g>
                  <svg:desc>'cc vs b1'.B8:'cc vs b1'.B10</svg:desc>
                </draw:g>
              </table:table-cell>
              <table:table-cell office:value-type="float" office:value="181.367">
                <text:p>181.367</text:p>
                <draw:g>
                  <svg:desc>'cc vs b1'.C8:'cc vs b1'.C10</svg:desc>
                </draw:g>
              </table:table-cell>
              <table:table-cell office:value-type="float" office:value="113.349">
                <text:p>113.349</text:p>
                <draw:g>
                  <svg:desc>'cc vs b1'.D8:'cc vs b1'.D10</svg:desc>
                </draw:g>
              </table:table-cell>
              <table:table-cell office:value-type="float" office:value="131.35">
                <text:p>131.35</text:p>
                <draw:g>
                  <svg:desc>'cc vs b1'.E8:'cc vs b1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6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sterisk" chart:symbol-width="0.3cm" chart:symbol-height="0.3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3cm" chart:symbol-height="0.3cm">
        <chart:symbol-image xlink:href="Pictures/2000000E000000DF000000DF0E5F72FF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3cm" chart:symbol-height="0.3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3cm" chart:symbol-height="0.3cm">
        <chart:symbol-image xlink:href="Pictures/2000000E000000DD000000DDF76FAC48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b1'.A3:'cc vs b1'.E5 'cc vs b1'.B2:'cc vs b1'.E2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b1'.A3:'cc vs b1'.A5"/>
          </chart:axis>
          <chart:axis chart:dimension="y" chart:name="primary-y" chart:style-name="ch6">
            <chart:title svg:x="0.451cm" svg:y="4.706cm" chart:style-name="ch7">
              <text:p>Cycles</text:p>
            </chart:title>
            <chart:grid chart:style-name="ch8" chart:class="major"/>
          </chart:axis>
          <chart:series chart:style-name="ch9" chart:values-cell-range-address="'cc vs b1'.B3:'cc vs b1'.B5" chart:label-cell-address="'cc vs b1'.B2:'cc vs b1'.B2" chart:class="chart:line">
            <chart:data-point chart:repeated="3"/>
          </chart:series>
          <chart:series chart:style-name="ch10" chart:values-cell-range-address="'cc vs b1'.C3:'cc vs b1'.C5" chart:label-cell-address="'cc vs b1'.C2:'cc vs b1'.C2" chart:class="chart:line">
            <chart:data-point chart:repeated="3"/>
          </chart:series>
          <chart:series chart:style-name="ch11" chart:values-cell-range-address="'cc vs b1'.D3:'cc vs b1'.D5" chart:label-cell-address="'cc vs b1'.D2:'cc vs b1'.D2" chart:class="chart:line">
            <chart:data-point chart:repeated="3"/>
          </chart:series>
          <chart:series chart:style-name="ch12" chart:values-cell-range-address="'cc vs b1'.E3:'cc vs b1'.E5" chart:label-cell-address="'cc vs b1'.E2:'cc vs b1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b1'.B2:'cc vs b1'.B2</svg:desc>
                </draw:g>
              </table:table-cell>
              <table:table-cell office:value-type="string">
                <text:p>(D-B) B1</text:p>
                <draw:g>
                  <svg:desc>'cc vs b1'.C2:'cc vs b1'.C2</svg:desc>
                </draw:g>
              </table:table-cell>
              <table:table-cell office:value-type="string">
                <text:p>(C-B) Central Counter</text:p>
                <draw:g>
                  <svg:desc>'cc vs b1'.D2:'cc vs b1'.D2</svg:desc>
                </draw:g>
              </table:table-cell>
              <table:table-cell office:value-type="string">
                <text:p>(C-B) B1</text:p>
                <draw:g>
                  <svg:desc>'cc vs b1'.E2:'cc vs b1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b1'.A3:'cc vs b1'.A5</svg:desc>
                </draw:g>
              </table:table-cell>
              <table:table-cell office:value-type="float" office:value="204.544">
                <text:p>204.544</text:p>
                <draw:g>
                  <svg:desc>'cc vs b1'.B3:'cc vs b1'.B5</svg:desc>
                </draw:g>
              </table:table-cell>
              <table:table-cell office:value-type="float" office:value="201.865">
                <text:p>201.865</text:p>
                <draw:g>
                  <svg:desc>'cc vs b1'.C3:'cc vs b1'.C5</svg:desc>
                </draw:g>
              </table:table-cell>
              <table:table-cell office:value-type="float" office:value="155.505">
                <text:p>155.505</text:p>
                <draw:g>
                  <svg:desc>'cc vs b1'.D3:'cc vs b1'.D5</svg:desc>
                </draw:g>
              </table:table-cell>
              <table:table-cell office:value-type="float" office:value="151.827">
                <text:p>151.827</text:p>
                <draw:g>
                  <svg:desc>'cc vs b1'.E3:'cc vs b1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6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15" draw:display-name="Gradient 15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sterisk" chart:symbol-width="0.3cm" chart:symbol-height="0.3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3cm" chart:symbol-height="0.3cm">
        <chart:symbol-image xlink:href="Pictures/2000000E000000DF000000DF0E5F72FF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3cm" chart:symbol-height="0.3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3cm" chart:symbol-height="0.3cm">
        <chart:symbol-image xlink:href="Pictures/2000000E000000DF000000DFFBDBF681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b1'.A8:'cc vs b1'.E10 'cc vs b1'.B7:'cc vs b1'.E7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b1'.A8:'cc vs b1'.A10"/>
          </chart:axis>
          <chart:axis chart:dimension="y" chart:name="primary-y" chart:style-name="ch6">
            <chart:title svg:x="0.424cm" svg:y="4.707cm" chart:style-name="ch7">
              <text:p>Cycles</text:p>
            </chart:title>
            <chart:grid chart:style-name="ch8" chart:class="major"/>
          </chart:axis>
          <chart:series chart:style-name="ch9" chart:values-cell-range-address="'cc vs b1'.B8:'cc vs b1'.B10" chart:label-cell-address="'cc vs b1'.B7:'cc vs b1'.B7" chart:class="chart:line">
            <chart:data-point chart:repeated="3"/>
          </chart:series>
          <chart:series chart:style-name="ch10" chart:values-cell-range-address="'cc vs b1'.C8:'cc vs b1'.C10" chart:label-cell-address="'cc vs b1'.C7:'cc vs b1'.C7" chart:class="chart:line">
            <chart:data-point chart:repeated="3"/>
          </chart:series>
          <chart:series chart:style-name="ch11" chart:values-cell-range-address="'cc vs b1'.D8:'cc vs b1'.D10" chart:label-cell-address="'cc vs b1'.D7:'cc vs b1'.D7" chart:class="chart:line">
            <chart:data-point chart:repeated="3"/>
          </chart:series>
          <chart:series chart:style-name="ch12" chart:values-cell-range-address="'cc vs b1'.E8:'cc vs b1'.E10" chart:label-cell-address="'cc vs b1'.E7:'cc vs b1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b1'.B7:'cc vs b1'.B7</svg:desc>
                </draw:g>
              </table:table-cell>
              <table:table-cell office:value-type="string">
                <text:p>(D-B) B1</text:p>
                <draw:g>
                  <svg:desc>'cc vs b1'.C7:'cc vs b1'.C7</svg:desc>
                </draw:g>
              </table:table-cell>
              <table:table-cell office:value-type="string">
                <text:p>(C-B) Central Counter</text:p>
                <draw:g>
                  <svg:desc>'cc vs b1'.D7:'cc vs b1'.D7</svg:desc>
                </draw:g>
              </table:table-cell>
              <table:table-cell office:value-type="string">
                <text:p>(C-B) B1</text:p>
                <draw:g>
                  <svg:desc>'cc vs b1'.E7:'cc vs b1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b1'.A8:'cc vs b1'.A10</svg:desc>
                </draw:g>
              </table:table-cell>
              <table:table-cell office:value-type="float" office:value="162.388">
                <text:p>162.388</text:p>
                <draw:g>
                  <svg:desc>'cc vs b1'.B8:'cc vs b1'.B10</svg:desc>
                </draw:g>
              </table:table-cell>
              <table:table-cell office:value-type="float" office:value="181.367">
                <text:p>181.367</text:p>
                <draw:g>
                  <svg:desc>'cc vs b1'.C8:'cc vs b1'.C10</svg:desc>
                </draw:g>
              </table:table-cell>
              <table:table-cell office:value-type="float" office:value="113.349">
                <text:p>113.349</text:p>
                <draw:g>
                  <svg:desc>'cc vs b1'.D8:'cc vs b1'.D10</svg:desc>
                </draw:g>
              </table:table-cell>
              <table:table-cell office:value-type="float" office:value="131.35">
                <text:p>131.35</text:p>
                <draw:g>
                  <svg:desc>'cc vs b1'.E8:'cc vs b1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6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b1'.A42:'cc vs b1'.C47 'cc vs b1'.B41:'cc vs b1'.C41" chart:data-source-has-labels="both" svg:x="0.77cm" svg:y="0.855cm" svg:width="12.591cm" svg:height="6.984cm">
          <chartooo:coordinate-region svg:x="5.228cm" svg:y="0.855cm" svg:width="7.695cm" svg:height="6.337cm"/>
          <chart:axis chart:dimension="x" chart:name="primary-x" chart:style-name="ch4" chartooo:axis-type="auto">
            <chartooo:date-scale/>
            <chart:categories table:cell-range-address="'cc vs b1'.A42:'cc vs b1'.A47"/>
          </chart:axis>
          <chart:axis chart:dimension="y" chart:name="primary-y" chart:style-name="ch5">
            <chart:title svg:x="8.04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'cc vs b1'.B42:'cc vs b1'.B47" chart:label-cell-address="'cc vs b1'.B41:'cc vs b1'.B41" chart:class="chart:bar">
            <chart:data-point chart:repeated="6"/>
          </chart:series>
          <chart:series chart:style-name="ch9" chart:values-cell-range-address="'cc vs b1'.C42:'cc vs b1'.C47" chart:label-cell-address="'cc vs b1'.C41:'cc vs b1'.C4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b1'.B41:'cc vs b1'.B41</svg:desc>
                </draw:g>
              </table:table-cell>
              <table:table-cell office:value-type="string">
                <text:p>Reading</text:p>
                <draw:g>
                  <svg:desc>'cc vs b1'.C41:'cc vs b1'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42:'cc vs b1'.A47</svg:desc>
                </draw:g>
              </table:table-cell>
              <table:table-cell office:value-type="float" office:value="0.989">
                <text:p>0.989</text:p>
                <draw:g>
                  <svg:desc>'cc vs b1'.B42:'cc vs b1'.B47</svg:desc>
                </draw:g>
              </table:table-cell>
              <table:table-cell office:value-type="float" office:value="0.011">
                <text:p>0.011</text:p>
                <draw:g>
                  <svg:desc>'cc vs b1'.C42:'cc vs b1'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Central Counter - 2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b1'.A74:'cc vs b1'.F79 'cc vs b1'.B73:'cc vs b1'.F73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b1'.A74:'cc vs b1'.A79"/>
          </chart:axis>
          <chart:axis chart:dimension="y" chart:name="primary-y" chart:style-name="ch5">
            <chart:title svg:x="7.767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b1'.B74:'cc vs b1'.B79" chart:label-cell-address="'cc vs b1'.B73:'cc vs b1'.B73" chart:class="chart:bar">
            <chart:data-point chart:repeated="6"/>
          </chart:series>
          <chart:series chart:style-name="ch9" chart:values-cell-range-address="'cc vs b1'.C74:'cc vs b1'.C79" chart:label-cell-address="'cc vs b1'.C73:'cc vs b1'.C73" chart:class="chart:bar">
            <chart:data-point chart:repeated="6"/>
          </chart:series>
          <chart:series chart:style-name="ch10" chart:values-cell-range-address="'cc vs b1'.D74:'cc vs b1'.D79" chart:label-cell-address="'cc vs b1'.D73:'cc vs b1'.D73" chart:class="chart:bar">
            <chart:data-point chart:repeated="6"/>
          </chart:series>
          <chart:series chart:style-name="ch11" chart:values-cell-range-address="'cc vs b1'.E74:'cc vs b1'.E79" chart:label-cell-address="'cc vs b1'.E73:'cc vs b1'.E73" chart:class="chart:bar">
            <chart:data-point chart:repeated="6"/>
          </chart:series>
          <chart:series chart:style-name="ch12" chart:values-cell-range-address="'cc vs b1'.F74:'cc vs b1'.F79" chart:label-cell-address="'cc vs b1'.F73:'cc vs b1'.F7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b1'.B73:'cc vs b1'.B73</svg:desc>
                </draw:g>
              </table:table-cell>
              <table:table-cell office:value-type="string">
                <text:p>(B) One working</text:p>
                <draw:g>
                  <svg:desc>'cc vs b1'.C73:'cc vs b1'.C73</svg:desc>
                </draw:g>
              </table:table-cell>
              <table:table-cell office:value-type="string">
                <text:p>(W) Writing</text:p>
                <draw:g>
                  <svg:desc>'cc vs b1'.D73:'cc vs b1'.D73</svg:desc>
                </draw:g>
              </table:table-cell>
              <table:table-cell office:value-type="string">
                <text:p>(C) No one left</text:p>
                <draw:g>
                  <svg:desc>'cc vs b1'.E73:'cc vs b1'.E73</svg:desc>
                </draw:g>
              </table:table-cell>
              <table:table-cell office:value-type="string">
                <text:p>(D) One left</text:p>
                <draw:g>
                  <svg:desc>'cc vs b1'.F73:'cc vs b1'.F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b1'.A74:'cc vs b1'.A79</svg:desc>
                </draw:g>
              </table:table-cell>
              <table:table-cell office:value-type="float" office:value="0.011">
                <text:p>0.011</text:p>
                <draw:g>
                  <svg:desc>'cc vs b1'.B74:'cc vs b1'.B79</svg:desc>
                </draw:g>
              </table:table-cell>
              <table:table-cell office:value-type="float" office:value="0.175">
                <text:p>0.175</text:p>
                <draw:g>
                  <svg:desc>'cc vs b1'.C74:'cc vs b1'.C79</svg:desc>
                </draw:g>
              </table:table-cell>
              <table:table-cell office:value-type="float" office:value="2.865">
                <text:p>2.865</text:p>
                <draw:g>
                  <svg:desc>'cc vs b1'.D74:'cc vs b1'.D79</svg:desc>
                </draw:g>
              </table:table-cell>
              <table:table-cell office:value-type="float" office:value="1.101">
                <text:p>1.101</text:p>
                <draw:g>
                  <svg:desc>'cc vs b1'.E74:'cc vs b1'.E79</svg:desc>
                </draw:g>
              </table:table-cell>
              <table:table-cell office:value-type="float" office:value="1.895">
                <text:p>1.895</text:p>
                <draw:g>
                  <svg:desc>'cc vs b1'.F74:'cc vs b1'.F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12">
                <text:p>0.12</text:p>
              </table:table-cell>
              <table:table-cell office:value-type="float" office:value="2.033">
                <text:p>2.033</text:p>
              </table:table-cell>
              <table:table-cell office:value-type="float" office:value="0.653">
                <text:p>0.653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B1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065">
                <text:p>0.065</text:p>
              </table:table-cell>
              <table:table-cell office:value-type="float" office:value="1.287">
                <text:p>1.2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011">
                <text:p>0.011</text:p>
              </table:table-cell>
              <table:table-cell office:value-type="float" office:value="0.314">
                <text:p>0.314</text:p>
              </table:table-cell>
              <table:table-cell office:value-type="float" office:value="2.323">
                <text:p>2.323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289">
                <text:p>0.289</text:p>
              </table:table-cell>
              <table:table-cell office:value-type="float" office:value="1.689">
                <text:p>1.6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23">
                <text:p>0.23</text:p>
              </table:table-cell>
              <table:table-cell office:value-type="float" office:value="1.09">
                <text:p>1.09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76cm" svg:y="3.454cm" style:legend-expansion="high" chart:style-name="ch2"/>
        <chart:plot-area chart:style-name="ch3" table:cell-range-address="'di vs b2'.A2:'di vs b2'.E5" chart:data-source-has-labels="both" svg:x="1.331cm" svg:y="0.855cm" svg:width="10.205cm" svg:height="6.984cm">
          <chartooo:coordinate-region svg:x="2.138cm" svg:y="1.054cm" svg:width="9.304cm" svg:height="6.138cm"/>
          <chart:axis chart:dimension="x" chart:name="primary-x" chart:style-name="ch4" chartooo:axis-type="auto">
            <chartooo:date-scale/>
            <chart:title svg:x="5.737cm" svg:y="8.076cm" chart:style-name="ch5">
              <text:p>Process count</text:p>
            </chart:title>
            <chart:categories table:cell-range-address="'di vs b2'.A3:'di vs b2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b2'.B3:'di vs b2'.B5" chart:label-cell-address="'di vs b2'.B2:'di vs b2'.B2" chart:class="chart:line">
            <chart:data-point chart:repeated="3"/>
          </chart:series>
          <chart:series chart:style-name="ch10" chart:values-cell-range-address="'di vs b2'.C3:'di vs b2'.C5" chart:label-cell-address="'di vs b2'.C2:'di vs b2'.C2" chart:class="chart:line">
            <chart:data-point chart:repeated="3"/>
          </chart:series>
          <chart:series chart:style-name="ch11" chart:values-cell-range-address="'di vs b2'.D3:'di vs b2'.D5" chart:label-cell-address="'di vs b2'.D2:'di vs b2'.D2" chart:class="chart:line">
            <chart:data-point chart:repeated="3"/>
          </chart:series>
          <chart:series chart:style-name="ch12" chart:values-cell-range-address="'di vs b2'.E3:'di vs b2'.E5" chart:label-cell-address="'di vs b2'.E2:'di vs b2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b2'.B2:'di vs b2'.B2</svg:desc>
                </draw:g>
              </table:table-cell>
              <table:table-cell office:value-type="string">
                <text:p>(D-B) B2</text:p>
                <draw:g>
                  <svg:desc>'di vs b2'.C2:'di vs b2'.C2</svg:desc>
                </draw:g>
              </table:table-cell>
              <table:table-cell office:value-type="string">
                <text:p>(C-B) Dissemination</text:p>
                <draw:g>
                  <svg:desc>'di vs b2'.D2:'di vs b2'.D2</svg:desc>
                </draw:g>
              </table:table-cell>
              <table:table-cell office:value-type="string">
                <text:p>(C-B) B2</text:p>
                <draw:g>
                  <svg:desc>'di vs b2'.E2:'di vs b2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b2'.A3:'di vs b2'.A5</svg:desc>
                </draw:g>
              </table:table-cell>
              <table:table-cell office:value-type="float" office:value="126.5">
                <text:p>126.5</text:p>
                <draw:g>
                  <svg:desc>'di vs b2'.B3:'di vs b2'.B5</svg:desc>
                </draw:g>
              </table:table-cell>
              <table:table-cell office:value-type="float" office:value="150.005">
                <text:p>150.005</text:p>
                <draw:g>
                  <svg:desc>'di vs b2'.C3:'di vs b2'.C5</svg:desc>
                </draw:g>
              </table:table-cell>
              <table:table-cell office:value-type="float" office:value="125.5">
                <text:p>125.5</text:p>
                <draw:g>
                  <svg:desc>'di vs b2'.D3:'di vs b2'.D5</svg:desc>
                </draw:g>
              </table:table-cell>
              <table:table-cell office:value-type="float" office:value="50.005">
                <text:p>50.005</text:p>
                <draw:g>
                  <svg:desc>'di vs b2'.E3:'di vs b2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